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5cm"/>
    </style:style>
    <style:style style:name="co2" style:family="table-column">
      <style:table-column-properties fo:break-before="auto" style:column-width="4.325cm"/>
    </style:style>
    <style:style style:name="co3" style:family="table-column">
      <style:table-column-properties fo:break-before="auto" style:column-width="3.06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 M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deded" style:text-align-source="fix" style:repeat-content="false" fo:border="0.002cm solid #333333"/>
      <style:paragraph-properties fo:text-align="end"/>
      <style:text-properties style:use-window-font-color="true" style:text-outline="false" style:text-line-through-style="none" style:font-name="Arial1" fo:font-size="7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cccccc" style:text-align-source="fix" style:repeat-content="false" fo:border-left="0.002cm solid #cccccc" fo:border-right="0.002cm solid #cccccc" fo:border-top="0.002cm solid #333333"/>
      <style:paragraph-properties fo:text-align="center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cccccc"/>
      <style:paragraph-properties fo:text-align="end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cccccc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cccccc"/>
      <style:paragraph-properties fo:text-align="center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cccccc"/>
      <style:text-properties style:use-window-font-color="true" style:text-outline="false" style:text-line-through-style="none" fo:font-size="7pt" fo:language="es" fo:country="ES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deded" style:text-align-source="fix" style:repeat-content="false" fo:border="0.002cm solid #333333"/>
      <style:paragraph-properties fo:text-align="center"/>
      <style:text-properties style:use-window-font-color="true" style:text-outline="false" style:text-line-through-style="none" style:font-name="Arial1" fo:font-size="7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cccccc" fo:border-left="0.002cm solid #cccccc" fo:border-right="0.002cm solid #cccccc" fo:border-top="0.002cm solid #333333"/>
      <style:text-properties style:use-window-font-color="true" style:text-outline="false" style:text-line-through-style="none" fo:font-size="7pt" fo:language="es" fo:country="ES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2cm solid #cccccc"/>
      <style:paragraph-properties fo:text-align="center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cccccc" fo:border-left="0.002cm solid #cccccc" fo:border-right="0.002cm solid #cccccc" fo:border-top="0.002cm solid #333333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2cm solid #cccccc"/>
      <style:paragraph-properties fo:text-align="end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cccccc"/>
      <style:text-properties style:use-window-font-color="true" style:text-outline="false" style:text-line-through-style="none" style:font-name="Arial1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cccccc" style:text-align-source="fix" style:repeat-content="false" fo:border-left="0.002cm solid #cccccc" fo:border-right="0.002cm solid #cccccc" fo:border-top="0.002cm solid #333333"/>
      <style:paragraph-properties fo:text-align="center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cccccc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F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02cm solid #cccccc"/>
      <style:paragraph-properties fo:text-align="center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02cm solid #cccccc"/>
      <style:paragraph-properties fo:text-align="center"/>
      <style:text-properties style:use-window-font-color="true" style:text-outline="false" style:text-line-through-style="none" style:font-name="Arial M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cccccc"/>
      <style:text-properties style:use-window-font-color="true" style:text-outline="false" style:text-line-through-style="none" style:font-name="Arial M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cccccc"/>
      <style:text-properties style:use-window-font-color="true" style:text-outline="false" style:text-line-through-style="none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cccccc" fo:border-left="0.002cm solid #cccccc" fo:border-right="0.002cm solid #cccccc" fo:border-top="0.002cm solid #333333"/>
      <style:text-properties style:use-window-font-color="true" style:text-outline="false" style:text-line-through-style="none" style:font-name="Arial M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deded" fo:border="0.002cm solid #333333"/>
      <style:text-properties style:use-window-font-color="true" style:text-outline="false" style:text-line-through-style="none" style:font-name="Arial1" fo:font-size="7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2cm solid #cccccc" fo:border-left="0.002cm solid #cccccc" fo:border-right="0.002cm solid #cccccc" fo:border-top="0.002cm solid #333333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7pt" fo:language="es" fo:country="ES" fo:font-weight="bold" style:font-name-asian="Arial MT1" style:language-asian="en" style:country-asian="US" style:font-weight-asian="bold" style:font-name-complex="Arial MT1" style:font-weight-complex="bold" style:text-scale="85%"/>
    </style:style>
    <style:style style:name="T2" style:family="text">
      <style:text-properties style:font-name="Arial1" fo:font-size="7pt" fo:language="es" fo:country="ES" fo:font-weight="bold" style:font-name-asian="Arial MT1" style:language-asian="en" style:country-asian="US" style:font-weight-asian="bold" style:font-name-complex="Arial MT1" style:font-weight-complex="bold"/>
    </style:style>
    <style:style style:name="T3" style:family="text">
      <style:text-properties style:font-name="Arial1" fo:font-size="7pt" fo:letter-spacing="-0.004cm" fo:language="es" fo:country="ES" fo:font-weight="bold" style:font-name-asian="Arial MT1" style:language-asian="en" style:country-asian="US" style:font-weight-asian="bold" style:font-name-complex="Arial MT1" style:font-weight-complex="bold" style:text-scale="95%"/>
    </style:style>
    <style:style style:name="T4" style:family="text">
      <style:text-properties style:font-name="Arial1" fo:font-size="7pt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5" style:family="text">
      <style:text-properties style:font-name="Arial1" fo:font-size="7pt" fo:letter-spacing="0.016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6" style:family="text">
      <style:text-properties style:font-name="Arial1" fo:font-size="7pt" fo:letter-spacing="-0.004cm" fo:language="es" fo:country="ES" fo:font-style="italic" style:font-name-asian="Arial MT1" style:language-asian="en" style:country-asian="US" style:font-style-asian="italic" style:font-name-complex="Arial MT1" style:font-style-complex="italic" style:text-scale="90%"/>
    </style:style>
    <style:style style:name="T7" style:family="text">
      <style:text-properties style:font-name="Arial1" fo:font-size="7pt" fo:letter-spacing="0.014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8" style:family="text">
      <style:text-properties style:font-name="Arial1" fo:font-size="7pt" fo:letter-spacing="-0.004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9" style:family="text">
      <style:text-properties style:font-name="Arial1" fo:font-size="7pt" fo:letter-spacing="0.012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0" style:family="text">
      <style:text-properties style:font-name="Arial1" fo:font-size="7pt" fo:letter-spacing="0.002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1" style:family="text">
      <style:text-properties style:font-name="Arial1" fo:font-size="7pt" fo:letter-spacing="-0.005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2" style:family="text">
      <style:text-properties style:font-name="Arial1" fo:font-size="7pt" fo:letter-spacing="0.025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3" style:family="text">
      <style:text-properties style:font-name="Arial1" fo:font-size="7pt" fo:letter-spacing="0.007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4" style:family="text">
      <style:text-properties style:font-name="Arial1" fo:font-size="7pt" fo:letter-spacing="-0.004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5" style:family="text">
      <style:text-properties style:font-name="Arial1" fo:font-size="7pt" fo:letter-spacing="0.021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6" style:family="text">
      <style:text-properties style:font-name="Arial1" fo:font-size="7pt" fo:letter-spacing="0.004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7" style:family="text">
      <style:text-properties style:font-name="Arial MT" fo:font-size="7pt" fo:language="es" fo:country="ES" style:font-name-asian="Arial MT1" style:language-asian="en" style:country-asian="US" style:font-name-complex="Arial MT1" style:text-scale="85%"/>
    </style:style>
    <style:style style:name="T18" style:family="text">
      <style:text-properties style:font-name="Arial MT" fo:font-size="7pt" fo:letter-spacing="0.007cm" fo:language="es" fo:country="ES" style:font-name-asian="Arial MT1" style:language-asian="en" style:country-asian="US" style:font-name-complex="Arial MT1"/>
    </style:style>
    <style:style style:name="T19" style:family="text">
      <style:text-properties style:font-name="Arial1" fo:font-size="7pt" fo:letter-spacing="-0.004cm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20" style:family="text">
      <style:text-properties style:font-name="Arial1" fo:font-size="7pt" fo:letter-spacing="normal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21" style:family="text">
      <style:text-properties style:font-name="Arial1" fo:font-size="7pt" fo:letter-spacing="-0.005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22" style:family="text">
      <style:text-properties style:font-name="Arial1" fo:font-size="7pt" fo:letter-spacing="0.011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23" style:family="text">
      <style:text-properties style:font-name="Arial MT" fo:font-size="7pt" fo:letter-spacing="0.016cm" fo:language="es" fo:country="ES" style:font-name-asian="Arial MT1" style:language-asian="en" style:country-asian="US" style:font-name-complex="Arial MT1"/>
    </style:style>
    <style:style style:name="T24" style:family="text">
      <style:text-properties style:font-name="Arial1" fo:font-size="7pt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25" style:family="text">
      <style:text-properties style:font-name="Arial MT" fo:font-size="7pt" fo:letter-spacing="0.002cm" fo:language="es" fo:country="ES" style:font-name-asian="Arial MT1" style:language-asian="en" style:country-asian="US" style:font-name-complex="Arial MT1"/>
    </style:style>
    <style:style style:name="T26" style:family="text">
      <style:text-properties style:font-name="Arial MT" fo:font-size="7pt" fo:letter-spacing="-0.004cm" fo:language="es" fo:country="ES" style:font-name-asian="Arial MT1" style:language-asian="en" style:country-asian="US" style:font-name-complex="Arial MT1" style:text-scale="85%"/>
    </style:style>
    <style:style style:name="T27" style:family="text">
      <style:text-properties style:font-name="Arial1" fo:font-size="7pt" fo:letter-spacing="0.005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28" style:family="text">
      <style:text-properties style:font-name="Arial MT" fo:font-size="7pt" fo:letter-spacing="0.005cm" fo:language="es" fo:country="ES" style:font-name-asian="Arial MT1" style:language-asian="en" style:country-asian="US" style:font-name-complex="Arial MT1"/>
    </style:style>
    <style:style style:name="T29" style:family="text">
      <style:text-properties style:font-name="Arial MT" fo:font-size="7pt" fo:letter-spacing="-0.004cm" fo:language="es" fo:country="ES" style:font-name-asian="Arial MT1" style:language-asian="en" style:country-asian="US" style:font-name-complex="Arial MT1"/>
    </style:style>
    <style:style style:name="T30" style:family="text">
      <style:text-properties style:font-name="Arial MT" fo:font-size="7pt" fo:letter-spacing="normal" fo:language="es" fo:country="ES" style:font-name-asian="Arial MT1" style:language-asian="en" style:country-asian="US" style:font-name-complex="Arial MT1"/>
    </style:style>
    <style:style style:name="T31" style:family="text">
      <style:text-properties style:font-name="Arial1" fo:font-size="7pt" fo:letter-spacing="0.019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2" style:family="text">
      <style:text-properties style:font-name="Arial MT" fo:font-size="7pt" fo:letter-spacing="0.011cm" fo:language="es" fo:country="ES" style:font-name-asian="Arial MT1" style:language-asian="en" style:country-asian="US" style:font-name-complex="Arial MT1"/>
    </style:style>
    <style:style style:name="T33" style:family="text">
      <style:text-properties style:font-name="Arial1" fo:font-size="7pt" fo:letter-spacing="normal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34" style:family="text">
      <style:text-properties style:font-name="Arial MT" fo:font-size="7pt" fo:letter-spacing="0.004cm" fo:language="es" fo:country="ES" style:font-name-asian="Arial MT1" style:language-asian="en" style:country-asian="US" style:font-name-complex="Arial MT1"/>
    </style:style>
    <style:style style:name="T35" style:family="text">
      <style:text-properties style:font-name="Arial1" fo:font-size="7pt" fo:letter-spacing="0.023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6" style:family="text">
      <style:text-properties style:font-name="Arial1" fo:font-size="7pt" fo:letter-spacing="0.035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7" style:family="text">
      <style:text-properties style:font-name="Arial1" fo:font-size="7pt" fo:letter-spacing="-0.007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38" style:family="text">
      <style:text-properties style:font-name="Arial1" fo:font-size="7pt" fo:letter-spacing="0.009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9" style:family="text">
      <style:text-properties style:font-name="Arial MT" fo:font-size="7pt" fo:language="es" fo:country="ES" style:font-name-asian="Arial MT1" style:language-asian="en" style:country-asian="US" style:font-name-complex="Arial MT1"/>
    </style:style>
    <style:style style:name="T40" style:family="text">
      <style:text-properties style:font-name="Arial MT" fo:font-size="7pt" fo:letter-spacing="0.009cm" fo:language="es" fo:country="ES" style:font-name-asian="Arial MT1" style:language-asian="en" style:country-asian="US" style:font-name-complex="Arial MT1"/>
    </style:style>
    <style:style style:name="T41" style:family="text">
      <style:text-properties style:font-name="Arial1" fo:font-size="7pt" fo:letter-spacing="0.018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42" style:family="text">
      <style:text-properties style:font-name="Arial1" fo:font-size="7pt" fo:letter-spacing="-0.007cm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43" style:family="text">
      <style:text-properties style:font-name="Arial MT" fo:font-size="7pt" fo:letter-spacing="-0.007cm" fo:language="es" fo:country="ES" style:font-name-asian="Arial MT1" style:language-asian="en" style:country-asian="US" style:font-name-complex="Arial MT1" style:text-scale="85%"/>
    </style:style>
    <style:style style:name="T44" style:family="text">
      <style:text-properties style:font-name="Arial1" fo:font-size="7pt" fo:letter-spacing="normal" fo:language="es" fo:country="ES" fo:font-style="italic" style:font-name-asian="Arial MT1" style:language-asian="en" style:country-asian="US" style:font-style-asian="italic" style:font-name-complex="Arial MT1" style:font-style-complex="italic" style:text-scale="90%"/>
    </style:style>
    <style:style style:name="T45" style:family="text">
      <style:text-properties style:font-name="Arial1" fo:font-size="7pt" fo:letter-spacing="-0.009cm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46" style:family="text">
      <style:text-properties style:font-name="Arial1" fo:font-size="7pt" fo:letter-spacing="-0.007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47" style:family="text">
      <style:text-properties style:font-name="Arial MT" fo:font-size="7pt" fo:letter-spacing="-0.007cm" fo:language="es" fo:country="ES" style:font-name-asian="Arial MT1" style:language-asian="en" style:country-asian="US" style:font-name-complex="Arial MT1"/>
    </style:style>
    <style:style style:name="T48" style:family="text">
      <style:text-properties style:font-name="Arial1" fo:font-size="7pt" fo:letter-spacing="0.026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49" style:family="text">
      <style:text-properties style:text-position="59% 100%" style:font-name="Arial1" fo:font-size="4pt" fo:letter-spacing="-0.004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50" style:family="text">
      <style:text-properties style:font-name="Arial MT" fo:font-size="7pt" fo:letter-spacing="-0.005cm" fo:language="es" fo:country="ES" style:font-name-asian="Arial MT1" style:language-asian="en" style:country-asian="US" style:font-name-complex="Arial MT1" style:text-scale="95%"/>
    </style:style>
    <style:style style:name="T51" style:family="text">
      <style:text-properties style:font-name="Arial MT" fo:font-size="7pt" fo:letter-spacing="-0.004cm" fo:language="es" fo:country="ES" style:font-name-asian="Arial MT1" style:language-asian="en" style:country-asian="US" style:font-name-complex="Arial MT1" style:text-scale="95%"/>
    </style:style>
    <style:style style:name="T52" style:family="text">
      <style:text-properties style:font-name="Arial MT" fo:font-size="7pt" fo:letter-spacing="-0.005cm" fo:language="es" fo:country="ES" style:font-name-asian="Arial MT1" style:language-asian="en" style:country-asian="US" style:font-name-complex="Arial MT1"/>
    </style:style>
    <style:style style:name="T53" style:family="text">
      <style:text-properties style:font-name="Arial MT" fo:font-size="7pt" fo:letter-spacing="-0.009cm" fo:language="es" fo:country="ES" style:font-name-asian="Arial MT1" style:language-asian="en" style:country-asian="US" style:font-name-complex="Arial MT1" style:text-scale="85%"/>
    </style:style>
    <style:style style:name="T54" style:family="text">
      <style:text-properties style:text-position="59% 100%" fo:font-size="4.5pt" fo:language="en" fo:country="US" style:font-size-asian="12pt" style:font-size-complex="6.80000019073486pt"/>
    </style:style>
    <style:style style:name="T55" style:family="text">
      <style:text-properties style:text-position="59% 100%" fo:font-size="4.5pt" fo:letter-spacing="0.071cm" fo:language="en" fo:country="US" style:font-size-asian="12pt" style:font-size-complex="6.80000019073486pt"/>
    </style:style>
    <style:style style:name="T56" style:family="text">
      <style:text-properties fo:font-size="8pt" fo:language="en" fo:country="US" style:font-size-asian="12pt" style:font-size-complex="6.80000019073486pt"/>
    </style:style>
    <style:style style:name="T57" style:family="text">
      <style:text-properties fo:font-size="8pt" fo:letter-spacing="0.035cm" fo:language="en" fo:country="US" style:font-size-asian="12pt" style:font-size-complex="6.80000019073486pt"/>
    </style:style>
    <style:style style:name="T58" style:family="text">
      <style:text-properties fo:font-size="8pt" fo:letter-spacing="-0.009cm" fo:language="en" fo:country="US" style:font-size-asian="12pt" style:font-size-complex="6.80000019073486pt"/>
    </style:style>
    <style:style style:name="T59" style:family="text">
      <style:text-properties fo:font-size="8pt" fo:letter-spacing="-0.004cm" fo:language="en" fo:country="US" style:font-size-asian="12pt" style:font-size-complex="6.80000019073486pt"/>
    </style:style>
    <style:style style:name="T60" style:family="text">
      <style:text-properties fo:font-size="8pt" fo:letter-spacing="-0.005cm" fo:language="en" fo:country="US" style:font-size-asian="12pt" style:font-size-complex="6.80000019073486pt"/>
    </style:style>
    <style:style style:name="T61" style:family="text">
      <style:text-properties style:font-name="Arial1" fo:font-size="8pt" fo:language="en" fo:country="US" fo:font-style="italic" style:font-size-asian="12pt" style:font-style-asian="italic" style:font-size-complex="6.80000019073486pt" style:font-style-complex="italic"/>
    </style:style>
    <style:style style:name="T62" style:family="text">
      <style:text-properties style:font-name="Arial1" fo:font-size="8pt" fo:letter-spacing="-0.004cm" fo:language="en" fo:country="US" fo:font-style="italic" style:font-size-asian="12pt" style:font-style-asian="italic" style:font-size-complex="6.80000019073486pt" style:font-style-complex="italic"/>
    </style:style>
    <style:style style:name="T63" style:family="text">
      <style:text-properties style:text-position="59% 100%" style:font-name="Arial MT" fo:font-size="4pt" fo:letter-spacing="-0.004cm" fo:language="es" fo:country="ES" style:font-name-asian="Arial MT1" style:language-asian="en" style:country-asian="US" style:font-name-complex="Arial MT1" style:text-scale="95%"/>
    </style:style>
    <style:style style:name="T64" style:family="text">
      <style:text-properties style:font-name="Arial MT" fo:font-size="7pt" fo:letter-spacing="0.012cm" fo:language="es" fo:country="ES" style:font-name-asian="Arial MT1" style:language-asian="en" style:country-asian="US" style:font-name-complex="Arial MT1"/>
    </style:style>
    <style:style style:name="T65" style:family="text">
      <style:text-properties style:font-name="Arial MT" fo:font-size="7pt" fo:letter-spacing="-0.007cm" fo:language="es" fo:country="ES" style:font-name-asian="Arial MT1" style:language-asian="en" style:country-asian="US" style:font-name-complex="Arial MT1" style:text-scale="95%"/>
    </style:style>
    <style:style style:name="T66" style:family="text">
      <style:text-properties style:font-name="Arial1" fo:font-size="7pt" fo:letter-spacing="normal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67" style:family="text">
      <style:text-properties style:font-name="Arial1" fo:font-size="7pt" fo:letter-spacing="-0.007cm" fo:language="es" fo:country="ES" fo:font-style="italic" style:font-name-asian="Arial MT1" style:language-asian="en" style:country-asian="US" style:font-style-asian="italic" style:font-name-complex="Arial MT1" style:font-style-complex="italic" style:text-scale="90%"/>
    </style:style>
    <style:style style:name="T68" style:family="text">
      <style:text-properties style:font-name="Arial1" fo:font-size="7pt" fo:letter-spacing="-0.009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69" style:family="text">
      <style:text-properties style:font-name="Arial1" fo:font-size="7pt" fo:letter-spacing="-0.004cm" fo:language="es" fo:country="ES" fo:font-weight="bold" style:font-name-asian="Arial MT1" style:language-asian="en" style:country-asian="US" style:font-weight-asian="bold" style:font-name-complex="Arial MT1" style:font-weight-complex="bold" style:text-scale="90%"/>
    </style:style>
    <style:style style:name="T70" style:family="text">
      <style:text-properties style:font-name="Arial MT" fo:font-size="7pt" fo:letter-spacing="-0.004cm" fo:language="es" fo:country="ES" style:font-name-asian="Arial MT1" style:language-asian="en" style:country-asian="US" style:font-name-complex="Arial MT1" style:text-scale="90%"/>
    </style:style>
    <style:style style:name="T71" style:family="text">
      <style:text-properties style:font-name="Arial MT" fo:font-size="7pt" fo:letter-spacing="-0.011cm" fo:language="es" fo:country="ES" style:font-name-asian="Arial MT1" style:language-asian="en" style:country-asian="US" style:font-name-complex="Arial MT1"/>
    </style:style>
    <style:style style:name="T72" style:family="text">
      <style:text-properties style:font-name="Arial MT" fo:font-size="7pt" fo:letter-spacing="-0.005cm" fo:language="es" fo:country="ES" style:font-name-asian="Arial MT1" style:language-asian="en" style:country-asian="US" style:font-name-complex="Arial MT1" style:text-scale="85%"/>
    </style:style>
    <style:style style:name="T73" style:family="text">
      <style:text-properties style:font-name="Arial MT" fo:font-size="7pt" fo:letter-spacing="normal" fo:language="es" fo:country="ES" style:font-name-asian="Arial MT1" style:language-asian="en" style:country-asian="US" style:font-name-complex="Arial MT1" style:text-scale="95%"/>
    </style:style>
    <style:style style:name="T74" style:family="text">
      <style:text-properties style:font-name="Arial MT" fo:font-size="7pt" fo:letter-spacing="normal" fo:language="es" fo:country="ES" style:font-name-asian="Arial MT1" style:language-asian="en" style:country-asian="US" style:font-name-complex="Arial MT1" style:text-scale="85%"/>
    </style:style>
    <style:style style:name="T75" style:family="text">
      <style:text-properties style:font-name="Arial MT" fo:font-size="7pt" fo:letter-spacing="-0.009cm" fo:language="es" fo:country="ES" style:font-name-asian="Arial MT1" style:language-asian="en" style:country-asian="US" style:font-name-complex="Arial MT1"/>
    </style:style>
    <style:style style:name="T76" style:family="text">
      <style:text-properties style:font-name="Arial MT" fo:font-size="7pt" fo:letter-spacing="-0.007cm" fo:language="es" fo:country="ES" style:font-name-asian="Arial MT1" style:language-asian="en" style:country-asian="US" style:font-name-complex="Arial MT1" style:text-scale="90%"/>
    </style:style>
    <style:style style:name="T77" style:family="text">
      <style:text-properties style:font-name="Arial MT" fo:font-size="7pt" fo:letter-spacing="0.014cm" fo:language="es" fo:country="ES" style:font-name-asian="Arial MT1" style:language-asian="en" style:country-asian="US" style:font-name-complex="Arial MT1"/>
    </style:style>
    <style:style style:name="T78" style:family="text">
      <style:text-properties style:font-name="Arial MT" fo:font-size="7pt" fo:letter-spacing="0.018cm" fo:language="es" fo:country="ES" style:font-name-asian="Arial MT1" style:language-asian="en" style:country-asian="US" style:font-name-complex="Arial MT1"/>
    </style:style>
    <style:style style:name="T79" style:family="text">
      <style:text-properties style:font-name="Arial MT" fo:font-size="7pt" fo:letter-spacing="0.019cm" fo:language="es" fo:country="ES" style:font-name-asian="Arial MT1" style:language-asian="en" style:country-asian="US" style:font-name-complex="Arial MT1"/>
    </style:style>
    <style:style style:name="T80" style:family="text">
      <style:text-properties style:font-name="Arial MT" fo:font-size="7pt" fo:letter-spacing="normal" fo:language="es" fo:country="ES" style:font-name-asian="Arial MT1" style:language-asian="en" style:country-asian="US" style:font-name-complex="Arial MT1" style:text-scale="90%"/>
    </style:style>
    <style:style style:name="T81" style:family="text">
      <style:text-properties style:font-name="Arial1" fo:font-size="7pt" fo:letter-spacing="0.014cm" fo:language="es" fo:country="ES" fo:font-weight="bold" style:font-name-asian="Arial MT1" style:language-asian="en" style:country-asian="US" style:font-weight-asian="bold" style:font-name-complex="Arial MT1" style:font-weight-complex="bold"/>
    </style:style>
    <style:style style:name="T82" style:family="text">
      <style:text-properties style:font-name="Arial MT" fo:font-size="7pt" fo:language="es" fo:country="ES" style:font-name-asian="Arial MT1" style:language-asian="en" style:country-asian="US" style:font-name-complex="Arial MT1" style:text-scale="90%"/>
    </style:style>
    <style:style style:name="T83" style:family="text">
      <style:text-properties style:font-name="Arial MT" fo:font-size="7pt" fo:letter-spacing="-0.018cm" fo:language="es" fo:country="ES" style:font-name-asian="Arial MT1" style:language-asian="en" style:country-asian="US" style:font-name-complex="Arial MT1" style:text-scale="85%"/>
    </style:style>
    <style:style style:name="T84" style:family="text">
      <style:text-properties style:font-name="Arial1" fo:font-size="7pt" fo:letter-spacing="normal" fo:language="es" fo:country="ES" fo:font-weight="bold" style:font-name-asian="Arial MT1" style:language-asian="en" style:country-asian="US" style:font-weight-asian="bold" style:font-name-complex="Arial MT1" style:font-weight-complex="bold"/>
    </style:style>
    <style:style style:name="T85" style:family="text">
      <style:text-properties style:font-name="Arial1" fo:font-size="7pt" fo:letter-spacing="-0.004cm" fo:language="es" fo:country="ES" fo:font-weight="bold" style:font-name-asian="Arial MT1" style:language-asian="en" style:country-asian="US" style:font-weight-asian="bold" style:font-name-complex="Arial MT1" style:font-weight-complex="bold" style:text-scale="85%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20"/>
        <table:table-column table:style-name="co4" table:default-cell-style-name="ce20"/>
        <table:table-row table:style-name="ro1">
          <table:table-cell table:style-name="ce1"/>
          <table:table-cell table:style-name="Default" table:number-columns-repeated="3"/>
        </table:table-row>
        <table:table-row table:style-name="ro1">
          <table:table-cell table:style-name="ce2" office:value-type="string">
            <text:p><text:span text:style-name="T1">Nombre</text:span><text:span text:style-name="T2"> </text:span><text:span text:style-name="T3">científico</text:span></text:p>
          </table:table-cell>
          <table:table-cell table:style-name="ce8" office:value-type="string">
            <text:p><text:span text:style-name="T1">Nombre</text:span><text:span text:style-name="T2"> </text:span><text:span text:style-name="T69">común</text:span></text:p>
          </table:table-cell>
          <table:table-cell table:style-name="ce8" office:value-type="string">
            <text:p><text:span text:style-name="T1">Población</text:span><text:span text:style-name="T81"> </text:span><text:span text:style-name="T3">referida</text:span></text:p>
          </table:table-cell>
          <table:table-cell table:style-name="ce24" office:value-type="string">
            <text:p><text:span text:style-name="T1">Categoría</text:span><text:span text:style-name="T84"> </text:span><text:span text:style-name="T1">del</text:span><text:span text:style-name="T84"> </text:span><text:span text:style-name="T85">Catálogo</text:span></text:p>
          </table:table-cell>
        </table:table-row>
        <table:table-row table:style-name="ro2">
          <table:table-cell table:style-name="ce3" office:value-type="string">
            <text:p>FLORA</text:p>
          </table:table-cell>
          <table:table-cell table:style-name="ce23" table:number-columns-repeated="3"/>
        </table:table-row>
        <table:table-row table:style-name="ro2">
          <table:table-cell table:style-name="ce4" office:value-type="string">
            <text:p>TRACHEOPHYT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4" office:value-type="string">
            <text:p>Ophiogloss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otrychium</text:span><text:span text:style-name="T5"> </text:span><text:span text:style-name="T6">matricariifolium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4" office:value-type="string">
            <text:p>PTERIDOPHYT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splen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splenium</text:span><text:span text:style-name="T7"> </text:span><text:span text:style-name="T8">hemionitis</text:span></text:p>
          </table:table-cell>
          <table:table-cell office:value-type="string">
            <text:p><text:span text:style-name="T17">Hierba</text:span><text:span text:style-name="T29"> </text:span><text:span text:style-name="T51">candíl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spid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ryopteris</text:span><text:span text:style-name="T9"> </text:span><text:span text:style-name="T6">corleyi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Blechn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Woodwardia</text:span><text:span text:style-name="T10"> </text:span><text:span text:style-name="T6">radicans</text:span></text:p>
          </table:table-cell>
          <table:table-cell office:value-type="string">
            <text:p>Píjara</text:p>
          </table:table-cell>
          <table:table-cell table:number-columns-repeated="2"/>
        </table:table-row>
        <table:table-row table:style-name="ro2">
          <table:table-cell table:style-name="ce6" office:value-type="string">
            <text:p>Dickson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ulcita</text:span><text:span text:style-name="T11"> </text:span><text:span text:style-name="T6">macrocarpa</text:span></text:p>
          </table:table-cell>
          <table:table-cell office:value-type="string">
            <text:p><text:span text:style-name="T17">Helecho</text:span><text:span text:style-name="T29"> </text:span><text:span text:style-name="T17">de</text:span><text:span text:style-name="T29"> </text:span><text:span text:style-name="T26">colchonero</text:span></text:p>
          </table:table-cell>
          <table:table-cell table:number-columns-repeated="2"/>
        </table:table-row>
        <table:table-row table:style-name="ro2">
          <table:table-cell table:style-name="ce4" office:value-type="string">
            <text:p>Dryopteridaceae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>
            <text:p><text:span text:style-name="T4">Diplazium</text:span><text:span text:style-name="T9"> </text:span><text:span text:style-name="T8">caudatum</text:span></text:p>
          </table:table-cell>
          <table:table-cell office:value-type="string">
            <text:p><text:span text:style-name="T17">Helecho</text:span><text:span text:style-name="T29"> </text:span><text:span text:style-name="T17">de</text:span><text:span text:style-name="T29"> </text:span><text:span text:style-name="T26">sombra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1">
          <table:table-cell office:value-type="string">
            <text:p><text:span text:style-name="T4">Diplazium</text:span><text:span text:style-name="T9"> </text:span><text:span text:style-name="T8">caudatum</text:span></text:p>
          </table:table-cell>
          <table:table-cell office:value-type="string">
            <text:p><text:span text:style-name="T17">Helecho</text:span><text:span text:style-name="T29"> </text:span><text:span text:style-name="T17">de</text:span><text:span text:style-name="T29"> </text:span><text:span text:style-name="T26">sombra</text:span></text:p>
          </table:table-cell>
          <table:table-cell table:style-name="ce6" office:value-type="string">
            <text:p>Península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4" office:value-type="string">
            <text:p>Hymenophyl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menophylum</text:span><text:span text:style-name="T12"> </text:span><text:span text:style-name="T6">wilson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Trichomanes</text:span><text:span text:style-name="T10"> </text:span><text:span text:style-name="T8">speciosum</text:span></text:p>
          </table:table-cell>
          <table:table-cell office:value-type="string">
            <text:p><text:span text:style-name="T17">Helecho</text:span><text:span text:style-name="T29"> </text:span><text:span text:style-name="T17">de</text:span><text:span text:style-name="T29"> </text:span><text:span text:style-name="T26">cristal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Isoet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Isoetes</text:span><text:span text:style-name="T13"> </text:span><text:span text:style-name="T8">boryan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Marsile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arsilea</text:span><text:span text:style-name="T14"> </text:span><text:span text:style-name="T8">batardae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Marsilea</text:span><text:span text:style-name="T14"> </text:span><text:span text:style-name="T8">quadrifolia</text:span></text:p>
          </table:table-cell>
          <table:table-cell office:value-type="string">
            <text:p><text:span text:style-name="T17">Trébol</text:span><text:span text:style-name="T47"> </text:span><text:span text:style-name="T17">de</text:span><text:span text:style-name="T47"> </text:span><text:span text:style-name="T17">cuatro</text:span><text:span text:style-name="T47"> </text:span><text:span text:style-name="T26">hoja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Marsilea</text:span><text:span text:style-name="T14"> </text:span><text:span text:style-name="T8">strigos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ilularia</text:span><text:span text:style-name="T8"> minut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4" office:value-type="string">
            <text:p>Ophiogloss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phioglossum</text:span><text:span text:style-name="T15"> </text:span><text:span text:style-name="T8">polyphylum</text:span></text:p>
          </table:table-cell>
          <table:table-cell office:value-type="string">
            <text:p><text:span text:style-name="T17">Lenguaserpiente</text:span><text:span text:style-name="T25"> </text:span><text:span text:style-name="T51">folios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teridaceae</text:p>
          </table:table-cell>
          <table:table-cell table:style-name="ce20"/>
          <table:table-cell table:number-columns-repeated="2"/>
        </table:table-row>
        <table:table-row table:style-name="ro1">
          <table:table-cell office:value-type="string">
            <text:p><text:span text:style-name="T4">Pteris</text:span><text:span text:style-name="T16"> </text:span><text:span text:style-name="T8">incompleta</text:span></text:p>
          </table:table-cell>
          <table:table-cell office:value-type="string">
            <text:p><text:span text:style-name="T17">Helecha</text:span><text:span text:style-name="T29"> </text:span><text:span text:style-name="T17">de</text:span><text:span text:style-name="T29"> </text:span><text:span text:style-name="T26">monte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1">
          <table:table-cell office:value-type="string">
            <text:p><text:span text:style-name="T4">Pteris</text:span><text:span text:style-name="T16"> </text:span><text:span text:style-name="T8">incompleta</text:span></text:p>
          </table:table-cell>
          <table:table-cell office:value-type="string">
            <text:p><text:span text:style-name="T17">Helecha</text:span><text:span text:style-name="T29"> </text:span><text:span text:style-name="T17">de</text:span><text:span text:style-name="T29"> </text:span><text:span text:style-name="T26">monte</text:span></text:p>
          </table:table-cell>
          <table:table-cell table:style-name="ce6" office:value-type="string">
            <text:p>Península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ellaea</text:span><text:span text:style-name="T14"> </text:span><text:span text:style-name="T6">calomelanos.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Psilot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Psilotum</text:span><text:span text:style-name="T13"> </text:span><text:span text:style-name="T4">nudum</text:span><text:span text:style-name="T13"> </text:span><text:span text:style-name="T17">subsp.</text:span><text:span text:style-name="T18"> </text:span><text:span text:style-name="T19">molesworthiae</text:span></text:p>
          </table:table-cell>
          <table:table-cell office:value-type="string">
            <text:p><text:span text:style-name="T17">Helecho</text:span><text:span text:style-name="T30"> </text:span><text:span text:style-name="T51">escob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4" office:value-type="string">
            <text:p>Thelypterid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ristella</text:span><text:span text:style-name="T11"> </text:span><text:span text:style-name="T6">dentata</text:span></text:p>
          </table:table-cell>
          <table:table-cell office:value-type="string">
            <text:p>Helech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Woods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Woodsia</text:span><text:span text:style-name="T20"> </text:span><text:span text:style-name="T6">pulchell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4" office:value-type="string">
            <text:p>GIMNOSPERMA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upress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Juniperus</text:span><text:span text:style-name="T9"> </text:span><text:span text:style-name="T8">cedrus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etraclinis</text:span><text:span text:style-name="T21"> </text:span><text:span text:style-name="T8">articulat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4" office:value-type="string">
            <text:p>ANGIOSPERMA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lismat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uronium</text:span><text:span text:style-name="T22"> </text:span><text:span text:style-name="T6">natans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Amaryllid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Narcissus</text:span><text:span text:style-name="T9"> </text:span><text:span text:style-name="T6">asturiensis</text:span></text:p>
          </table:table-cell>
          <table:table-cell office:value-type="string">
            <text:p><text:span text:style-name="T17">Narciso</text:span><text:span text:style-name="T52"> </text:span><text:span text:style-name="T17">de</text:span><text:span text:style-name="T29"> </text:span><text:span text:style-name="T26">Asturia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arcissus</text:span><text:span text:style-name="T9"> </text:span><text:span text:style-name="T8">cyclamine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Narcissus</text:span><text:span text:style-name="T9"> </text:span><text:span text:style-name="T8">fernandesi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Narcissus</text:span><text:span text:style-name="T9"> </text:span><text:span text:style-name="T8">humilis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Narcissus</text:span><text:span text:style-name="T7"> </text:span><text:span text:style-name="T4">pseudonarcissus</text:span><text:span text:style-name="T5"> </text:span><text:span text:style-name="T17">subsp.</text:span><text:span text:style-name="T23"> </text:span><text:span text:style-name="T19">nobil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Narcissus</text:span><text:span text:style-name="T9"> </text:span><text:span text:style-name="T8">triandr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Narcissus</text:span><text:span text:style-name="T9"> </text:span><text:span text:style-name="T8">viridiflor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Narcissus</text:span><text:span text:style-name="T9"> </text:span><text:span text:style-name="T8">longispathus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Narcissus</text:span><text:span text:style-name="T9"> </text:span><text:span text:style-name="T8">nevadensis</text:span></text:p>
          </table:table-cell>
          <table:table-cell office:value-type="string">
            <text:p><text:span text:style-name="T17">Narciso</text:span><text:span text:style-name="T52"> </text:span><text:span text:style-name="T17">de</text:span><text:span text:style-name="T29"> </text:span><text:span text:style-name="T26">Villafuert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Aquifoli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Ilex</text:span><text:span text:style-name="T24"> </text:span><text:span text:style-name="T4">perado</text:span><text:span text:style-name="T24"> </text:span><text:span text:style-name="T17">subsp.</text:span><text:span text:style-name="T25"> </text:span><text:span text:style-name="T19">lopezlilloi</text:span></text:p>
          </table:table-cell>
          <table:table-cell office:value-type="string">
            <text:p><text:span text:style-name="T17">Naranjero</text:span><text:span text:style-name="T29"> </text:span><text:span text:style-name="T17">salvaje</text:span><text:span text:style-name="T30"> </text:span><text:span text:style-name="T26">gomer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Asclepid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raluma</text:span><text:span text:style-name="T24"> </text:span><text:span text:style-name="T8">burchardii</text:span></text:p>
          </table:table-cell>
          <table:table-cell office:value-type="string">
            <text:p>Cuernú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eropegia</text:span><text:span text:style-name="T20"> </text:span><text:span text:style-name="T6">chrysantha</text:span>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/>
          <table:table-cell table:style-name="ce24"/>
          <table:table-cell table:style-name="ce8"/>
          <table:table-cell table:style-name="ce24"/>
        </table:table-row>
        <table:table-row table:style-name="ro2">
          <table:table-cell table:style-name="ce9" office:value-type="string">
            <text:p><text:span text:style-name="T4">Ceropegia</text:span><text:span text:style-name="T20"> </text:span><text:span text:style-name="T4">dichotoma</text:span><text:span text:style-name="T24"> </text:span><text:span text:style-name="T26">subsp.</text:span><text:span text:style-name="T19">krainzii</text:span></text:p>
          </table:table-cell>
          <table:table-cell table:style-name="ce25" office:value-type="string">
            <text:p><text:span text:style-name="T17">Cardoncillo</text:span><text:span text:style-name="T30"> </text:span><text:span text:style-name="T51">gomero</text:span></text:p>
          </table:table-cell>
          <table:table-cell table:style-name="ce23" table:number-columns-repeated="2"/>
        </table:table-row>
        <table:table-row table:style-name="ro2">
          <table:table-cell table:style-name="ce10" office:value-type="string">
            <text:p>Asparag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Asparagus</text:span><text:span text:style-name="T27"> </text:span><text:span text:style-name="T4">macrorrhizus</text:span><text:span text:style-name="T13"> </text:span><text:span text:style-name="T17">Pedrol,</text:span><text:span text:style-name="T28"> </text:span><text:span text:style-name="T17">Regalado</text:span><text:span text:style-name="T18"> </text:span><text:span text:style-name="T4">et</text:span><text:span text:style-name="T13"> </text:span><text:span text:style-name="T17">López-Encina</text:span><text:span text:style-name="T28"> </text:span><text:span text:style-name="T26">(2013)</text:span></text:p>
          </table:table-cell>
          <table:table-cell table:style-name="ce4" office:value-type="string">
            <text:p><text:span text:style-name="T17">Esparraguera</text:span><text:span text:style-name="T30"> </text:span><text:span text:style-name="T17">del</text:span><text:span text:style-name="T30"> </text:span><text:span text:style-name="T17">Mar</text:span><text:span text:style-name="T30"> </text:span><text:span text:style-name="T26">Menor.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10" office:value-type="string">
            <text:p>Aster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Avellara</text:span><text:span text:style-name="T14"> </text:span><text:span text:style-name="T4">fistulosa</text:span><text:span text:style-name="T14"> </text:span><text:span text:style-name="T17">(Brot.)</text:span><text:span text:style-name="T29"> </text:span><text:span text:style-name="T17">Blanca</text:span><text:span text:style-name="T29"> </text:span><text:span text:style-name="T17">&amp;</text:span><text:span text:style-name="T30"> </text:span><text:span text:style-name="T17">C.</text:span><text:span text:style-name="T29"> </text:span><text:span text:style-name="T26">Díaz.</text:span></text:p>
          </table:table-cell>
          <table:table-cell table:style-name="ce15" office:value-type="string">
            <text:p><text:span text:style-name="T17">Chicoria</text:span><text:span text:style-name="T29"> </text:span><text:span text:style-name="T70">huec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Boragin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rinthe</text:span><text:span text:style-name="T14"> </text:span><text:span text:style-name="T6">glabr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Echium</text:span><text:span text:style-name="T13"> </text:span><text:span text:style-name="T8">gentianoides</text:span></text:p>
          </table:table-cell>
          <table:table-cell table:style-name="ce4" office:value-type="string">
            <text:p><text:span text:style-name="T17">Taginaste</text:span><text:span text:style-name="T71"> </text:span><text:span text:style-name="T17">palmero</text:span><text:span text:style-name="T71"> </text:span><text:span text:style-name="T17">de</text:span><text:span text:style-name="T71"> </text:span><text:span text:style-name="T26">cumb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chium</text:span><text:span text:style-name="T13"> </text:span><text:span text:style-name="T8">pininana</text:span></text:p>
          </table:table-cell>
          <table:table-cell office:value-type="string">
            <text:p>Pininan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chium</text:span><text:span text:style-name="T13"> </text:span><text:span text:style-name="T8">handiense</text:span></text:p>
          </table:table-cell>
          <table:table-cell table:style-name="ce15" office:value-type="string">
            <text:p><text:span text:style-name="T17">Taginaste</text:span><text:span text:style-name="T72"> </text:span><text:span text:style-name="T17">de</text:span><text:span text:style-name="T26"> Jandí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7" office:value-type="string">
            <text:p><text:span text:style-name="T4">Glandora</text:span><text:span text:style-name="T20"> </text:span><text:span text:style-name="T4">oleifolia</text:span><text:span text:style-name="T20"> </text:span><text:span text:style-name="T17">(=</text:span><text:span text:style-name="T4">Lithodora</text:span><text:span text:style-name="T20"> </text:span><text:span text:style-name="T19">oleifolia)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7" office:value-type="string">
            <text:p><text:span text:style-name="T4">Gyrocaryum</text:span><text:span text:style-name="T31"> </text:span><text:span text:style-name="T4">oppositiflorum</text:span><text:span text:style-name="T31"> </text:span><text:span text:style-name="T26">Valdés</text:span></text:p>
          </table:table-cell>
          <table:table-cell table:style-name="ce15" office:value-type="string">
            <text:p>Nomevés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appula</text:span><text:span text:style-name="T14"> </text:span><text:span text:style-name="T6">deflex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ithodora</text:span><text:span text:style-name="T14"> </text:span><text:span text:style-name="T8">nitid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7" office:value-type="string">
            <text:p><text:span text:style-name="T4">Omphalodes</text:span><text:span text:style-name="T22"> </text:span><text:span text:style-name="T4">littoralis</text:span><text:span text:style-name="T22"> </text:span><text:span text:style-name="T17">subsp.</text:span><text:span text:style-name="T32"> </text:span><text:span text:style-name="T19">gallaecic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ampanu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Jasione</text:span><text:span text:style-name="T14"> </text:span><text:span text:style-name="T6">lusitanica</text:span></text:p>
          </table:table-cell>
          <table:table-cell office:value-type="string">
            <text:p><text:span text:style-name="T17">Botón</text:span><text:span text:style-name="T29"> </text:span><text:span text:style-name="T65">azul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aprifol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ambucus</text:span><text:span text:style-name="T7"> </text:span><text:span text:style-name="T8">palmensis</text:span></text:p>
          </table:table-cell>
          <table:table-cell table:style-name="ce15" office:value-type="string">
            <text:p><text:span text:style-name="T17">Saúco</text:span><text:span text:style-name="T29"> </text:span><text:span text:style-name="T51">canari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aryophyl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renaria</text:span><text:span text:style-name="T14"> </text:span><text:span text:style-name="T8">alfacarensis</text:span></text:p>
          </table:table-cell>
          <table:table-cell office:value-type="string">
            <text:p><text:span text:style-name="T17">Planta</text:span><text:span text:style-name="T73"> </text:span><text:span text:style-name="T51">pied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renaria</text:span><text:span text:style-name="T14"> </text:span><text:span text:style-name="T8">nevadensis</text:span></text:p>
          </table:table-cell>
          <table:table-cell office:value-type="string">
            <text:p>Arenari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Dianthus</text:span><text:span text:style-name="T22"> </text:span><text:span text:style-name="T8">rupicol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ehringia</text:span><text:span text:style-name="T20"> </text:span><text:span text:style-name="T8">fontquer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trocoptis</text:span><text:span text:style-name="T5"> </text:span><text:span text:style-name="T8">grandiflor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trocoptis</text:span><text:span text:style-name="T5"> </text:span><text:span text:style-name="T8">montsiccian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trocoptis</text:span><text:span text:style-name="T5"> </text:span><text:span text:style-name="T8">pseudoviscos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7" office:value-type="string">
            <text:p><text:span text:style-name="T4">Silene</text:span><text:span text:style-name="T10"> </text:span><text:span text:style-name="T4">hifacensis</text:span><text:span text:style-name="T10"> </text:span><text:span text:style-name="T17">Rouy</text:span><text:span text:style-name="T25"> </text:span><text:span text:style-name="T17">ex</text:span><text:span text:style-name="T25"> </text:span><text:span text:style-name="T26">Willk</text:span></text:p>
          </table:table-cell>
          <table:table-cell table:style-name="ce4" office:value-type="string">
            <text:p><text:span text:style-name="T17">Silene</text:span><text:span text:style-name="T29"> </text:span><text:span text:style-name="T17">de</text:span><text:span text:style-name="T30"> </text:span><text:span text:style-name="T17">Ifach,</text:span><text:span text:style-name="T29"> </text:span><text:span text:style-name="T17">Silene</text:span><text:span text:style-name="T30"> </text:span><text:span text:style-name="T26">d’Ifac.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ilene</text:span><text:span text:style-name="T33"> </text:span><text:span text:style-name="T8">marian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ilene</text:span><text:span text:style-name="T33"> </text:span><text:span text:style-name="T8">nocteolens</text:span></text:p>
          </table:table-cell>
          <table:table-cell table:style-name="ce15" office:value-type="string">
            <text:p><text:span text:style-name="T17">Canutillo</text:span><text:span text:style-name="T52"> </text:span><text:span text:style-name="T17">del</text:span><text:span text:style-name="T52"> </text:span><text:span text:style-name="T26">Teid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ilene</text:span><text:span text:style-name="T33"> </text:span><text:span text:style-name="T8">senneni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10" office:value-type="string">
            <text:p>Celastr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Gymnosporia</text:span><text:span text:style-name="T10"> </text:span><text:span text:style-name="T4">cryptopetala</text:span><text:span text:style-name="T16"> </text:span><text:span text:style-name="T17">Reyes-Bet.</text:span><text:span text:style-name="T25"> </text:span><text:span text:style-name="T17">y</text:span><text:span text:style-name="T34"> </text:span><text:span text:style-name="T26">Santos</text:span></text:p>
          </table:table-cell>
          <table:table-cell table:style-name="ce15" office:value-type="string">
            <text:p><text:span text:style-name="T17">Peralillo</text:span><text:span text:style-name="T39"> </text:span><text:span text:style-name="T17">espino,</text:span><text:span text:style-name="T39"> </text:span><text:span text:style-name="T26">Artis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ist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istus</text:span><text:span text:style-name="T16"> </text:span><text:span text:style-name="T8">chinamadensis</text:span></text:p>
          </table:table-cell>
          <table:table-cell table:style-name="ce15" office:value-type="string">
            <text:p><text:span text:style-name="T17">Amagante</text:span><text:span text:style-name="T29"> </text:span><text:span text:style-name="T17">de</text:span><text:span text:style-name="T30"> </text:span><text:span text:style-name="T26">Chinama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stus</text:span><text:span text:style-name="T9"> </text:span><text:span text:style-name="T4">heterophyllus</text:span><text:span text:style-name="T9"> </text:span><text:span text:style-name="T19">(=C.h.carthaginensis)</text:span></text:p>
          </table:table-cell>
          <table:table-cell table:style-name="ce15" office:value-type="string">
            <text:p><text:span text:style-name="T17">Jara</text:span><text:span text:style-name="T52"> </text:span><text:span text:style-name="T17">de</text:span><text:span text:style-name="T52"> </text:span><text:span text:style-name="T26">Cartagen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elianthemum</text:span><text:span text:style-name="T35"> </text:span><text:span text:style-name="T8">alypoide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elianthemum</text:span><text:span text:style-name="T36"> </text:span><text:span text:style-name="T4">caput-</text:span><text:span text:style-name="T19">felis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Helianthemum</text:span><text:span text:style-name="T35"> </text:span><text:span text:style-name="T6">bramweliorum</text:span></text:p>
          </table:table-cell>
          <table:table-cell table:style-name="ce15" office:value-type="string">
            <text:p><text:span text:style-name="T17">Jarilla</text:span><text:span text:style-name="T47"> </text:span><text:span text:style-name="T17">de</text:span><text:span text:style-name="T52"> </text:span><text:span text:style-name="T26">Guinat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elianthemum</text:span><text:span text:style-name="T35"> </text:span><text:span text:style-name="T8">bystropogophyllum</text:span></text:p>
          </table:table-cell>
          <table:table-cell office:value-type="string">
            <text:p><text:span text:style-name="T17">Jarilla</text:span><text:span text:style-name="T51"> pelud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elianthemum</text:span><text:span text:style-name="T35"> </text:span><text:span text:style-name="T8">gonzalezferreri</text:span></text:p>
          </table:table-cell>
          <table:table-cell table:style-name="ce15" office:value-type="string">
            <text:p><text:span text:style-name="T17">Jarilla</text:span><text:span text:style-name="T47"> </text:span><text:span text:style-name="T17">de</text:span><text:span text:style-name="T52"> </text:span><text:span text:style-name="T26">Famar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elianthemum</text:span><text:span text:style-name="T35"> </text:span><text:span text:style-name="T8">inaguae</text:span></text:p>
          </table:table-cell>
          <table:table-cell table:style-name="ce15" office:value-type="string">
            <text:p><text:span text:style-name="T17">Jarilla</text:span><text:span text:style-name="T47"> </text:span><text:span text:style-name="T17">de</text:span><text:span text:style-name="T52"> </text:span><text:span text:style-name="T26">Inagu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elianthemum</text:span><text:span text:style-name="T35"> </text:span><text:span text:style-name="T8">juliae</text:span></text:p>
          </table:table-cell>
          <table:table-cell table:style-name="ce15" office:value-type="string">
            <text:p><text:span text:style-name="T17">Jarilla</text:span><text:span text:style-name="T52"> </text:span><text:span text:style-name="T17">de</text:span><text:span text:style-name="T29"> </text:span><text:span text:style-name="T17">Las</text:span><text:span text:style-name="T52"> </text:span><text:span text:style-name="T26">Cañada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elianthemum</text:span><text:span text:style-name="T35"> </text:span><text:span text:style-name="T8">teneriffae</text:span></text:p>
          </table:table-cell>
          <table:table-cell table:style-name="ce15" office:value-type="string">
            <text:p><text:span text:style-name="T17">Jarilla</text:span><text:span text:style-name="T47"> </text:span><text:span text:style-name="T17">de</text:span><text:span text:style-name="T52"> </text:span><text:span text:style-name="T26">Agach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Composit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rgyranthemum</text:span><text:span text:style-name="T12"> </text:span><text:span text:style-name="T37">lidi</text:span></text:p>
          </table:table-cell>
          <table:table-cell table:style-name="ce15" office:value-type="string">
            <text:p><text:span text:style-name="T17">Margarita</text:span><text:span text:style-name="T52"> </text:span><text:span text:style-name="T17">de</text:span><text:span text:style-name="T29"> </text:span><text:span text:style-name="T53">Lid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rgyranthemum</text:span><text:span text:style-name="T12"> </text:span><text:span text:style-name="T6">sundingii</text:span></text:p>
          </table:table-cell>
          <table:table-cell table:style-name="ce15" office:value-type="string">
            <text:p><text:span text:style-name="T17">Magarza</text:span><text:span text:style-name="T29"> </text:span><text:span text:style-name="T17">de</text:span><text:span text:style-name="T30"> </text:span><text:span text:style-name="T26">Sunding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rgyranthemum</text:span><text:span text:style-name="T12"> </text:span><text:span text:style-name="T8">winteri</text:span></text:p>
          </table:table-cell>
          <table:table-cell table:style-name="ce15" office:value-type="string">
            <text:p><text:span text:style-name="T17">Margarita</text:span><text:span text:style-name="T52"> </text:span><text:span text:style-name="T17">de</text:span><text:span text:style-name="T29"> </text:span><text:span text:style-name="T26">Jandí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Artemisia</text:span><text:span text:style-name="T14"> </text:span><text:span text:style-name="T8">granatensis</text:span></text:p>
          </table:table-cell>
          <table:table-cell table:style-name="ce4" office:value-type="string">
            <text:p><text:span text:style-name="T17">Manzanilla</text:span><text:span text:style-name="T52"> </text:span><text:span text:style-name="T17">de</text:span><text:span text:style-name="T29"> </text:span><text:span text:style-name="T17">Sierra</text:span><text:span text:style-name="T29"> </text:span><text:span text:style-name="T26">Nevad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ster</text:span><text:span text:style-name="T10"> </text:span><text:span text:style-name="T8">pyrenaeus</text:span></text:p>
          </table:table-cell>
          <table:table-cell table:style-name="ce15" office:value-type="string">
            <text:p><text:span text:style-name="T17">Estrella</text:span><text:span text:style-name="T52"> </text:span><text:span text:style-name="T17">de</text:span><text:span text:style-name="T29"> </text:span><text:span text:style-name="T17">los</text:span><text:span text:style-name="T29"> </text:span><text:span text:style-name="T26">Pirineo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tractylis</text:span><text:span text:style-name="T22"> </text:span><text:span text:style-name="T8">arbuscula</text:span></text:p>
          </table:table-cell>
          <table:table-cell office:value-type="string">
            <text:p>Cancelillo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tractylis</text:span><text:span text:style-name="T22"> </text:span><text:span text:style-name="T8">preauxiana</text:span></text:p>
          </table:table-cell>
          <table:table-cell office:value-type="string">
            <text:p><text:span text:style-name="T17">Piña</text:span><text:span text:style-name="T52"> </text:span><text:span text:style-name="T17">de</text:span><text:span text:style-name="T52"> </text:span><text:span text:style-name="T53">mar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1">
          <table:table-cell office:value-type="string">
            <text:p><text:span text:style-name="T4">Carduncellus</text:span><text:span text:style-name="T31"> </text:span><text:span text:style-name="T8">dianius</text:span></text:p>
          </table:table-cell>
          <table:table-cell office:value-type="string">
            <text:p>Cardón</text:p>
          </table:table-cell>
          <table:table-cell table:style-name="ce6" office:value-type="string">
            <text:p>Baleares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arduus</text:span><text:span text:style-name="T38"> </text:span><text:span text:style-name="T8">myriacanth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ntaurea</text:span><text:span text:style-name="T24"> </text:span><text:span text:style-name="T6">avilae</text:span></text:p>
          </table:table-cell>
          <table:table-cell table:style-name="ce15" office:value-type="string">
            <text:p><text:span text:style-name="T17">Centaurea</text:span><text:span text:style-name="T29"> </text:span><text:span text:style-name="T17">de</text:span><text:span text:style-name="T30"> </text:span><text:span text:style-name="T26">Gredo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entaurea</text:span><text:span text:style-name="T24"> </text:span><text:span text:style-name="T8">borjae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entaurea</text:span><text:span text:style-name="T24"> </text:span><text:span text:style-name="T8">citricolor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entaurea</text:span><text:span text:style-name="T24"> </text:span><text:span text:style-name="T4">boissieri</text:span><text:span text:style-name="T24"> </text:span><text:span text:style-name="T17">subsp.</text:span><text:span text:style-name="T39"> </text:span><text:span text:style-name="T19">spachi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ntaurea</text:span><text:span text:style-name="T24"> </text:span><text:span text:style-name="T6">gador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ntaurea</text:span><text:span text:style-name="T24"> </text:span><text:span text:style-name="T8">pulvinat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eirolophus</text:span><text:span text:style-name="T31"> </text:span><text:span text:style-name="T6">duranii</text:span></text:p>
          </table:table-cell>
          <table:table-cell table:style-name="ce15" office:value-type="string">
            <text:p><text:span text:style-name="T17">Cabezón</text:span><text:span text:style-name="T39"> </text:span><text:span text:style-name="T51">herreñ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heirolophus</text:span><text:span text:style-name="T31"> </text:span><text:span text:style-name="T8">falcisectus</text:span></text:p>
          </table:table-cell>
          <table:table-cell table:style-name="ce15" office:value-type="string">
            <text:p><text:span text:style-name="T17">Cabezón</text:span><text:span text:style-name="T25"> </text:span><text:span text:style-name="T17">de</text:span><text:span text:style-name="T25"> </text:span><text:span text:style-name="T17">Güi-</text:span><text:span text:style-name="T53">Güí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heirolophus</text:span><text:span text:style-name="T31"> </text:span><text:span text:style-name="T6">ghomerytus</text:span></text:p>
          </table:table-cell>
          <table:table-cell table:style-name="ce15" office:value-type="string">
            <text:p><text:span text:style-name="T17">Cabezón</text:span><text:span text:style-name="T39"> </text:span><text:span text:style-name="T70">gomer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heirolophus</text:span><text:span text:style-name="T31"> </text:span><text:span text:style-name="T6">junonianus</text:span></text:p>
          </table:table-cell>
          <table:table-cell table:style-name="ce15" office:value-type="string">
            <text:p><text:span text:style-name="T17">Cabezón</text:span><text:span text:style-name="T29"> </text:span><text:span text:style-name="T17">de</text:span><text:span text:style-name="T30"> </text:span><text:span text:style-name="T26">Teneguí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eirolophus</text:span><text:span text:style-name="T31"> </text:span><text:span text:style-name="T8">metlesicsi</text:span></text:p>
          </table:table-cell>
          <table:table-cell table:style-name="ce15" office:value-type="string">
            <text:p><text:span text:style-name="T17">Cabezón</text:span><text:span text:style-name="T29"> </text:span><text:span text:style-name="T17">de</text:span><text:span text:style-name="T30"> </text:span><text:span text:style-name="T26">Añaving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heirolophus</text:span><text:span text:style-name="T35"> </text:span><text:span text:style-name="T4">santos-</text:span><text:span text:style-name="T19">abreui</text:span></text:p>
          </table:table-cell>
          <table:table-cell table:style-name="ce15" office:value-type="string">
            <text:p><text:span text:style-name="T17">Cabezón</text:span><text:span text:style-name="T29"> </text:span><text:span text:style-name="T17">de</text:span><text:span text:style-name="T30"> </text:span><text:span text:style-name="T17">las</text:span><text:span text:style-name="T29"> </text:span><text:span text:style-name="T26">Nieve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heirolophus</text:span><text:span text:style-name="T31"> </text:span><text:span text:style-name="T8">satarataensis</text:span></text:p>
          </table:table-cell>
          <table:table-cell table:style-name="ce15" office:value-type="string">
            <text:p><text:span text:style-name="T17">Cabezón</text:span><text:span text:style-name="T29"> </text:span><text:span text:style-name="T17">de</text:span><text:span text:style-name="T30"> </text:span><text:span text:style-name="T26">Sataratá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Cheirolophus</text:span><text:span text:style-name="T13"> </text:span><text:span text:style-name="T4">sventeni</text:span><text:span text:style-name="T13"> </text:span><text:span text:style-name="T17">subsp.</text:span><text:span text:style-name="T40"> </text:span><text:span text:style-name="T19">gracilis</text:span></text:p>
          </table:table-cell>
          <table:table-cell table:style-name="ce15" office:value-type="string">
            <text:p><text:span text:style-name="T17">Cabezón</text:span><text:span text:style-name="T29"> </text:span><text:span text:style-name="T17">de</text:span><text:span text:style-name="T30"> </text:span><text:span text:style-name="T26">Tijaraf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heirolophus</text:span><text:span text:style-name="T31"> </text:span><text:span text:style-name="T8">tagananensis</text:span></text:p>
          </table:table-cell>
          <table:table-cell table:style-name="ce15" office:value-type="string">
            <text:p><text:span text:style-name="T17">Cabezón</text:span><text:span text:style-name="T29"> </text:span><text:span text:style-name="T17">de</text:span><text:span text:style-name="T30"> </text:span><text:span text:style-name="T26">Tagana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repis</text:span><text:span text:style-name="T27"> </text:span><text:span text:style-name="T8">granat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repis</text:span><text:span text:style-name="T27"> </text:span><text:span text:style-name="T8">pusill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rigeron</text:span><text:span text:style-name="T14"> </text:span><text:span text:style-name="T8">frigid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emeniasia</text:span><text:span text:style-name="T24"> </text:span><text:span text:style-name="T8">balearica</text:span></text:p>
          </table:table-cell>
          <table:table-cell office:value-type="string">
            <text:p><text:span text:style-name="T17">Socarrell</text:span><text:span text:style-name="T51"> </text:span><text:span text:style-name="T65">bord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Helichrysum</text:span><text:span text:style-name="T41"> </text:span><text:span text:style-name="T8">alucense</text:span></text:p>
          </table:table-cell>
          <table:table-cell table:style-name="ce15" office:value-type="string">
            <text:p><text:span text:style-name="T17">Yesquera</text:span><text:span text:style-name="T26"> </text:span><text:span text:style-name="T17">de</text:span><text:span text:style-name="T74"> </text:span><text:span text:style-name="T26">Aluc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elichrysum</text:span><text:span text:style-name="T41"> </text:span><text:span text:style-name="T6">gossypinum</text:span></text:p>
          </table:table-cell>
          <table:table-cell table:style-name="ce15" office:value-type="string">
            <text:p><text:span text:style-name="T26">Yesquera</text:span><text:span text:style-name="T18"> </text:span><text:span text:style-name="T51">amarill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elichrysum</text:span><text:span text:style-name="T41"> </text:span><text:span text:style-name="T6">monogynum</text:span></text:p>
          </table:table-cell>
          <table:table-cell office:value-type="string">
            <text:p><text:span text:style-name="T26">Yesquera</text:span><text:span text:style-name="T18"> </text:span><text:span text:style-name="T65">roj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eracium</text:span><text:span text:style-name="T9"> </text:span><text:span text:style-name="T8">queraltense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Hieracium</text:span><text:span text:style-name="T9"> </text:span><text:span text:style-name="T8">recoderi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/>
          <table:table-cell table:style-name="ce24"/>
          <table:table-cell table:style-name="ce8"/>
          <table:table-cell table:style-name="ce24"/>
        </table:table-row>
        <table:table-row table:style-name="ro2">
          <table:table-cell table:style-name="ce11" office:value-type="string">
            <text:p><text:span text:style-name="T4">Hieracium</text:span><text:span text:style-name="T9"> </text:span><text:span text:style-name="T8">texedense</text:span></text:p>
          </table:table-cell>
          <table:table-cell table:style-name="ce23" table:number-columns-repeated="2"/>
          <table:table-cell table:style-name="ce2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ieracium</text:span><text:span text:style-name="T9"> </text:span><text:span text:style-name="T8">vinyasianum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Hymenostemma</text:span><text:span text:style-name="T13"> </text:span><text:span text:style-name="T8">pseudoanthem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pochoeris</text:span><text:span text:style-name="T41"> </text:span><text:span text:style-name="T8">oligocephala</text:span></text:p>
          </table:table-cell>
          <table:table-cell table:style-name="ce15" office:value-type="string">
            <text:p><text:span text:style-name="T17">Lechuguilla</text:span><text:span text:style-name="T52"> </text:span><text:span text:style-name="T17">de</text:span><text:span text:style-name="T29"> </text:span><text:span text:style-name="T17">El</text:span><text:span text:style-name="T52"> </text:span><text:span text:style-name="T26">Frail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urinea</text:span><text:span text:style-name="T33"> </text:span><text:span text:style-name="T8">fontquer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eontodon</text:span><text:span text:style-name="T24"> </text:span><text:span text:style-name="T8">bory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eontodon</text:span><text:span text:style-name="T24"> </text:span><text:span text:style-name="T8">microcephal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nopordum</text:span><text:span text:style-name="T5"> </text:span><text:span text:style-name="T8">carduelinum</text:span></text:p>
          </table:table-cell>
          <table:table-cell table:style-name="ce15" office:value-type="string">
            <text:p><text:span text:style-name="T17">Cardo</text:span><text:span text:style-name="T52"> </text:span><text:span text:style-name="T17">de</text:span><text:span text:style-name="T29"> </text:span><text:span text:style-name="T26">Tenteniguad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Onopordum</text:span><text:span text:style-name="T5"> </text:span><text:span text:style-name="T8">nogalesii</text:span></text:p>
          </table:table-cell>
          <table:table-cell table:style-name="ce15" office:value-type="string">
            <text:p><text:span text:style-name="T17">Cardo</text:span><text:span text:style-name="T52"> </text:span><text:span text:style-name="T17">de</text:span><text:span text:style-name="T29"> </text:span><text:span text:style-name="T26">Jandí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1">
          <table:table-cell office:value-type="string">
            <text:p><text:span text:style-name="T4">Pericallis</text:span><text:span text:style-name="T22"> </text:span><text:span text:style-name="T8">appendiculata</text:span></text:p>
          </table:table-cell>
          <table:table-cell table:style-name="ce15" office:value-type="string">
            <text:p><text:span text:style-name="T17">Alamillo</text:span><text:span text:style-name="T52"> </text:span><text:span text:style-name="T17">de</text:span><text:span text:style-name="T52"> </text:span><text:span text:style-name="T26">Doramas</text:span></text:p>
          </table:table-cell>
          <table:table-cell table:style-name="ce6" office:value-type="string">
            <text:p><text:span text:style-name="T17">Gran</text:span><text:span text:style-name="T29"> </text:span><text:span text:style-name="T51">Canaria</text:span>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ericallis</text:span><text:span text:style-name="T22"> </text:span><text:span text:style-name="T6">hadrosoma</text:span></text:p>
          </table:table-cell>
          <table:table-cell table:style-name="ce15" office:value-type="string">
            <text:p><text:span text:style-name="T17">Flor</text:span><text:span text:style-name="T29"> </text:span><text:span text:style-name="T17">de</text:span><text:span text:style-name="T30"> </text:span><text:span text:style-name="T17">mayo</text:span><text:span text:style-name="T29"> </text:span><text:span text:style-name="T26">leños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icris</text:span><text:span text:style-name="T10"> </text:span><text:span text:style-name="T6">wilkomm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ulicaria</text:span><text:span text:style-name="T33"> </text:span><text:span text:style-name="T8">burchardii</text:span></text:p>
          </table:table-cell>
          <table:table-cell office:value-type="string">
            <text:p>Dam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antolina</text:span><text:span text:style-name="T14"> </text:span><text:span text:style-name="T8">elegan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antolina</text:span><text:span text:style-name="T14"> </text:span><text:span text:style-name="T8">semidentat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enecio</text:span><text:span text:style-name="T20"> </text:span><text:span text:style-name="T8">hermosae</text:span></text:p>
          </table:table-cell>
          <table:table-cell table:style-name="ce15" office:value-type="string">
            <text:p><text:span text:style-name="T17">Turgiate</text:span><text:span text:style-name="T65"> </text:span><text:span text:style-name="T51">gom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enecio</text:span><text:span text:style-name="T20"> </text:span><text:span text:style-name="T8">nevad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enecio</text:span><text:span text:style-name="T20"> </text:span><text:span text:style-name="T8">elodes</text:span></text:p>
          </table:table-cell>
          <table:table-cell office:value-type="string">
            <text:p>Cinerari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onchus</text:span><text:span text:style-name="T38"> </text:span><text:span text:style-name="T8">gandogeri</text:span></text:p>
          </table:table-cell>
          <table:table-cell table:style-name="ce15" office:value-type="string">
            <text:p><text:span text:style-name="T17">Cerrajón</text:span><text:span text:style-name="T52"> </text:span><text:span text:style-name="T17">de</text:span><text:span text:style-name="T52"> </text:span><text:span text:style-name="T17">El</text:span><text:span text:style-name="T29"> </text:span><text:span text:style-name="T26">Golf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temmacantha</text:span><text:span text:style-name="T16"> </text:span><text:span text:style-name="T6">cynaroides</text:span></text:p>
          </table:table-cell>
          <table:table-cell table:style-name="ce15" office:value-type="string">
            <text:p><text:span text:style-name="T17">Cardo</text:span><text:span text:style-name="T52"> </text:span><text:span text:style-name="T17">de</text:span><text:span text:style-name="T29"> </text:span><text:span text:style-name="T26">plat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ventenia</text:span><text:span text:style-name="T20"> </text:span><text:span text:style-name="T8">bupleuroides</text:span></text:p>
          </table:table-cell>
          <table:table-cell table:style-name="ce15" office:value-type="string">
            <text:p><text:span text:style-name="T17">Lechugón</text:span><text:span text:style-name="T29"> </text:span><text:span text:style-name="T17">de</text:span><text:span text:style-name="T30"> </text:span><text:span text:style-name="T26">Sventeniu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anacetum</text:span><text:span text:style-name="T8"> oshanahanii</text:span></text:p>
          </table:table-cell>
          <table:table-cell table:style-name="ce15" office:value-type="string">
            <text:p><text:span text:style-name="T17">Margarza</text:span><text:span text:style-name="T29"> </text:span><text:span text:style-name="T17">de</text:span><text:span text:style-name="T29"> </text:span><text:span text:style-name="T26">Guayedr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Tanacetum</text:span><text:span text:style-name="T8"> ptarmiciflorum</text:span></text:p>
          </table:table-cell>
          <table:table-cell table:style-name="ce15" office:value-type="string">
            <text:p><text:span text:style-name="T17">Magarza</text:span><text:span text:style-name="T30"> </text:span><text:span text:style-name="T51">platead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olpis</text:span><text:span text:style-name="T42"> </text:span><text:span text:style-name="T6">glabrescens</text:span></text:p>
          </table:table-cell>
          <table:table-cell table:style-name="ce15" office:value-type="string">
            <text:p><text:span text:style-name="T17">Lechuguilla</text:span><text:span text:style-name="T29"> </text:span><text:span text:style-name="T17">de</text:span><text:span text:style-name="T29"> </text:span><text:span text:style-name="T26">Chinobr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Convolvu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nvolvulus</text:span><text:span text:style-name="T15"> </text:span><text:span text:style-name="T4">caput-</text:span><text:span text:style-name="T19">medusae</text:span></text:p>
          </table:table-cell>
          <table:table-cell table:style-name="ce15" office:value-type="string">
            <text:p><text:span text:style-name="T17">Chaparro</text:span><text:span text:style-name="T30"> </text:span><text:span text:style-name="T70">canari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onvolvulus</text:span><text:span text:style-name="T41"> </text:span><text:span text:style-name="T8">lopezsocasi</text:span></text:p>
          </table:table-cell>
          <table:table-cell table:style-name="ce15" office:value-type="string">
            <text:p><text:span text:style-name="T17">Corregüelón</text:span><text:span text:style-name="T29"> </text:span><text:span text:style-name="T17">de</text:span><text:span text:style-name="T30"> </text:span><text:span text:style-name="T26">Fama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onvolvulus</text:span><text:span text:style-name="T41"> </text:span><text:span text:style-name="T8">subauriculatus</text:span></text:p>
          </table:table-cell>
          <table:table-cell table:style-name="ce15" office:value-type="string">
            <text:p><text:span text:style-name="T17">Corregüelón</text:span><text:span text:style-name="T39"> </text:span><text:span text:style-name="T51">gomer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Crassu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eonium</text:span><text:span text:style-name="T22"> </text:span><text:span text:style-name="T8">balsamiferum</text:span></text:p>
          </table:table-cell>
          <table:table-cell table:style-name="ce15" office:value-type="string">
            <text:p><text:span text:style-name="T17">Bejeque</text:span><text:span text:style-name="T30"> </text:span><text:span text:style-name="T51">farrob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eonium</text:span><text:span text:style-name="T22"> </text:span><text:span text:style-name="T8">gomerense</text:span></text:p>
          </table:table-cell>
          <table:table-cell table:style-name="ce15" office:value-type="string">
            <text:p><text:span text:style-name="T17">Bejeque</text:span><text:span text:style-name="T30"> </text:span><text:span text:style-name="T51">gom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eonium</text:span><text:span text:style-name="T22"> </text:span><text:span text:style-name="T8">saundersii</text:span></text:p>
          </table:table-cell>
          <table:table-cell table:style-name="ce15" office:value-type="string">
            <text:p><text:span text:style-name="T17">Bejequillo</text:span><text:span text:style-name="T52"> </text:span><text:span text:style-name="T17">peludo</text:span><text:span text:style-name="T29"> </text:span><text:span text:style-name="T17">de</text:span><text:span text:style-name="T29"> </text:span><text:span text:style-name="T17">La</text:span><text:span text:style-name="T52"> </text:span><text:span text:style-name="T26">Gom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oleum</text:span><text:span text:style-name="T13"> </text:span><text:span text:style-name="T8">asperum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nanthes</text:span><text:span text:style-name="T7"> </text:span><text:span text:style-name="T8">wildpretii</text:span></text:p>
          </table:table-cell>
          <table:table-cell table:style-name="ce15" office:value-type="string">
            <text:p><text:span text:style-name="T17">Pelotilla</text:span><text:span text:style-name="T47"> </text:span><text:span text:style-name="T17">de</text:span><text:span text:style-name="T52"> </text:span><text:span text:style-name="T26">Chinamad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rucifer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lyssum</text:span><text:span text:style-name="T38"> </text:span><text:span text:style-name="T8">fastigiatum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7" office:value-type="string">
            <text:p><text:span text:style-name="T4">Coincya</text:span><text:span text:style-name="T16"> </text:span><text:span text:style-name="T4">rupestris</text:span><text:span text:style-name="T27"> </text:span><text:span text:style-name="T17">subsp.</text:span><text:span text:style-name="T28"> </text:span><text:span text:style-name="T19">rupestris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oronopus</text:span><text:span text:style-name="T7"> </text:span><text:span text:style-name="T6">navas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rambe</text:span><text:span text:style-name="T20"> </text:span><text:span text:style-name="T6">arborea</text:span></text:p>
          </table:table-cell>
          <table:table-cell table:style-name="ce15" office:value-type="string">
            <text:p><text:span text:style-name="T17">Colderrisco</text:span><text:span text:style-name="T29"> </text:span><text:span text:style-name="T17">de</text:span><text:span text:style-name="T29"> </text:span><text:span text:style-name="T26">Güima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rambe</text:span><text:span text:style-name="T20"> </text:span><text:span text:style-name="T6">laevigata</text:span></text:p>
          </table:table-cell>
          <table:table-cell table:style-name="ce15" office:value-type="string">
            <text:p><text:span text:style-name="T17">Colderrisco</text:span><text:span text:style-name="T29"> </text:span><text:span text:style-name="T17">de</text:span><text:span text:style-name="T29"> </text:span><text:span text:style-name="T43">Te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rambe</text:span><text:span text:style-name="T20"> </text:span><text:span text:style-name="T6">scoparia</text:span></text:p>
          </table:table-cell>
          <table:table-cell table:style-name="ce15" office:value-type="string">
            <text:p><text:span text:style-name="T17">Colderrisco</text:span><text:span text:style-name="T52"> </text:span><text:span text:style-name="T17">de</text:span><text:span text:style-name="T29"> </text:span><text:span text:style-name="T17">La</text:span><text:span text:style-name="T29"> </text:span><text:span text:style-name="T26">Alde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rambe</text:span><text:span text:style-name="T20"> </text:span><text:span text:style-name="T6">sventeni</text:span></text:p>
          </table:table-cell>
          <table:table-cell table:style-name="ce15" office:value-type="string">
            <text:p><text:span text:style-name="T17">Colino</text:span><text:span text:style-name="T52"> </text:span><text:span text:style-name="T70">majorer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Diplotaxis</text:span><text:span text:style-name="T9"> </text:span><text:span text:style-name="T8">siettiana</text:span></text:p>
          </table:table-cell>
          <table:table-cell table:style-name="ce15" office:value-type="string">
            <text:p><text:span text:style-name="T17">Jaramago</text:span><text:span text:style-name="T29"> </text:span><text:span text:style-name="T17">de</text:span><text:span text:style-name="T30"> </text:span><text:span text:style-name="T26">Alborán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Diplotaxis</text:span><text:span text:style-name="T9"> </text:span><text:span text:style-name="T6">ibic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Jonopsidium</text:span><text:span text:style-name="T41"> </text:span><text:span text:style-name="T8">savianum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epidium</text:span><text:span text:style-name="T22"> </text:span><text:span text:style-name="T8">cardamine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arolinia</text:span><text:span text:style-name="T33"> </text:span><text:span text:style-name="T8">schizogynoides</text:span></text:p>
          </table:table-cell>
          <table:table-cell table:style-name="ce15" office:value-type="string">
            <text:p><text:span text:style-name="T17">Dama</text:span><text:span text:style-name="T29"> </text:span><text:span text:style-name="T17">de</text:span><text:span text:style-name="T29"> </text:span><text:span text:style-name="T26">Argag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isymbrium</text:span><text:span text:style-name="T5"> </text:span><text:span text:style-name="T6">cavanillesianum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Dioscore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orderea</text:span><text:span text:style-name="T20"> </text:span><text:span text:style-name="T6">chouardi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Dracaen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racaena</text:span><text:span text:style-name="T24"> </text:span><text:span text:style-name="T8">draco</text:span></text:p>
          </table:table-cell>
          <table:table-cell office:value-type="string">
            <text:p>Drag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racaena</text:span><text:span text:style-name="T24"> </text:span><text:span text:style-name="T8">tamaranae</text:span></text:p>
          </table:table-cell>
          <table:table-cell table:style-name="ce15" office:value-type="string">
            <text:p><text:span text:style-name="T17">Drago</text:span><text:span text:style-name="T30"> </text:span><text:span text:style-name="T17">de</text:span><text:span text:style-name="T39"> </text:span><text:span text:style-name="T17">Gran</text:span><text:span text:style-name="T39"> </text:span><text:span text:style-name="T17">Canaria,</text:span><text:span text:style-name="T39"> </text:span><text:span text:style-name="T26">Drag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Euphorb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uphorbia</text:span><text:span text:style-name="T20"> </text:span><text:span text:style-name="T8">bourgeauana</text:span></text:p>
          </table:table-cell>
          <table:table-cell table:style-name="ce15" office:value-type="string">
            <text:p><text:span text:style-name="T17">Tabaiba</text:span><text:span text:style-name="T74"> </text:span><text:span text:style-name="T17">amarilla</text:span><text:span text:style-name="T71"> </text:span><text:span text:style-name="T17">de</text:span><text:span text:style-name="T74"> </text:span><text:span text:style-name="T26">Tenerif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Euphorbia</text:span><text:span text:style-name="T20"> </text:span><text:span text:style-name="T6">handiensis</text:span></text:p>
          </table:table-cell>
          <table:table-cell table:style-name="ce15" office:value-type="string">
            <text:p><text:span text:style-name="T17">Cardón</text:span><text:span text:style-name="T29"> </text:span><text:span text:style-name="T17">de</text:span><text:span text:style-name="T29"> </text:span><text:span text:style-name="T26">Jandí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uphorbia</text:span><text:span text:style-name="T20"> </text:span><text:span text:style-name="T8">lambii</text:span></text:p>
          </table:table-cell>
          <table:table-cell table:style-name="ce15" office:value-type="string">
            <text:p><text:span text:style-name="T17">Tabaiba</text:span><text:span text:style-name="T71"> </text:span><text:span text:style-name="T17">amarilla</text:span><text:span text:style-name="T75"> </text:span><text:span text:style-name="T17">de</text:span><text:span text:style-name="T71"> </text:span><text:span text:style-name="T17">La</text:span><text:span text:style-name="T75"> </text:span><text:span text:style-name="T26">Gom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uphorbia</text:span><text:span text:style-name="T20"> </text:span><text:span text:style-name="T8">margalidiana</text:span></text:p>
          </table:table-cell>
          <table:table-cell office:value-type="string">
            <text:p>Lletrer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Euphorbia</text:span><text:span text:style-name="T20"> </text:span><text:span text:style-name="T8">mellifera</text:span></text:p>
          </table:table-cell>
          <table:table-cell table:style-name="ce15" office:value-type="string">
            <text:p><text:span text:style-name="T17">Tabaiba</text:span><text:span text:style-name="T72"> </text:span><text:span text:style-name="T17">de</text:span><text:span text:style-name="T72"> </text:span><text:span text:style-name="T26">Monteverd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7" office:value-type="string">
            <text:p><text:span text:style-name="T4">Euphorbia</text:span><text:span text:style-name="T13"> </text:span><text:span text:style-name="T4">nevadensis</text:span><text:span text:style-name="T13"> </text:span><text:span text:style-name="T17">subsp.</text:span><text:span text:style-name="T18"> </text:span><text:span text:style-name="T19">nevad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uphorbia</text:span><text:span text:style-name="T20"> </text:span><text:span text:style-name="T8">transtagan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0" office:value-type="string">
            <text:p>Fab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Lotus</text:span><text:span text:style-name="T24"> </text:span><text:span text:style-name="T4">gomerythus</text:span><text:span text:style-name="T10"> </text:span><text:span text:style-name="T17">A.</text:span><text:span text:style-name="T25"> </text:span><text:span text:style-name="T17">Portero,</text:span><text:span text:style-name="T39"> </text:span><text:span text:style-name="T17">J.</text:span><text:span text:style-name="T25"> </text:span><text:span text:style-name="T17">Martín-Carbajal</text:span><text:span text:style-name="T25"> </text:span><text:span text:style-name="T17">y</text:span><text:span text:style-name="T25"> </text:span><text:span text:style-name="T17">R.</text:span><text:span text:style-name="T39"> </text:span><text:span text:style-name="T43">Mesa</text:span></text:p>
          </table:table-cell>
          <table:table-cell table:style-name="ce15" office:value-type="string">
            <text:p><text:span text:style-name="T17">Pico</text:span><text:span text:style-name="T29"> </text:span><text:span text:style-name="T17">paloma</text:span><text:span text:style-name="T29"> </text:span><text:span text:style-name="T26">gomer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Gentian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ntaurium</text:span><text:span text:style-name="T5"> </text:span><text:span text:style-name="T8">riguali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ntaurium</text:span><text:span text:style-name="T5"> </text:span><text:span text:style-name="T6">somedanum</text:span></text:p>
          </table:table-cell>
          <table:table-cell table:style-name="ce15" office:value-type="string">
            <text:p><text:span text:style-name="T17">Centaura</text:span><text:span text:style-name="T29"> </text:span><text:span text:style-name="T17">de</text:span><text:span text:style-name="T29"> </text:span><text:span text:style-name="T26">Somied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7" office:value-type="string">
            <text:p><text:span text:style-name="T4">Gentiana</text:span><text:span text:style-name="T13"> </text:span><text:span text:style-name="T4">angustifolia,</text:span><text:span text:style-name="T13"> </text:span><text:span text:style-name="T17">subsp.</text:span><text:span text:style-name="T18"> </text:span><text:span text:style-name="T19">angustifoli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Geran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rodium</text:span><text:span text:style-name="T38"> </text:span><text:span text:style-name="T8">astragaloides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Erodium</text:span><text:span text:style-name="T38"> </text:span><text:span text:style-name="T8">foetidum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Erodium</text:span><text:span text:style-name="T38"> </text:span><text:span text:style-name="T8">paularense</text:span></text:p>
          </table:table-cell>
          <table:table-cell table:style-name="ce15" office:value-type="string">
            <text:p><text:span text:style-name="T17">Geranio</text:span><text:span text:style-name="T52"> </text:span><text:span text:style-name="T17">del</text:span><text:span text:style-name="T29"> </text:span><text:span text:style-name="T17">Paular,</text:span><text:span text:style-name="T52"> </text:span><text:span text:style-name="T17">Erodio</text:span><text:span text:style-name="T29"> </text:span><text:span text:style-name="T17">de</text:span><text:span text:style-name="T52"> </text:span><text:span text:style-name="T26">Cañamares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Erodium</text:span><text:span text:style-name="T38"> </text:span><text:span text:style-name="T8">rupicola</text:span></text:p>
          </table:table-cell>
          <table:table-cell table:style-name="ce15" office:value-type="string">
            <text:p><text:span text:style-name="T17">Alfirelillo</text:span><text:span text:style-name="T47"> </text:span><text:span text:style-name="T17">de</text:span><text:span text:style-name="T52"> </text:span><text:span text:style-name="T17">Sierra</text:span><text:span text:style-name="T52"> </text:span><text:span text:style-name="T26">Nevad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Globular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lobularia</text:span><text:span text:style-name="T14"> </text:span><text:span text:style-name="T8">ascanii</text:span></text:p>
          </table:table-cell>
          <table:table-cell table:style-name="ce15" office:value-type="string">
            <text:p><text:span text:style-name="T17">Mosquera</text:span><text:span text:style-name="T29"> </text:span><text:span text:style-name="T17">de</text:span><text:span text:style-name="T30"> </text:span><text:span text:style-name="T26">Tamadab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Globularia</text:span><text:span text:style-name="T14"> </text:span><text:span text:style-name="T8">sarcophyla</text:span></text:p>
          </table:table-cell>
          <table:table-cell table:style-name="ce15" office:value-type="string">
            <text:p><text:span text:style-name="T17">Mosquera</text:span><text:span text:style-name="T29"> </text:span><text:span text:style-name="T17">de</text:span><text:span text:style-name="T30"> </text:span><text:span text:style-name="T26">Tirajan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Gramin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estuca</text:span><text:span text:style-name="T14"> </text:span><text:span text:style-name="T8">brigantin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estuca</text:span><text:span text:style-name="T14"> </text:span><text:span text:style-name="T8">elegans</text:span>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2"/>
          <table:table-cell table:style-name="ce8"/>
          <table:table-cell table:style-name="ce24" table:number-columns-repeated="2"/>
        </table:table-row>
        <table:table-row table:style-name="ro2">
          <table:table-cell table:style-name="ce11" office:value-type="string">
            <text:p><text:span text:style-name="T4">Festuca</text:span><text:span text:style-name="T14"> </text:span><text:span text:style-name="T8">summilusitana</text:span></text:p>
          </table:table-cell>
          <table:table-cell table:style-name="ce23" table:number-columns-repeated="3"/>
        </table:table-row>
        <table:table-row table:style-name="ro2">
          <table:table-cell office:value-type="string">
            <text:p><text:span text:style-name="T4">Gaudinia</text:span><text:span text:style-name="T20"> </text:span><text:span text:style-name="T8">hispanic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Holcus</text:span><text:span text:style-name="T13"> </text:span><text:span text:style-name="T4">setiglumis</text:span><text:span text:style-name="T38"> </text:span><text:span text:style-name="T17">subsp.</text:span><text:span text:style-name="T40"> </text:span><text:span text:style-name="T19">duri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icropyropsis</text:span><text:span text:style-name="T15"> </text:span><text:span text:style-name="T8">tuberos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uccinellia</text:span><text:span text:style-name="T14"> </text:span><text:span text:style-name="T8">pungens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Vulpia</text:span><text:span text:style-name="T44"> </text:span><text:span text:style-name="T6">fontqueran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12" office:value-type="string">
            <text:p>Hydrocharit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drocharis</text:span><text:span text:style-name="T38"> </text:span><text:span text:style-name="T4">morsus-ranae</text:span><text:span text:style-name="T22"> </text:span><text:span text:style-name="T45">L.</text:span></text:p>
          </table:table-cell>
          <table:table-cell office:value-type="string">
            <text:p><text:span text:style-name="T17">Bocado</text:span><text:span text:style-name="T39"> </text:span><text:span text:style-name="T17">de</text:span><text:span text:style-name="T25"> </text:span><text:span text:style-name="T17">rana,</text:span><text:span text:style-name="T25"> </text:span><text:span text:style-name="T17">Corazones</text:span><text:span text:style-name="T39"> </text:span><text:span text:style-name="T17">de</text:span><text:span text:style-name="T25"> </text:span><text:span text:style-name="T26">agua.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Irid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Iris</text:span><text:span text:style-name="T14"> </text:span><text:span text:style-name="T8">boissieri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Labiat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racocephalum</text:span><text:span text:style-name="T12"> </text:span><text:span text:style-name="T6">austriacum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Micromeria</text:span><text:span text:style-name="T20"> </text:span><text:span text:style-name="T8">glomerata</text:span></text:p>
          </table:table-cell>
          <table:table-cell office:value-type="string">
            <text:p><text:span text:style-name="T17">Tomillo</text:span><text:span text:style-name="T43"> </text:span><text:span text:style-name="T17">de</text:span><text:span text:style-name="T72"> </text:span><text:span text:style-name="T26">Taganan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Micromeria</text:span><text:span text:style-name="T20"> </text:span><text:span text:style-name="T8">leucantha</text:span></text:p>
          </table:table-cell>
          <table:table-cell office:value-type="string">
            <text:p><text:span text:style-name="T26">Tomillón</text:span><text:span text:style-name="T25"> </text:span><text:span text:style-name="T51">blan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osmarinus</text:span><text:span text:style-name="T5"> </text:span><text:span text:style-name="T8">tomentos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alvia</text:span><text:span text:style-name="T33"> </text:span><text:span text:style-name="T8">herbanica</text:span></text:p>
          </table:table-cell>
          <table:table-cell office:value-type="string">
            <text:p><text:span text:style-name="T17">Conservilla</text:span><text:span text:style-name="T29"> </text:span><text:span text:style-name="T51">majorer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ideritis</text:span><text:span text:style-name="T13"> </text:span><text:span text:style-name="T8">cystosiphon</text:span></text:p>
          </table:table-cell>
          <table:table-cell office:value-type="string">
            <text:p><text:span text:style-name="T17">Chajorra</text:span><text:span text:style-name="T52"> </text:span><text:span text:style-name="T17">de</text:span><text:span text:style-name="T29"> </text:span><text:span text:style-name="T26">Tamaim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ideritis</text:span><text:span text:style-name="T13"> </text:span><text:span text:style-name="T8">glauc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ideritis</text:span><text:span text:style-name="T13"> </text:span><text:span text:style-name="T8">discolor</text:span></text:p>
          </table:table-cell>
          <table:table-cell office:value-type="string">
            <text:p><text:span text:style-name="T17">Salvia</text:span><text:span text:style-name="T75"> </text:span><text:span text:style-name="T17">blanca</text:span><text:span text:style-name="T29"> </text:span><text:span text:style-name="T17">de</text:span><text:span text:style-name="T29"> </text:span><text:span text:style-name="T26">Dorama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ideritis</text:span><text:span text:style-name="T13"> </text:span><text:span text:style-name="T8">infernalis</text:span></text:p>
          </table:table-cell>
          <table:table-cell office:value-type="string">
            <text:p><text:span text:style-name="T17">Chajorra</text:span><text:span text:style-name="T52"> </text:span><text:span text:style-name="T17">de</text:span><text:span text:style-name="T29"> </text:span><text:span text:style-name="T43">Adej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ideritis</text:span><text:span text:style-name="T13"> </text:span><text:span text:style-name="T8">javalambr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ideritis</text:span><text:span text:style-name="T13"> </text:span><text:span text:style-name="T8">marmorea</text:span></text:p>
          </table:table-cell>
          <table:table-cell office:value-type="string">
            <text:p><text:span text:style-name="T17">Chajorra</text:span><text:span text:style-name="T52"> </text:span><text:span text:style-name="T17">de</text:span><text:span text:style-name="T29"> </text:span><text:span text:style-name="T26">Aluc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ideritis</text:span><text:span text:style-name="T13"> </text:span><text:span text:style-name="T8">serrat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tachys</text:span><text:span text:style-name="T13"> </text:span><text:span text:style-name="T8">maritim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Teucrium</text:span><text:span text:style-name="T37"> </text:span><text:span text:style-name="T8">charidem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eucrium</text:span><text:span text:style-name="T6"> turredanum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eucrium</text:span><text:span text:style-name="T37"> </text:span><text:span text:style-name="T8">lepicephalum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hymus</text:span><text:span text:style-name="T13"> </text:span><text:span text:style-name="T6">carnos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hymus</text:span><text:span text:style-name="T13"> </text:span><text:span text:style-name="T6">loscosi</text:span></text:p>
          </table:table-cell>
          <table:table-cell office:value-type="string">
            <text:p><text:span text:style-name="T26">Tomillo</text:span><text:span text:style-name="T30"> </text:span><text:span text:style-name="T51">sanjuan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hymus</text:span><text:span text:style-name="T13"> </text:span><text:span text:style-name="T6">albicans</text:span></text:p>
          </table:table-cell>
          <table:table-cell office:value-type="string">
            <text:p><text:span text:style-name="T17">Almoradux,</text:span><text:span text:style-name="T23"> </text:span><text:span text:style-name="T51">Mejoran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Leguminos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denocarpus</text:span><text:span text:style-name="T31"> </text:span><text:span text:style-name="T8">ombriosus</text:span></text:p>
          </table:table-cell>
          <table:table-cell office:value-type="string">
            <text:p><text:span text:style-name="T17">Codeso</text:span><text:span text:style-name="T30"> </text:span><text:span text:style-name="T70">herr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agyris</text:span><text:span text:style-name="T38"> </text:span><text:span text:style-name="T8">latifolia</text:span></text:p>
          </table:table-cell>
          <table:table-cell office:value-type="string">
            <text:p><text:span text:style-name="T17">Oro</text:span><text:span text:style-name="T52"> </text:span><text:span text:style-name="T17">de</text:span><text:span text:style-name="T52"> </text:span><text:span text:style-name="T26">risc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nthylis</text:span><text:span text:style-name="T13"> </text:span><text:span text:style-name="T8">hystrix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stragalus</text:span><text:span text:style-name="T7"> </text:span><text:span text:style-name="T8">nitidiflorus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stragalus</text:span><text:span text:style-name="T7"> </text:span><text:span text:style-name="T8">tremolsian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icer</text:span><text:span text:style-name="T10"> </text:span><text:span text:style-name="T8">canariensis</text:span></text:p>
          </table:table-cell>
          <table:table-cell office:value-type="string">
            <text:p><text:span text:style-name="T17">Garbancera</text:span><text:span text:style-name="T39"> </text:span><text:span text:style-name="T51">canari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Dorycnium</text:span><text:span text:style-name="T7"> </text:span><text:span text:style-name="T6">spectabile</text:span></text:p>
          </table:table-cell>
          <table:table-cell office:value-type="string">
            <text:p><text:span text:style-name="T17">Trébol</text:span><text:span text:style-name="T75"> </text:span><text:span text:style-name="T17">de</text:span><text:span text:style-name="T47"> </text:span><text:span text:style-name="T17">risco</text:span><text:span text:style-name="T47"> </text:span><text:span text:style-name="T26">rosad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Genista</text:span><text:span text:style-name="T14"> </text:span><text:span text:style-name="T8">benehoavensis</text:span></text:p>
          </table:table-cell>
          <table:table-cell office:value-type="string">
            <text:p><text:span text:style-name="T17">Retamón</text:span><text:span text:style-name="T39"> </text:span><text:span text:style-name="T70">palm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enista</text:span><text:span text:style-name="T14"> </text:span><text:span text:style-name="T8">dorycnifoli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otus</text:span><text:span text:style-name="T10"> </text:span><text:span text:style-name="T8">berthelotii</text:span></text:p>
          </table:table-cell>
          <table:table-cell office:value-type="string">
            <text:p>Picopalom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otus</text:span><text:span text:style-name="T7"> </text:span><text:span text:style-name="T4">calis-</text:span><text:span text:style-name="T19">viridis</text:span></text:p>
          </table:table-cell>
          <table:table-cell office:value-type="string">
            <text:p><text:span text:style-name="T17">Corazoncillo</text:span><text:span text:style-name="T29"> </text:span><text:span text:style-name="T17">del</text:span><text:span text:style-name="T29"> </text:span><text:span text:style-name="T17">Andén</text:span><text:span text:style-name="T30"> </text:span><text:span text:style-name="T43">Ver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otus</text:span><text:span text:style-name="T10"> </text:span><text:span text:style-name="T8">eremiticus</text:span></text:p>
          </table:table-cell>
          <table:table-cell office:value-type="string">
            <text:p>Picocernícalo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otus</text:span><text:span text:style-name="T10"> </text:span><text:span text:style-name="T8">kunkelii</text:span></text:p>
          </table:table-cell>
          <table:table-cell office:value-type="string">
            <text:p><text:span text:style-name="T17">Yerbamuda</text:span><text:span text:style-name="T74"> </text:span><text:span text:style-name="T17">de</text:span><text:span text:style-name="T71"> </text:span><text:span text:style-name="T26">Jinámar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otus</text:span><text:span text:style-name="T10"> </text:span><text:span text:style-name="T8">maculatus</text:span></text:p>
          </table:table-cell>
          <table:table-cell office:value-type="string">
            <text:p><text:span text:style-name="T17">Pico</text:span><text:span text:style-name="T52"> </text:span><text:span text:style-name="T17">de</text:span><text:span text:style-name="T52"> </text:span><text:span text:style-name="T17">El</text:span><text:span text:style-name="T52"> </text:span><text:span text:style-name="T26">Sauzal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otus</text:span><text:span text:style-name="T10"> </text:span><text:span text:style-name="T8">pyranthus</text:span></text:p>
          </table:table-cell>
          <table:table-cell office:value-type="string">
            <text:p><text:span text:style-name="T17">Pico</text:span><text:span text:style-name="T52"> </text:span><text:span text:style-name="T17">de</text:span><text:span text:style-name="T52"> </text:span><text:span text:style-name="T26">Fueg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Medicago</text:span><text:span text:style-name="T24"> </text:span><text:span text:style-name="T6">citrina</text:span></text:p>
          </table:table-cell>
          <table:table-cell office:value-type="string">
            <text:p><text:span text:style-name="T17">Mielga</text:span><text:span text:style-name="T29"> </text:span><text:span text:style-name="T65">re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19">Teline</text:span><text:span text:style-name="T14"> </text:span><text:span text:style-name="T8">nervosa</text:span></text:p>
          </table:table-cell>
          <table:table-cell office:value-type="string">
            <text:p><text:span text:style-name="T17">Gildana</text:span><text:span text:style-name="T29"> </text:span><text:span text:style-name="T51">pelud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19">Teline</text:span><text:span text:style-name="T14"> </text:span><text:span text:style-name="T8">rosmarinifolia</text:span></text:p>
          </table:table-cell>
          <table:table-cell office:value-type="string">
            <text:p><text:span text:style-name="T17">Gildana</text:span><text:span text:style-name="T52"> </text:span><text:span text:style-name="T17">del</text:span><text:span text:style-name="T29"> </text:span><text:span text:style-name="T17">Risco</text:span><text:span text:style-name="T29"> </text:span><text:span text:style-name="T26">Blanco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Teline</text:span><text:span text:style-name="T46"> </text:span><text:span text:style-name="T4">rosmarinifolia</text:span><text:span text:style-name="T46"> </text:span><text:span text:style-name="T17">subsp.</text:span><text:span text:style-name="T47"> </text:span><text:span text:style-name="T19">Eurifolia</text:span></text:p>
          </table:table-cell>
          <table:table-cell office:value-type="string">
            <text:p><text:span text:style-name="T17">Gildana</text:span><text:span text:style-name="T52"> </text:span><text:span text:style-name="T17">de</text:span><text:span text:style-name="T29"> </text:span><text:span text:style-name="T26">Fanequ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19">Teline</text:span><text:span text:style-name="T14"> </text:span><text:span text:style-name="T8">salsoloides</text:span></text:p>
          </table:table-cell>
          <table:table-cell office:value-type="string">
            <text:p><text:span text:style-name="T17">Retamón</text:span><text:span text:style-name="T52"> </text:span><text:span text:style-name="T17">de</text:span><text:span text:style-name="T29"> </text:span><text:span text:style-name="T17">El</text:span><text:span text:style-name="T29"> </text:span><text:span text:style-name="T26">Frail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Vicia</text:span><text:span text:style-name="T21"> </text:span><text:span text:style-name="T8">bifoliolata</text:span></text:p>
          </table:table-cell>
          <table:table-cell office:value-type="string">
            <text:p>Vess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4" office:value-type="string">
            <text:p>Lentibular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inguicula</text:span><text:span text:style-name="T14"> </text:span><text:span text:style-name="T8">nevadensis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Lil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llium</text:span><text:span text:style-name="T16"> </text:span><text:span text:style-name="T8">gros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drocymbium</text:span><text:span text:style-name="T35"> </text:span><text:span text:style-name="T8">europaeum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drocymbium</text:span><text:span text:style-name="T35"> </text:span><text:span text:style-name="T8">psammophilum</text:span></text:p>
          </table:table-cell>
          <table:table-cell office:value-type="string">
            <text:p><text:span text:style-name="T17">Cebollín</text:span><text:span text:style-name="T52"> </text:span><text:span text:style-name="T17">estrellado</text:span><text:span text:style-name="T29"> </text:span><text:span text:style-name="T17">de</text:span><text:span text:style-name="T29"> </text:span><text:span text:style-name="T43">jabl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drocymbium</text:span><text:span text:style-name="T35"> </text:span><text:span text:style-name="T8">hierrense</text:span></text:p>
          </table:table-cell>
          <table:table-cell office:value-type="string">
            <text:p>Cebollín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sparagus</text:span><text:span text:style-name="T7"> </text:span><text:span text:style-name="T8">fallax</text:span></text:p>
          </table:table-cell>
          <table:table-cell office:value-type="string">
            <text:p><text:span text:style-name="T17">Esparraguera</text:span><text:span text:style-name="T30"> </text:span><text:span text:style-name="T17">de</text:span><text:span text:style-name="T30"> </text:span><text:span text:style-name="T26">monteverd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Ornithogalum</text:span><text:span text:style-name="T31"> </text:span><text:span text:style-name="T8">reverchoni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Lythr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ythrum</text:span><text:span text:style-name="T16"> </text:span><text:span text:style-name="T8">flexuosum</text:span></text:p>
          </table:table-cell>
          <table:table-cell office:value-type="string">
            <text:p>Jopillo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alv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Kosteletzkya</text:span><text:span text:style-name="T20"> </text:span><text:span text:style-name="T8">pentacarpos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Myric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yrica</text:span><text:span text:style-name="T20"> </text:span><text:span text:style-name="T4">rivas-</text:span><text:span text:style-name="T19">martinezi</text:span></text:p>
          </table:table-cell>
          <table:table-cell office:value-type="string">
            <text:p><text:span text:style-name="T17">Faya</text:span><text:span text:style-name="T29"> </text:span><text:span text:style-name="T51">herreñ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4" office:value-type="string">
            <text:p>Nymphae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Nuphar</text:span><text:span text:style-name="T10"> </text:span><text:span text:style-name="T4">pumila</text:span><text:span text:style-name="T10"> </text:span><text:span text:style-name="T19">subsp.pumila</text:span></text:p>
          </table:table-cell>
          <table:table-cell office:value-type="string">
            <text:p><text:span text:style-name="T17">Nenúfar</text:span><text:span text:style-name="T25"> </text:span><text:span text:style-name="T17">amarillo</text:span><text:span text:style-name="T25"> </text:span><text:span text:style-name="T26">pequeñ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Orchid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ypripedium</text:span><text:span text:style-name="T41"> </text:span><text:span text:style-name="T6">calceolus</text:span></text:p>
          </table:table-cell>
          <table:table-cell office:value-type="string">
            <text:p><text:span text:style-name="T17">Zapatito</text:span><text:span text:style-name="T30"> </text:span><text:span text:style-name="T17">de</text:span><text:span text:style-name="T30"> </text:span><text:span text:style-name="T17">dama,</text:span><text:span text:style-name="T39"> </text:span><text:span text:style-name="T26">Esclop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Himantoglossum</text:span><text:span text:style-name="T48"> </text:span><text:span text:style-name="T8">metlesicsianum</text:span></text:p>
          </table:table-cell>
          <table:table-cell office:value-type="string">
            <text:p><text:span text:style-name="T17">Orquídea</text:span><text:span text:style-name="T29"> </text:span><text:span text:style-name="T17">de</text:span><text:span text:style-name="T29"> </text:span><text:span text:style-name="T26">Tenerif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Orchis</text:span><text:span text:style-name="T27"> </text:span><text:span text:style-name="T8">provincial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piranthes</text:span><text:span text:style-name="T7"> </text:span><text:span text:style-name="T8">aestivalis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4" office:value-type="string">
            <text:p>Orobanch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robanche</text:span><text:span text:style-name="T24"> </text:span><text:span text:style-name="T8">densiflor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Pedicularis</text:span><text:span text:style-name="T38"> </text:span><text:span text:style-name="T4">comosa,</text:span><text:span text:style-name="T22"> </text:span><text:span text:style-name="T17">subsp.</text:span><text:span text:style-name="T32"> </text:span><text:span text:style-name="T19">asparagoides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Paeoniaceae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2"/>
          <table:table-cell table:style-name="ce8" table:number-columns-repeated="2"/>
          <table:table-cell table:style-name="ce24"/>
        </table:table-row>
        <table:table-row table:style-name="ro2">
          <table:table-cell table:style-name="ce11" office:value-type="string">
            <text:p><text:span text:style-name="T4">Paeonia</text:span><text:span text:style-name="T20"> </text:span><text:span text:style-name="T6">cambessedesi</text:span></text:p>
          </table:table-cell>
          <table:table-cell table:style-name="ce23" table:number-columns-repeated="3"/>
        </table:table-row>
        <table:table-row table:style-name="ro2">
          <table:table-cell table:style-name="ce6" office:value-type="string">
            <text:p>Papaver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Rupicapnos</text:span><text:span text:style-name="T10"> </text:span><text:span text:style-name="T4">africana</text:span><text:span text:style-name="T13"> </text:span><text:span text:style-name="T17">subsp.</text:span><text:span text:style-name="T18"> </text:span><text:span text:style-name="T19">Decipiens</text:span></text:p>
          </table:table-cell>
          <table:table-cell office:value-type="string">
            <text:p>Conejitos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7" office:value-type="string">
            <text:p><text:span text:style-name="T4">Sarcocapnos</text:span><text:span text:style-name="T13"> </text:span><text:span text:style-name="T4">baetica</text:span><text:span text:style-name="T13"> </text:span><text:span text:style-name="T17">subsp.</text:span><text:span text:style-name="T18"> </text:span><text:span text:style-name="T19">Baetica</text:span></text:p>
          </table:table-cell>
          <table:table-cell office:value-type="string">
            <text:p><text:span text:style-name="T17">Zapaticos</text:span><text:span text:style-name="T39"> </text:span><text:span text:style-name="T17">de</text:span><text:span text:style-name="T39"> </text:span><text:span text:style-name="T17">la</text:span><text:span text:style-name="T39"> </text:span><text:span text:style-name="T26">Virge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7" office:value-type="string">
            <text:p><text:span text:style-name="T4">Sarcocapnos</text:span><text:span text:style-name="T13"> </text:span><text:span text:style-name="T4">baetica</text:span><text:span text:style-name="T13"> </text:span><text:span text:style-name="T17">subsp.</text:span><text:span text:style-name="T18"> </text:span><text:span text:style-name="T19">Integriflor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arcocapnos</text:span><text:span text:style-name="T31"> </text:span><text:span text:style-name="T8">speciosa</text:span></text:p>
          </table:table-cell>
          <table:table-cell office:value-type="string">
            <text:p><text:span text:style-name="T17">Hierba</text:span><text:span text:style-name="T52"> </text:span><text:span text:style-name="T17">de</text:span><text:span text:style-name="T52"> </text:span><text:span text:style-name="T17">la</text:span><text:span text:style-name="T52"> </text:span><text:span text:style-name="T26">Lucí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Plantagin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Gadoria</text:span><text:span text:style-name="T20"> </text:span><text:span text:style-name="T4">falukei</text:span><text:span text:style-name="T24"> </text:span><text:span text:style-name="T17">Güemes</text:span><text:span text:style-name="T30"> </text:span><text:span text:style-name="T17">y</text:span><text:span text:style-name="T39"> </text:span><text:span text:style-name="T43">Mota</text:span></text:p>
          </table:table-cell>
          <table:table-cell office:value-type="string">
            <text:p><text:span text:style-name="T17">Dragoncito</text:span><text:span text:style-name="T52"> </text:span><text:span text:style-name="T17">de</text:span><text:span text:style-name="T52"> </text:span><text:span text:style-name="T17">la</text:span><text:span text:style-name="T29"> </text:span><text:span text:style-name="T17">Sierra</text:span><text:span text:style-name="T52"> </text:span><text:span text:style-name="T17">de</text:span><text:span text:style-name="T29"> </text:span><text:span text:style-name="T26">Gádor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lantago</text:span><text:span text:style-name="T20"> </text:span><text:span text:style-name="T8">algarbi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lantago</text:span><text:span text:style-name="T20"> </text:span><text:span text:style-name="T8">cornut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lantago</text:span><text:span text:style-name="T20"> </text:span><text:span text:style-name="T8">famarae</text:span></text:p>
          </table:table-cell>
          <table:table-cell office:value-type="string">
            <text:p><text:span text:style-name="T17">Pinillo</text:span><text:span text:style-name="T47"> </text:span><text:span text:style-name="T17">de</text:span><text:span text:style-name="T52"> </text:span><text:span text:style-name="T26">Fama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Plumbagin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rmeria</text:span><text:span text:style-name="T14"> </text:span><text:span text:style-name="T8">euscadi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rmeria</text:span><text:span text:style-name="T14"> </text:span><text:span text:style-name="T8">velutin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arborescens</text:span></text:p>
          </table:table-cell>
          <table:table-cell office:value-type="string">
            <text:p><text:span text:style-name="T17">Siempreviva</text:span><text:span text:style-name="T39"> </text:span><text:span text:style-name="T51">arbóre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6">dendroides</text:span></text:p>
          </table:table-cell>
          <table:table-cell office:value-type="string">
            <text:p><text:span text:style-name="T17">Siempreviva</text:span><text:span text:style-name="T39"> </text:span><text:span text:style-name="T51">gigant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dodart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6">fruticans</text:span></text:p>
          </table:table-cell>
          <table:table-cell office:value-type="string">
            <text:p><text:span text:style-name="T17">Siempreviva</text:span><text:span text:style-name="T29"> </text:span><text:span text:style-name="T17">de</text:span><text:span text:style-name="T29"> </text:span><text:span text:style-name="T17">El</text:span><text:span text:style-name="T29"> </text:span><text:span text:style-name="T26">Frail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geronense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magallufianum</text:span></text:p>
          </table:table-cell>
          <table:table-cell office:value-type="string">
            <text:p>Saladin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majoricum</text:span></text:p>
          </table:table-cell>
          <table:table-cell office:value-type="string">
            <text:p>Siempreviv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malacitanum</text:span></text:p>
          </table:table-cell>
          <table:table-cell office:value-type="string">
            <text:p><text:span text:style-name="T17">Siempreviva</text:span><text:span text:style-name="T39"> </text:span><text:span text:style-name="T51">malagueñ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ovalifolium</text:span></text:p>
          </table:table-cell>
          <table:table-cell office:value-type="string">
            <text:p><text:span text:style-name="T17">Acelga</text:span><text:span text:style-name="T29"> </text:span><text:span text:style-name="T51">salvaj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perezi</text:span></text:p>
          </table:table-cell>
          <table:table-cell office:value-type="string">
            <text:p><text:span text:style-name="T17">Siempreviva</text:span><text:span text:style-name="T29"> </text:span><text:span text:style-name="T17">de</text:span><text:span text:style-name="T30"> </text:span><text:span text:style-name="T26">Masca</text:span></text:p>
          </table:table-cell>
          <table:table-cell table:number-columns-repeated="2"/>
        </table:table-row>
        <table:table-row table:style-name="ro3">
          <table:table-cell table:style-name="ce7" office:value-type="string">
            <text:p><text:span text:style-name="T4">Limonium</text:span><text:span text:style-name="T16"> </text:span><text:span text:style-name="T4">perplexum</text:span><text:span text:style-name="T16"> </text:span><text:span text:style-name="T17">L.</text:span><text:span text:style-name="T34"> </text:span><text:span text:style-name="T17">Sáez</text:span><text:span text:style-name="T34"> </text:span><text:span text:style-name="T17">y</text:span><text:span text:style-name="T34"> </text:span><text:span text:style-name="T26">Rosselló</text:span></text:p>
          </table:table-cell>
          <table:table-cell office:value-type="string">
            <text:p><text:span text:style-name="T17">Saladilla</text:span><text:span text:style-name="T52"> </text:span><text:span text:style-name="T17">de</text:span><text:span text:style-name="T52"> </text:span><text:span text:style-name="T26">Peñíscola,</text:span></text:p>
            <text:p><text:span text:style-name="T17">Ensopeguera</text:span><text:span text:style-name="T25"> </text:span><text:span text:style-name="T51">d’Irt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pseudodictyocladum</text:span></text:p>
          </table:table-cell>
          <table:table-cell office:value-type="string">
            <text:p>Saladin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preauxii</text:span></text:p>
          </table:table-cell>
          <table:table-cell office:value-type="string">
            <text:p><text:span text:style-name="T17">Siempreviva</text:span><text:span text:style-name="T39"> </text:span><text:span text:style-name="T51">lunar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spectabile</text:span></text:p>
          </table:table-cell>
          <table:table-cell office:value-type="string">
            <text:p><text:span text:style-name="T17">Siempreviva</text:span><text:span text:style-name="T29"> </text:span><text:span text:style-name="T17">de</text:span><text:span text:style-name="T30"> </text:span><text:span text:style-name="T26">Guelgu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sventenii</text:span></text:p>
          </table:table-cell>
          <table:table-cell office:value-type="string">
            <text:p><text:span text:style-name="T17">Siempreviva</text:span><text:span text:style-name="T39"> </text:span><text:span text:style-name="T65">azu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imonium</text:span><text:span text:style-name="T9"> </text:span><text:span text:style-name="T8">vigo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Posidoni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3" office:value-type="string">
            <text:p><text:span text:style-name="T4">Posidonia</text:span><text:span text:style-name="T20"> </text:span><text:span text:style-name="T8">oceanica</text:span><text:span text:style-name="T49">1</text:span></text:p>
          </table:table-cell>
          <table:table-cell office:value-type="string">
            <text:p><text:span text:style-name="T17">Posidonia</text:span><text:span text:style-name="T30"> </text:span><text:span text:style-name="T51">oceánic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Poliga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olygala</text:span><text:span text:style-name="T14"> </text:span><text:span text:style-name="T8">vayredae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Polygon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umex</text:span><text:span text:style-name="T27"> </text:span><text:span text:style-name="T8">rupestris</text:span></text:p>
          </table:table-cell>
          <table:table-cell office:value-type="string">
            <text:p><text:span text:style-name="T17">Labaça</text:span><text:span text:style-name="T29"> </text:span><text:span text:style-name="T17">de</text:span><text:span text:style-name="T29"> </text:span><text:span text:style-name="T26">ribeir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rimu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drosace</text:span><text:span text:style-name="T24"> </text:span><text:span text:style-name="T8">cylindric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drosace</text:span><text:span text:style-name="T24"> </text:span><text:span text:style-name="T8">pyrenaic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7" office:value-type="string">
            <text:p><text:span text:style-name="T4">Androsace</text:span><text:span text:style-name="T10"> </text:span><text:span text:style-name="T4">rioxana,</text:span><text:span text:style-name="T16"> </text:span><text:span text:style-name="T17">A.</text:span><text:span text:style-name="T34"> </text:span><text:span text:style-name="T17">Segura,</text:span><text:span text:style-name="T34"> </text:span><text:span text:style-name="T43">1973</text:span></text:p>
          </table:table-cell>
          <table:table-cell office:value-type="string">
            <text:p><text:span text:style-name="T17">Androsela</text:span><text:span text:style-name="T30"> </text:span><text:span text:style-name="T51">riojan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ysimachia</text:span><text:span text:style-name="T33"> </text:span><text:span text:style-name="T8">minoricensis</text:span></text:p>
          </table:table-cell>
          <table:table-cell office:value-type="string">
            <text:p><text:span text:style-name="T17">Lisimaquia</text:span><text:span text:style-name="T30"> </text:span><text:span text:style-name="T70">menorquin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oldanela</text:span><text:span text:style-name="T20"> </text:span><text:span text:style-name="T8">villos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Ranuncu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quilegia</text:span><text:span text:style-name="T14"> </text:span><text:span text:style-name="T37">pau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7" office:value-type="string">
            <text:p><text:span text:style-name="T4">Aquilegia</text:span><text:span text:style-name="T14"> </text:span><text:span text:style-name="T4">pyrenaica</text:span><text:span text:style-name="T20"> </text:span><text:span text:style-name="T26">subsp.</text:span><text:span text:style-name="T19">cazorlensis</text:span></text:p>
          </table:table-cell>
          <table:table-cell office:value-type="string">
            <text:p><text:span text:style-name="T17">Aguileña</text:span><text:span text:style-name="T29"> </text:span><text:span text:style-name="T17">de</text:span><text:span text:style-name="T29"> </text:span><text:span text:style-name="T26">Cazorl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Delphinium</text:span><text:span text:style-name="T5"> </text:span><text:span text:style-name="T8">bolosi</text:span></text:p>
          </table:table-cell>
          <table:table-cell office:value-type="string">
            <text:p><text:span text:style-name="T17">Esperó</text:span><text:span text:style-name="T29"> </text:span><text:span text:style-name="T17">de</text:span><text:span text:style-name="T52"> </text:span><text:span text:style-name="T26">Boló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Delphinium</text:span><text:span text:style-name="T5"> </text:span><text:span text:style-name="T8">montanum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anunculus</text:span><text:span text:style-name="T5"> </text:span><text:span text:style-name="T8">parnassifoli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anunculus</text:span><text:span text:style-name="T5"> </text:span><text:span text:style-name="T8">weylerii</text:span></text:p>
          </table:table-cell>
          <table:table-cell office:value-type="string">
            <text:p><text:span text:style-name="T17">Botó</text:span><text:span text:style-name="T73"> </text:span><text:span text:style-name="T65">d’or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Resed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Reseda</text:span><text:span text:style-name="T16"> </text:span><text:span text:style-name="T4">jacquinii,</text:span><text:span text:style-name="T27"> </text:span><text:span text:style-name="T17">subsp.</text:span><text:span text:style-name="T28"> </text:span><text:span text:style-name="T19">litigios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Ros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encomia</text:span><text:span text:style-name="T24"> </text:span><text:span text:style-name="T8">brachystachya</text:span></text:p>
          </table:table-cell>
          <table:table-cell office:value-type="string">
            <text:p><text:span text:style-name="T17">Bencomia</text:span><text:span text:style-name="T29"> </text:span><text:span text:style-name="T17">de</text:span><text:span text:style-name="T30"> </text:span><text:span text:style-name="T26">Tirajan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Bencomia</text:span><text:span text:style-name="T24"> </text:span><text:span text:style-name="T8">exstipulata</text:span></text:p>
          </table:table-cell>
          <table:table-cell office:value-type="string">
            <text:p><text:span text:style-name="T17">Bencomia</text:span><text:span text:style-name="T29"> </text:span><text:span text:style-name="T17">de</text:span><text:span text:style-name="T30"> </text:span><text:span text:style-name="T26">cumbr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Bencomia</text:span><text:span text:style-name="T24"> </text:span><text:span text:style-name="T8">sphaerocarpa</text:span></text:p>
          </table:table-cell>
          <table:table-cell office:value-type="string">
            <text:p><text:span text:style-name="T17">Bencomia</text:span><text:span text:style-name="T39"> </text:span><text:span text:style-name="T51">herreñ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Dendriopoterium</text:span><text:span text:style-name="T48"> </text:span><text:span text:style-name="T8">pulidoi</text:span></text:p>
          </table:table-cell>
          <table:table-cell office:value-type="string">
            <text:p><text:span text:style-name="T17">Algafitón</text:span><text:span text:style-name="T52"> </text:span><text:span text:style-name="T17">de</text:span><text:span text:style-name="T52"> </text:span><text:span text:style-name="T17">La</text:span><text:span text:style-name="T29"> </text:span><text:span text:style-name="T26">Alde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ub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alium</text:span><text:span text:style-name="T27"> </text:span><text:span text:style-name="T8">viridiflorum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Rut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uta</text:span><text:span text:style-name="T33"> </text:span><text:span text:style-name="T8">microcarpa</text:span></text:p>
          </table:table-cell>
          <table:table-cell office:value-type="string">
            <text:p><text:span text:style-name="T17">Ruda</text:span><text:span text:style-name="T29"> </text:span><text:span text:style-name="T51">gomer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Santa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Kunkeliella</text:span><text:span text:style-name="T14"> </text:span><text:span text:style-name="T8">canariensis</text:span></text:p>
          </table:table-cell>
          <table:table-cell office:value-type="string">
            <text:p><text:span text:style-name="T17">Escobilla</text:span><text:span text:style-name="T52"> </text:span><text:span text:style-name="T17">de</text:span><text:span text:style-name="T29"> </text:span><text:span text:style-name="T26">Guayadequ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Kunkeliella</text:span><text:span text:style-name="T14"> </text:span><text:span text:style-name="T6">psilotoclada</text:span></text:p>
          </table:table-cell>
          <table:table-cell office:value-type="string">
            <text:p>Escobill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Kunkeliella</text:span><text:span text:style-name="T14"> </text:span><text:span text:style-name="T8">subsucculenta</text:span></text:p>
          </table:table-cell>
          <table:table-cell office:value-type="string">
            <text:p><text:span text:style-name="T17">Escobilla</text:span><text:span text:style-name="T29"> </text:span><text:span text:style-name="T51">carnos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Saxifrag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axifraga</text:span><text:span text:style-name="T14"> </text:span><text:span text:style-name="T8">vayredan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Sapot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ideroxylon</text:span><text:span text:style-name="T20"> </text:span><text:span text:style-name="T8">marmulano</text:span></text:p>
          </table:table-cell>
          <table:table-cell office:value-type="string">
            <text:p>Marmolán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crophular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tirrhinum</text:span><text:span text:style-name="T5"> </text:span><text:span text:style-name="T8">charidem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thirrhinum</text:span><text:span text:style-name="T41"> </text:span><text:span text:style-name="T6">lopesianum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Isoplexis</text:span><text:span text:style-name="T38"> </text:span><text:span text:style-name="T8">chalcantha</text:span></text:p>
          </table:table-cell>
          <table:table-cell office:value-type="string">
            <text:p><text:span text:style-name="T17">Crestagallo</text:span><text:span text:style-name="T29"> </text:span><text:span text:style-name="T17">de</text:span><text:span text:style-name="T29"> </text:span><text:span text:style-name="T26">Dorama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Isoplexis</text:span><text:span text:style-name="T38"> </text:span><text:span text:style-name="T8">isabelliana</text:span></text:p>
          </table:table-cell>
          <table:table-cell office:value-type="string">
            <text:p><text:span text:style-name="T17">Crestagallo</text:span><text:span text:style-name="T29"> </text:span><text:span text:style-name="T17">de</text:span><text:span text:style-name="T29"> </text:span><text:span text:style-name="T26">pinar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inaria</text:span><text:span text:style-name="T11"> </text:span><text:span text:style-name="T6">tursic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indernia</text:span><text:span text:style-name="T14"> </text:span><text:span text:style-name="T8">procumben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dontites</text:span><text:span text:style-name="T22"> </text:span><text:span text:style-name="T6">granat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Veronica</text:span><text:span text:style-name="T6"> micrantha</text:span>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4" office:value-type="string">
            <text:p>Solanaceae</text:p>
          </table:table-cell>
          <table:table-cell table:style-name="ce23" table:number-columns-repeated="3"/>
        </table:table-row>
        <table:table-row table:style-name="ro2">
          <table:table-cell office:value-type="string">
            <text:p><text:span text:style-name="T4">Atropa</text:span><text:span text:style-name="T14"> </text:span><text:span text:style-name="T8">baetica</text:span></text:p>
          </table:table-cell>
          <table:table-cell office:value-type="string">
            <text:p><text:span text:style-name="T26">Tabaco</text:span><text:span text:style-name="T29"> </text:span><text:span text:style-name="T51">gord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Normania</text:span><text:span text:style-name="T24"> </text:span><text:span text:style-name="T37">nav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olanum</text:span><text:span text:style-name="T22"> </text:span><text:span text:style-name="T37">lidi</text:span></text:p>
          </table:table-cell>
          <table:table-cell office:value-type="string">
            <text:p><text:span text:style-name="T17">Pimentero</text:span><text:span text:style-name="T29"> </text:span><text:span text:style-name="T17">de</text:span><text:span text:style-name="T29"> </text:span><text:span text:style-name="T26">Temisa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7" office:value-type="string">
            <text:p><text:span text:style-name="T4">Solanum</text:span><text:span text:style-name="T16"> </text:span><text:span text:style-name="T4">vespertilio</text:span><text:span text:style-name="T16"> </text:span><text:span text:style-name="T17">subsp.</text:span><text:span text:style-name="T34"> </text:span><text:span text:style-name="T19">doramae</text:span></text:p>
          </table:table-cell>
          <table:table-cell office:value-type="string">
            <text:p><text:span text:style-name="T17">Rejalgadera</text:span><text:span text:style-name="T29"> </text:span><text:span text:style-name="T17">de</text:span><text:span text:style-name="T30"> </text:span><text:span text:style-name="T26">Doramas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Thymelae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aphne</text:span><text:span text:style-name="T20"> </text:span><text:span text:style-name="T8">alpina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Daphne</text:span><text:span text:style-name="T20"> </text:span><text:span text:style-name="T6">rodriguezi</text:span></text:p>
          </table:table-cell>
          <table:table-cell office:value-type="string">
            <text:p><text:span text:style-name="T17">Dafne</text:span><text:span text:style-name="T29"> </text:span><text:span text:style-name="T51">menorquí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hymelaea</text:span><text:span text:style-name="T24"> </text:span><text:span text:style-name="T6">broteriana</text:span></text:p>
          </table:table-cell>
          <table:table-cell office:value-type="string">
            <text:p><text:span text:style-name="T17">Pajarera</text:span><text:span text:style-name="T29"> </text:span><text:span text:style-name="T51">portugues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hymelaea</text:span><text:span text:style-name="T24"> </text:span><text:span text:style-name="T6">lythroides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10" office:value-type="string">
            <text:p>Typh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parganium</text:span><text:span text:style-name="T22"> </text:span><text:span text:style-name="T4">natans</text:span><text:span text:style-name="T9"> </text:span><text:span text:style-name="T45">L.</text:span></text:p>
          </table:table-cell>
          <table:table-cell office:value-type="string">
            <text:p><text:span text:style-name="T17">Esparganio</text:span><text:span text:style-name="T39"> </text:span><text:span text:style-name="T17">acuático,</text:span><text:span text:style-name="T25"> </text:span><text:span text:style-name="T17">Platanaria</text:span><text:span text:style-name="T39"> </text:span><text:span text:style-name="T17">de</text:span><text:span text:style-name="T25"> </text:span><text:span text:style-name="T43">agu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Umbellifer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pium</text:span><text:span text:style-name="T16"> </text:span><text:span text:style-name="T8">repen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pium</text:span><text:span text:style-name="T16"> </text:span><text:span text:style-name="T8">bermejoi</text:span></text:p>
          </table:table-cell>
          <table:table-cell office:value-type="string">
            <text:p><text:span text:style-name="T17">Api</text:span><text:span text:style-name="T52"> </text:span><text:span text:style-name="T17">d’En</text:span><text:span text:style-name="T52"> </text:span><text:span text:style-name="T26">Bermej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Bupleurum</text:span><text:span text:style-name="T7"> </text:span><text:span text:style-name="T8">handiense</text:span></text:p>
          </table:table-cell>
          <table:table-cell office:value-type="string">
            <text:p><text:span text:style-name="T17">Anís</text:span><text:span text:style-name="T29"> </text:span><text:span text:style-name="T17">de</text:span><text:span text:style-name="T30"> </text:span><text:span text:style-name="T26">Jandí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ryngium</text:span><text:span text:style-name="T22"> </text:span><text:span text:style-name="T8">viviparum</text:span></text:p>
          </table:table-cell>
          <table:table-cell office:value-type="string">
            <text:p><text:span text:style-name="T17">Cardillo</text:span><text:span text:style-name="T29"> </text:span><text:span text:style-name="T17">de</text:span><text:span text:style-name="T30"> </text:span><text:span text:style-name="T17">laguna,</text:span><text:span text:style-name="T30"> </text:span><text:span text:style-name="T17">cardillo</text:span><text:span text:style-name="T30"> </text:span><text:span text:style-name="T26">vivípar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Ferula</text:span><text:span text:style-name="T33"> </text:span><text:span text:style-name="T8">latipinna</text:span></text:p>
          </table:table-cell>
          <table:table-cell office:value-type="string">
            <text:p><text:span text:style-name="T17">Cañaheja</text:span><text:span text:style-name="T30"> </text:span><text:span text:style-name="T51">herreñ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serpitium</text:span><text:span text:style-name="T5"> </text:span><text:span text:style-name="T8">longiradium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Naufraga</text:span><text:span text:style-name="T20"> </text:span><text:span text:style-name="T8">balearica</text:span></text:p>
          </table:table-cell>
          <table:table-cell office:value-type="string">
            <text:p>Naufrag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eucedanum</text:span><text:span text:style-name="T31"> </text:span><text:span text:style-name="T8">schotti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eseli</text:span><text:span text:style-name="T33"> </text:span><text:span text:style-name="T8">farrenyii</text:span></text:p>
          </table:table-cell>
          <table:table-cell table:style-name="ce20"/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eseli</text:span><text:span text:style-name="T33"> </text:span><text:span text:style-name="T8">intricatum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horella</text:span><text:span text:style-name="T14"> </text:span><text:span text:style-name="T8">verticillatinundat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Viol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5" office:value-type="string">
            <text:p><text:span text:style-name="T17">Viola</text:span><text:span text:style-name="T50"> </text:span><text:span text:style-name="T51">cazorlensis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Viola</text:span><text:span text:style-name="T14"> </text:span><text:span text:style-name="T4">cheiranthifolia</text:span><text:span text:style-name="T14"> </text:span><text:span text:style-name="T17">Humb.</text:span><text:span text:style-name="T30"> </text:span><text:span text:style-name="T17">&amp;</text:span><text:span text:style-name="T29"> </text:span><text:span text:style-name="T26">Bonpl.</text:span></text:p>
          </table:table-cell>
          <table:table-cell office:value-type="string">
            <text:p><text:span text:style-name="T17">Violeta</text:span><text:span text:style-name="T47"> </text:span><text:span text:style-name="T17">del</text:span><text:span text:style-name="T47"> </text:span><text:span text:style-name="T26">Teide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<text:span text:style-name="T17">Viola</text:span><text:span text:style-name="T50"> </text:span><text:span text:style-name="T51">jaubertian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Zannichelliaceae</text:p>
          </table:table-cell>
          <table:table-cell table:style-name="ce20"/>
          <table:table-cell table:number-columns-repeated="2"/>
        </table:table-row>
        <table:table-row table:style-name="ro3">
          <table:table-cell office:value-type="string">
            <text:p><text:span text:style-name="T4">Cymodocea</text:span><text:span text:style-name="T10"> </text:span><text:span text:style-name="T8">nodosa</text:span></text:p>
          </table:table-cell>
          <table:table-cell office:value-type="string">
            <text:p>Seba</text:p>
          </table:table-cell>
          <table:table-cell table:style-name="ce6" office:value-type="string">
            <text:p><text:span text:style-name="T17">Mediterráneo</text:span><text:span text:style-name="T52"> </text:span><text:span text:style-name="T17">y</text:span><text:span text:style-name="T29"> </text:span><text:span text:style-name="T17">Atlántico</text:span><text:span text:style-name="T29"> </text:span><text:span text:style-name="T17">de</text:span><text:span text:style-name="T29"> </text:span><text:span text:style-name="T53">la</text:span></text:p>
            <text:p><text:span text:style-name="T17">península</text:span><text:span text:style-name="T30"> </text:span><text:span text:style-name="T51">Ibérica</text:span></text:p>
          </table:table-cell>
          <table:table-cell/>
        </table:table-row>
        <table:table-row table:style-name="ro1">
          <table:table-cell office:value-type="string">
            <text:p><text:span text:style-name="T4">Cymodocea</text:span><text:span text:style-name="T10"> </text:span><text:span text:style-name="T8">nodosa</text:span></text:p>
          </table:table-cell>
          <table:table-cell office:value-type="string">
            <text:p>Seba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Zoster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5" office:value-type="string">
            <text:p><text:span text:style-name="T17">Zostera</text:span><text:span text:style-name="T29"> </text:span><text:span text:style-name="T51">marina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1">
          <table:table-cell office:value-type="string">
            <text:p><text:span text:style-name="T4">Nanozostera</text:span><text:span text:style-name="T24"> </text:span><text:span text:style-name="T8">noltii</text:span></text:p>
          </table:table-cell>
          <table:table-cell office:value-type="string">
            <text:p><text:span text:style-name="T17">Seba</text:span><text:span text:style-name="T39"> </text:span><text:span text:style-name="T17">de</text:span><text:span text:style-name="T39"> </text:span><text:span text:style-name="T17">mar</text:span><text:span text:style-name="T39"> </text:span><text:span text:style-name="T17">estrecha,</text:span><text:span text:style-name="T39"> </text:span><text:span text:style-name="T17">Seba</text:span><text:span text:style-name="T39"> </text:span><text:span text:style-name="T43">fina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3">
          <table:table-cell office:value-type="string">
            <text:p><text:span text:style-name="T4">Nanozostera</text:span><text:span text:style-name="T24"> </text:span><text:span text:style-name="T8">noltii</text:span></text:p>
          </table:table-cell>
          <table:table-cell office:value-type="string">
            <text:p><text:span text:style-name="T17">Seba</text:span><text:span text:style-name="T39"> </text:span><text:span text:style-name="T17">de</text:span><text:span text:style-name="T39"> </text:span><text:span text:style-name="T17">mar</text:span><text:span text:style-name="T39"> </text:span><text:span text:style-name="T17">estrecha,</text:span><text:span text:style-name="T39"> </text:span><text:span text:style-name="T17">Seba</text:span><text:span text:style-name="T39"> </text:span><text:span text:style-name="T43">fina</text:span></text:p>
          </table:table-cell>
          <table:table-cell table:style-name="ce6" office:value-type="string">
            <text:p><text:span text:style-name="T17">Mediterráneo</text:span><text:span text:style-name="T52"> </text:span><text:span text:style-name="T17">y</text:span><text:span text:style-name="T29"> </text:span><text:span text:style-name="T17">Atlántico</text:span><text:span text:style-name="T29"> </text:span><text:span text:style-name="T17">de</text:span><text:span text:style-name="T29"> </text:span><text:span text:style-name="T53">la</text:span></text:p>
            <text:p><text:span text:style-name="T17">península</text:span><text:span text:style-name="T30"> </text:span><text:span text:style-name="T51">Ibérica</text:span></text:p>
          </table:table-cell>
          <table:table-cell/>
        </table:table-row>
        <table:table-row table:style-name="ro2">
          <table:table-cell table:style-name="ce6" office:value-type="string">
            <text:p>BRYOPHYTA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ruchia</text:span><text:span text:style-name="T14"> </text:span><text:span text:style-name="T8">vogesiac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uxbaumia</text:span><text:span text:style-name="T10"> </text:span><text:span text:style-name="T8">viridis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Echinodium</text:span><text:span text:style-name="T5"> </text:span><text:span text:style-name="T8">spinosum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amatocaulis</text:span><text:span text:style-name="T31"> </text:span><text:span text:style-name="T8">vernicos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Jungermannia</text:span><text:span text:style-name="T10"> </text:span><text:span text:style-name="T6">handeli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arsupella</text:span><text:span text:style-name="T20"> </text:span><text:span text:style-name="T8">profund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rthotrichum</text:span><text:span text:style-name="T31"> </text:span><text:span text:style-name="T8">roger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talophylum</text:span><text:span text:style-name="T31"> </text:span><text:span text:style-name="T8">ralfsi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iela</text:span><text:span text:style-name="T33"> </text:span><text:span text:style-name="T8">helicophyll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phagnum</text:span><text:span text:style-name="T7"> </text:span><text:span text:style-name="T8">pylaisii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LOROPHYTA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ulerpa</text:span><text:span text:style-name="T20"> </text:span><text:span text:style-name="T8">ollivieri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RHODOPHYT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Gelidium</text:span><text:span text:style-name="T27"> </text:span><text:span text:style-name="T4">arbusculum</text:span><text:span text:style-name="T13"> </text:span><text:span text:style-name="T17">Bory</text:span><text:span text:style-name="T18"> </text:span><text:span text:style-name="T17">de</text:span><text:span text:style-name="T18"> </text:span><text:span text:style-name="T17">Saint-Vincent</text:span><text:span text:style-name="T18"> </text:span><text:span text:style-name="T17">ex</text:span><text:span text:style-name="T18"> </text:span><text:span text:style-name="T17">Borgesen,</text:span><text:span text:style-name="T18"> </text:span><text:span text:style-name="T26">1927.</text:span></text:p>
          </table:table-cell>
          <table:table-cell office:value-type="string">
            <text:p><text:span text:style-name="T17">Gelidio</text:span><text:span text:style-name="T29"> </text:span><text:span text:style-name="T17">rojo,</text:span><text:span text:style-name="T30"> </text:span><text:span text:style-name="T17">Mujo</text:span><text:span text:style-name="T30"> </text:span><text:span text:style-name="T43">rojo.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3">
          <table:table-cell table:style-name="ce7" office:value-type="string">
            <text:p><text:span text:style-name="T4">Gelidium</text:span><text:span text:style-name="T16"> </text:span><text:span text:style-name="T4">canariense</text:span><text:span text:style-name="T27"> </text:span><text:span text:style-name="T17">(Grunow)</text:span><text:span text:style-name="T28"> </text:span><text:span text:style-name="T17">Seoane</text:span><text:span text:style-name="T28"> </text:span><text:span text:style-name="T17">Camba</text:span><text:span text:style-name="T34"> </text:span><text:span text:style-name="T17">ex</text:span><text:span text:style-name="T28"> </text:span><text:span text:style-name="T17">Haroun,</text:span><text:span text:style-name="T28"> </text:span><text:span text:style-name="T17">Gil-</text:span><text:span text:style-name="T26">Rodríguez,</text:span></text:p>
            <text:p><text:span text:style-name="T17">Díaz</text:span><text:span text:style-name="T52"> </text:span><text:span text:style-name="T17">de</text:span><text:span text:style-name="T30"> </text:span><text:span text:style-name="T17">Castro</text:span><text:span text:style-name="T30"> </text:span><text:span text:style-name="T17">y</text:span><text:span text:style-name="T39"> </text:span><text:span text:style-name="T17">Prud’homme</text:span><text:span text:style-name="T30"> </text:span><text:span text:style-name="T17">van</text:span><text:span text:style-name="T30"> </text:span><text:span text:style-name="T17">Reine,</text:span><text:span text:style-name="T39"> </text:span><text:span text:style-name="T26">2002.</text:span></text:p>
          </table:table-cell>
          <table:table-cell office:value-type="string">
            <text:p><text:span text:style-name="T17">Gelidio</text:span><text:span text:style-name="T30"> </text:span><text:span text:style-name="T17">negro,</text:span><text:span text:style-name="T39"> </text:span><text:span text:style-name="T17">Mujo</text:span><text:span text:style-name="T30"> </text:span><text:span text:style-name="T26">negro.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ymnogongrus</text:span><text:span text:style-name="T12"> </text:span><text:span text:style-name="T8">crenulatus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Kalymenia</text:span><text:span text:style-name="T24"> </text:span><text:span text:style-name="T8">spathulata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Lythophyllum</text:span><text:span text:style-name="T7"> </text:span><text:span text:style-name="T8">byssoides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Ptilophora</text:span><text:span text:style-name="T14"> </text:span><text:span text:style-name="T8">mediterranea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chimmelmannia</text:span><text:span text:style-name="T27"> </text:span><text:span text:style-name="T8">schousboei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phaerococcus</text:span><text:span text:style-name="T12"> </text:span><text:span text:style-name="T8">rhizophylloides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Tenarea</text:span><text:span text:style-name="T46"> </text:span><text:span text:style-name="T4">tortuosa</text:span><text:span text:style-name="T11"> </text:span><text:span text:style-name="T17">(Esper)</text:span><text:span text:style-name="T52"> </text:span><text:span text:style-name="T26">Lemoine.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Titanoderma</text:span><text:span text:style-name="T27"> </text:span><text:span text:style-name="T4">ramosissimum</text:span><text:span text:style-name="T27"> </text:span><text:span text:style-name="T17">(Heydrich)</text:span><text:span text:style-name="T18"> </text:span><text:span text:style-name="T17">Bressan</text:span><text:span text:style-name="T28"> </text:span><text:span text:style-name="T17">&amp;</text:span><text:span text:style-name="T28"> </text:span><text:span text:style-name="T26">Cabioch.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Titanoderma</text:span><text:span text:style-name="T10"> </text:span><text:span text:style-name="T4">trochanter</text:span><text:span text:style-name="T16"> </text:span><text:span text:style-name="T17">(Bory)</text:span><text:span text:style-name="T34"> </text:span><text:span text:style-name="T17">Benhissoune</text:span><text:span text:style-name="T25"> </text:span><text:span text:style-name="T4">et</text:span><text:span text:style-name="T16"> </text:span><text:span text:style-name="T45">al.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HETEROKONTOPHYT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ystoseira</text:span><text:span text:style-name="T14"> </text:span><text:span text:style-name="T17">sp.</text:span><text:span text:style-name="T30"> </text:span><text:span text:style-name="T53">(1)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3">
          <table:table-cell table:style-name="ce7" office:value-type="string">
            <text:p><text:span text:style-name="T4">Cystoseira</text:span><text:span text:style-name="T20"> </text:span><text:span text:style-name="T4">abies-marina</text:span><text:span text:style-name="T24"> </text:span><text:span text:style-name="T26">(S.G.Gmelin).</text:span></text:p>
            <text:p><text:span text:style-name="T17">C.</text:span><text:span text:style-name="T25"> </text:span><text:span text:style-name="T17">Agardh,</text:span><text:span text:style-name="T25"> </text:span><text:span text:style-name="T26">1820.</text:span></text:p>
          </table:table-cell>
          <table:table-cell office:value-type="string">
            <text:p><text:span text:style-name="T17">Mujo</text:span><text:span text:style-name="T29"> </text:span><text:span text:style-name="T51">amarill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aminaria</text:span><text:span text:style-name="T20"> </text:span><text:span text:style-name="T8">rodriguezi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argassum</text:span><text:span text:style-name="T5"> </text:span><text:span text:style-name="T6">acinarium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argassum</text:span><text:span text:style-name="T5"> </text:span><text:span text:style-name="T8">flavifolium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argassum</text:span><text:span text:style-name="T5"> </text:span><text:span text:style-name="T8">hornschuchii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argassum</text:span><text:span text:style-name="T5"> </text:span><text:span text:style-name="T8">trichocarpum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16" office:value-type="string">
            <text:p><text:span text:style-name="T54">1</text:span><text:span text:style-name="T55"> </text:span><text:span text:style-name="T56">Las</text:span><text:span text:style-name="T57"> </text:span><text:span text:style-name="T56">comunidades</text:span><text:span text:style-name="T57"> </text:span><text:span text:style-name="T56">autónomas,</text:span><text:span text:style-name="T57"> </text:span><text:span text:style-name="T56">o</text:span><text:span text:style-name="T57"> </text:span><text:span text:style-name="T56">en</text:span><text:span text:style-name="T57"> </text:span><text:span text:style-name="T56">su</text:span><text:span text:style-name="T57"> </text:span><text:span text:style-name="T56">caso,</text:span><text:span text:style-name="T57"> </text:span><text:span text:style-name="T56">la</text:span><text:span text:style-name="T57"> </text:span><text:span text:style-name="T56">Administración</text:span><text:span text:style-name="T57"> </text:span><text:span text:style-name="T56">General</text:span><text:span text:style-name="T57"> </text:span><text:span text:style-name="T56">del</text:span><text:span text:style-name="T57"> </text:span><text:span text:style-name="T56">Estado</text:span><text:span text:style-name="T57"> </text:span><text:span text:style-name="T56">podrán</text:span><text:span text:style-name="T57"> </text:span><text:span text:style-name="T56">reglamentar</text:span><text:span text:style-name="T57"> </text:span><text:span text:style-name="T56">las operaciones de anclaje de embarcaciones u otras similares.</text:span></text:p>
          </table:table-cell>
          <table:table-cell table:style-name="Default" table:number-columns-repeated="3"/>
        </table:table-row>
        <table:table-row table:style-name="ro4">
          <table:table-cell table:style-name="ce17" office:value-type="string">
            <text:p>(1)<text:span text:style-name="T58"> </text:span>Se<text:span text:style-name="T59"> </text:span>incluyen<text:span text:style-name="T59"> </text:span>todas<text:span text:style-name="T60"> </text:span>las<text:span text:style-name="T59"> </text:span>especies<text:span text:style-name="T59"> </text:span>del<text:span text:style-name="T60"> </text:span>género,<text:span text:style-name="T59"> </text:span>salvo<text:span text:style-name="T59"> </text:span><text:span text:style-name="T61">Cystoseira</text:span><text:span text:style-name="T62"> compressa</text:span><text:span text:style-name="T59">.</text:span>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3"/>
          <table:table-cell table:style-name="ce23" table:number-columns-repeated="3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 table:number-rows-repeated="2">
          <table:table-cell table:style-name="ce7"/>
          <table:table-cell table:style-name="ce20"/>
          <table:table-cell table:style-name="ce6"/>
          <table:table-cell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3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 table:number-rows-repeated="3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 table:number-rows-repeated="2">
          <table:table-cell table:style-name="ce7"/>
          <table:table-cell table:number-columns-repeated="3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3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 table:number-rows-repeated="3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20"/>
          <table:table-cell table:style-name="ce6"/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/>
          <table:table-cell table:style-name="ce23"/>
          <table:table-cell table:style-name="ce14"/>
          <table:table-cell table:style-name="ce23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 table:style-name="ce15"/>
          <table:table-cell table:number-columns-repeated="2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 table:number-rows-repeated="2">
          <table:table-cell table:style-name="ce7"/>
          <table:table-cell table:number-columns-repeated="2"/>
          <table:table-cell table:style-name="ce15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3">
          <table:table-cell table:style-name="ce7"/>
          <table:table-cell/>
          <table:table-cell table:style-name="ce6"/>
          <table:table-cell/>
        </table:table-row>
        <table:table-row table:style-name="ro2">
          <table:table-cell table:style-name="ce7"/>
          <table:table-cell table:number-columns-repeated="3"/>
        </table:table-row>
        <table:table-row table:style-name="ro2" table:number-rows-repeated="5">
          <table:table-cell table:style-name="ce7"/>
          <table:table-cell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 table:number-rows-repeated="5">
          <table:table-cell table:style-name="ce7"/>
          <table:table-cell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20"/>
          <table:table-cell table:style-name="ce6"/>
          <table:table-cell/>
        </table:table-row>
        <table:table-row table:style-name="ro2" table:number-rows-repeated="4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7"/>
          <table:table-cell table:style-name="ce20"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7"/>
          <table:table-cell/>
          <table:table-cell table:style-name="ce6"/>
          <table:table-cell/>
        </table:table-row>
        <table:table-row table:style-name="ro2">
          <table:table-cell table:style-name="ce7"/>
          <table:table-cell table:style-name="ce20"/>
          <table:table-cell table:style-name="ce6"/>
          <table:table-cell/>
        </table:table-row>
        <table:table-row table:style-name="ro2">
          <table:table-cell table:style-name="ce18"/>
          <table:table-cell table:style-name="ce20"/>
          <table:table-cell table:number-columns-repeated="2"/>
        </table:table-row>
        <table:table-row table:style-name="ro2">
          <table:table-cell table:style-name="ce15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1">
          <table:table-cell table:number-columns-repeated="2"/>
          <table:table-cell table:style-name="ce6"/>
          <table:table-cell table:style-name="ce15"/>
        </table:table-row>
        <table:table-row table:style-name="ro2">
          <table:table-cell table:style-name="ce15"/>
          <table:table-cell table:style-name="ce20"/>
          <table:table-cell table:number-columns-repeated="2"/>
        </table:table-row>
        <table:table-row table:style-name="ro2">
          <table:table-cell table:style-name="ce19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/>
          <table:table-cell table:style-name="ce6"/>
          <table:table-cell/>
        </table:table-row>
        <table:table-row table:style-name="ro2" table:number-rows-repeated="3">
          <table:table-cell table:number-columns-repeated="2"/>
          <table:table-cell table:style-name="ce6"/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4" office:value-type="string">
            <text:p>Cetorhinidae</text:p>
          </table:table-cell>
          <table:table-cell table:style-name="ce23" table:number-columns-repeated="3"/>
        </table:table-row>
        <table:table-row table:style-name="ro2">
          <table:table-cell office:value-type="string">
            <text:p><text:span text:style-name="T4">Cetorhinus</text:span><text:span text:style-name="T7"> </text:span><text:span text:style-name="T8">maximus</text:span></text:p>
          </table:table-cell>
          <table:table-cell office:value-type="string">
            <text:p><text:span text:style-name="T17">Tiburón</text:span><text:span text:style-name="T65"> </text:span><text:span text:style-name="T51">peregrino</text:span></text:p>
          </table:table-cell>
          <table:table-cell table:style-name="ce6" office:value-type="string">
            <text:p><text:span text:style-name="T17">Mediterráneo</text:span><text:span text:style-name="T29"> </text:span><text:span text:style-name="T17">y</text:span><text:span text:style-name="T29"> </text:span><text:span text:style-name="T17">Atlántico</text:span><text:span text:style-name="T29"> </text:span><text:span text:style-name="T26">ibérico</text:span></text:p>
          </table:table-cell>
          <table:table-cell/>
        </table:table-row>
        <table:table-row table:style-name="ro2">
          <table:table-cell table:style-name="ce19" office:value-type="string">
            <text:p><text:span text:style-name="T51">Alopiidae</text:span><text:span text:style-name="T63">2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Odontaspidid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Odontaspis</text:span><text:span text:style-name="T13"> </text:span><text:span text:style-name="T4">ferox</text:span><text:span text:style-name="T38"> </text:span><text:span text:style-name="T17">(Risso,</text:span><text:span text:style-name="T40"> </text:span><text:span text:style-name="T26">1810)</text:span></text:p>
          </table:table-cell>
          <table:table-cell office:value-type="string">
            <text:p>Solrayo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RAJ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Raj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Dipturus</text:span><text:span text:style-name="T13"> </text:span><text:span text:style-name="T4">batis</text:span><text:span text:style-name="T38"> </text:span><text:span text:style-name="T17">(Linnaeus,</text:span><text:span text:style-name="T40"> </text:span><text:span text:style-name="T26">1758)</text:span></text:p>
          </table:table-cell>
          <table:table-cell office:value-type="string">
            <text:p>Noriega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Leucoraja</text:span><text:span text:style-name="T20"> </text:span><text:span text:style-name="T8">circularis</text:span></text:p>
          </table:table-cell>
          <table:table-cell office:value-type="string">
            <text:p><text:span text:style-name="T17">Raya</text:span><text:span text:style-name="T52"> </text:span><text:span text:style-name="T17">falsa</text:span><text:span text:style-name="T29"> </text:span><text:span text:style-name="T43">vel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Leucoraja</text:span><text:span text:style-name="T20"> </text:span><text:span text:style-name="T8">melitensis</text:span></text:p>
          </table:table-cell>
          <table:table-cell office:value-type="string">
            <text:p><text:span text:style-name="T17">Raya</text:span><text:span text:style-name="T52"> </text:span><text:span text:style-name="T17">de</text:span><text:span text:style-name="T29"> </text:span><text:span text:style-name="T43">Malt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Rostroraja</text:span><text:span text:style-name="T10"> </text:span><text:span text:style-name="T4">alba</text:span><text:span text:style-name="T16"> </text:span><text:span text:style-name="T17">(Lacépéde,</text:span><text:span text:style-name="T34"> </text:span><text:span text:style-name="T26">1803)</text:span></text:p>
          </table:table-cell>
          <table:table-cell office:value-type="string">
            <text:p><text:span text:style-name="T17">Raya</text:span><text:span text:style-name="T39"> </text:span><text:span text:style-name="T17">blanca,</text:span><text:span text:style-name="T39"> </text:span><text:span text:style-name="T17">Raya</text:span><text:span text:style-name="T25"> </text:span><text:span text:style-name="T26">bramante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10" office:value-type="string">
            <text:p>Rhinoba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hinobatos</text:span><text:span text:style-name="T5"> </text:span><text:span text:style-name="T8">cemiculus</text:span></text:p>
          </table:table-cell>
          <table:table-cell office:value-type="string">
            <text:p><text:span text:style-name="T17">Guitarra</text:span><text:span text:style-name="T29"> </text:span><text:span text:style-name="T51">barbanegr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Rhinobatos</text:span><text:span text:style-name="T5"> </text:span><text:span text:style-name="T8">rhinobatos</text:span></text:p>
          </table:table-cell>
          <table:table-cell office:value-type="string">
            <text:p><text:span text:style-name="T17">Guitarra</text:span><text:span text:style-name="T29"> </text:span><text:span text:style-name="T51">común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Gymnur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Gymnura</text:span><text:span text:style-name="T16"> </text:span><text:span text:style-name="T4">altavela</text:span><text:span text:style-name="T16"> </text:span><text:span text:style-name="T17">(Linnaeus,</text:span><text:span text:style-name="T34"> </text:span><text:span text:style-name="T26">1758)</text:span></text:p>
          </table:table-cell>
          <table:table-cell office:value-type="string">
            <text:p><text:span text:style-name="T17">Raya</text:span><text:span text:style-name="T34"> </text:span><text:span text:style-name="T17">mariposa,</text:span><text:span text:style-name="T28"> </text:span><text:span text:style-name="T26">Mantellin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Pris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Pristis</text:span><text:span text:style-name="T16"> </text:span><text:span text:style-name="T4">pectinata</text:span><text:span text:style-name="T16"> </text:span><text:span text:style-name="T17">(Latham,</text:span><text:span text:style-name="T28"> </text:span><text:span text:style-name="T26">1794)</text:span></text:p>
          </table:table-cell>
          <table:table-cell office:value-type="string">
            <text:p><text:span text:style-name="T17">Pez</text:span><text:span text:style-name="T30"> </text:span><text:span text:style-name="T51">sierr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Pristis</text:span><text:span text:style-name="T13"> </text:span><text:span text:style-name="T4">pristis</text:span><text:span text:style-name="T13"> </text:span><text:span text:style-name="T17">(Linnaeus,</text:span><text:span text:style-name="T40"> </text:span><text:span text:style-name="T26">1758)</text:span></text:p>
          </table:table-cell>
          <table:table-cell office:value-type="string">
            <text:p><text:span text:style-name="T17">Pez</text:span><text:span text:style-name="T25"> </text:span><text:span text:style-name="T17">sierra,</text:span><text:span text:style-name="T25"> </text:span><text:span text:style-name="T26">Pejesierr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Mobu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bula</text:span><text:span text:style-name="T20"> </text:span><text:span text:style-name="T8">mobular</text:span></text:p>
          </table:table-cell>
          <table:table-cell office:value-type="string">
            <text:p>Manta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SQUAL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Oxyno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Oxynotus</text:span><text:span text:style-name="T13"> </text:span><text:span text:style-name="T4">centrina</text:span><text:span text:style-name="T13"> </text:span><text:span text:style-name="T17">(Linnaeus,</text:span><text:span text:style-name="T18"> </text:span><text:span text:style-name="T26">1758)</text:span></text:p>
          </table:table-cell>
          <table:table-cell office:value-type="string">
            <text:p><text:span text:style-name="T17">Cerdo</text:span><text:span text:style-name="T29"> </text:span><text:span text:style-name="T51">marin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SQUATIN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20" table:number-columns-repeated="2"/>
          <table:table-cell table:number-columns-repeated="2"/>
        </table:table-row>
        <table:table-row table:style-name="ro2">
          <table:table-cell table:style-name="ce6" office:value-type="string">
            <text:p>Squatin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Squatina</text:span><text:span text:style-name="T20"> </text:span><text:span text:style-name="T4">aculeata</text:span><text:span text:style-name="T24"> </text:span><text:span text:style-name="T17">(Dumeril,</text:span><text:span text:style-name="T30"> </text:span><text:span text:style-name="T17">en</text:span><text:span text:style-name="T39"> </text:span><text:span text:style-name="T17">Cuvier,</text:span><text:span text:style-name="T30"> </text:span><text:span text:style-name="T26">1817)</text:span></text:p>
          </table:table-cell>
          <table:table-cell office:value-type="string">
            <text:p><text:span text:style-name="T17">Angelote</text:span><text:span text:style-name="T30"> </text:span><text:span text:style-name="T51">espinos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Squatina</text:span><text:span text:style-name="T16"> </text:span><text:span text:style-name="T4">oculata</text:span><text:span text:style-name="T16"> </text:span><text:span text:style-name="T17">(Bonaparte,</text:span><text:span text:style-name="T34"> </text:span><text:span text:style-name="T26">1840)</text:span></text:p>
          </table:table-cell>
          <table:table-cell office:value-type="string">
            <text:p><text:span text:style-name="T17">Angelote</text:span><text:span text:style-name="T30"> </text:span><text:span text:style-name="T51">manchad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Squatina</text:span><text:span text:style-name="T10"> </text:span><text:span text:style-name="T4">squatina</text:span><text:span text:style-name="T16"> </text:span><text:span text:style-name="T17">(Linnaeus,</text:span><text:span text:style-name="T34"> </text:span><text:span text:style-name="T26">1758)</text:span></text:p>
          </table:table-cell>
          <table:table-cell office:value-type="string">
            <text:p>Angelote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1">
          <table:table-cell table:style-name="ce7" office:value-type="string">
            <text:p><text:span text:style-name="T4">Squatina</text:span><text:span text:style-name="T10"> </text:span><text:span text:style-name="T4">squatina</text:span><text:span text:style-name="T16"> </text:span><text:span text:style-name="T17">(Linnaeus,</text:span><text:span text:style-name="T34"> </text:span><text:span text:style-name="T26">1758).</text:span></text:p>
          </table:table-cell>
          <table:table-cell office:value-type="string">
            <text:p>Angelote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1">
          <table:table-cell table:style-name="ce7" office:value-type="string">
            <text:p><text:span text:style-name="T4">Squatina</text:span><text:span text:style-name="T10"> </text:span><text:span text:style-name="T4">oculata</text:span><text:span text:style-name="T16"> </text:span><text:span text:style-name="T17">Bonaparte,</text:span><text:span text:style-name="T34"> </text:span><text:span text:style-name="T26">1840.</text:span></text:p>
          </table:table-cell>
          <table:table-cell office:value-type="string">
            <text:p><text:span text:style-name="T17">Angelote</text:span><text:span text:style-name="T30"> </text:span><text:span text:style-name="T51">manchad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1">
          <table:table-cell table:style-name="ce7" office:value-type="string">
            <text:p><text:span text:style-name="T4">Squatina</text:span><text:span text:style-name="T14"> </text:span><text:span text:style-name="T4">aculeata</text:span><text:span text:style-name="T14"> </text:span><text:span text:style-name="T17">Cuvier,</text:span><text:span text:style-name="T29"> </text:span><text:span text:style-name="T26">1829.</text:span></text:p>
          </table:table-cell>
          <table:table-cell office:value-type="string">
            <text:p><text:span text:style-name="T17">Angelote</text:span><text:span text:style-name="T30"> </text:span><text:span text:style-name="T51">espinos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SYNGNATH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Syngnath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ippocampus</text:span><text:span text:style-name="T22"> </text:span><text:span text:style-name="T4">guttulatus</text:span><text:span text:style-name="T9"> </text:span><text:span text:style-name="T4">(=H.</text:span><text:span text:style-name="T22"> </text:span><text:span text:style-name="T19">ramulosus)</text:span></text:p>
          </table:table-cell>
          <table:table-cell office:value-type="string">
            <text:p><text:span text:style-name="T17">Caballito</text:span><text:span text:style-name="T52"> </text:span><text:span text:style-name="T17">de</text:span><text:span text:style-name="T29"> </text:span><text:span text:style-name="T53">mar</text:span></text:p>
          </table:table-cell>
          <table:table-cell table:style-name="ce6" office:value-type="string">
            <text:p><text:span text:style-name="T17">Mediterráneo</text:span><text:span text:style-name="T29"> </text:span><text:span text:style-name="T17">y</text:span><text:span text:style-name="T29"> </text:span><text:span text:style-name="T17">Atlántico</text:span><text:span text:style-name="T29"> </text:span><text:span text:style-name="T26">ibérico</text:span></text:p>
          </table:table-cell>
          <table:table-cell/>
        </table:table-row>
        <table:table-row table:style-name="ro2">
          <table:table-cell office:value-type="string">
            <text:p><text:span text:style-name="T4">Hippocampus</text:span><text:span text:style-name="T15"> </text:span><text:span text:style-name="T8">hippocampus</text:span></text:p>
          </table:table-cell>
          <table:table-cell office:value-type="string">
            <text:p><text:span text:style-name="T17">Caballito</text:span><text:span text:style-name="T52"> </text:span><text:span text:style-name="T17">de</text:span><text:span text:style-name="T29"> </text:span><text:span text:style-name="T53">mar</text:span></text:p>
          </table:table-cell>
          <table:table-cell table:style-name="ce6" office:value-type="string">
            <text:p><text:span text:style-name="T17">Mediterráneo</text:span><text:span text:style-name="T29"> </text:span><text:span text:style-name="T17">y</text:span><text:span text:style-name="T29"> </text:span><text:span text:style-name="T17">Atlántico</text:span><text:span text:style-name="T29"> </text:span><text:span text:style-name="T26">ibérico</text:span></text:p>
          </table:table-cell>
          <table:table-cell/>
        </table:table-row>
        <table:table-row table:style-name="ro2">
          <table:table-cell table:style-name="ce15" office:value-type="string">
            <text:p>TETRAODONT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Diodon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ilomycterus</text:span><text:span text:style-name="T15"> </text:span><text:span text:style-name="T8">atringa</text:span></text:p>
          </table:table-cell>
          <table:table-cell office:value-type="string">
            <text:p><text:span text:style-name="T26">Tamboril</text:span><text:span text:style-name="T25"> </text:span><text:span text:style-name="T51">espinos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ACIPENSER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cipense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ipenser</text:span><text:span text:style-name="T9"> </text:span><text:span text:style-name="T8">sturio</text:span></text:p>
          </table:table-cell>
          <table:table-cell office:value-type="string">
            <text:p>Esturión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CYPRIN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ypri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aecypris</text:span><text:span text:style-name="T7"> </text:span><text:span text:style-name="T8">hispanica</text:span></text:p>
          </table:table-cell>
          <table:table-cell office:value-type="string">
            <text:p>Jarabugo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hondrostoma</text:span><text:span text:style-name="T16"> </text:span><text:span text:style-name="T8">arcasii</text:span></text:p>
          </table:table-cell>
          <table:table-cell office:value-type="string">
            <text:p>Bermejuel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arachondrostoma</text:span><text:span text:style-name="T13"> </text:span><text:span text:style-name="T4">arrigonis</text:span><text:span text:style-name="T13"> </text:span><text:span text:style-name="T4">(=Chondrostoma</text:span><text:span text:style-name="T13"> </text:span><text:span text:style-name="T19">arrigonis)</text:span></text:p>
          </table:table-cell>
          <table:table-cell office:value-type="string">
            <text:p>Loín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Squalius</text:span><text:span text:style-name="T13"> </text:span><text:span text:style-name="T4">palaciosi</text:span><text:span text:style-name="T38"> </text:span><text:span text:style-name="T4">(=Iberocypris</text:span><text:span text:style-name="T38"> </text:span><text:span text:style-name="T19">palaciosi)</text:span></text:p>
          </table:table-cell>
          <table:table-cell office:value-type="string">
            <text:p>Bogardill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15" office:value-type="string">
            <text:p>CYPRINIDONT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yprinodon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phanius</text:span><text:span text:style-name="T22"> </text:span><text:span text:style-name="T6">baeticus</text:span></text:p>
          </table:table-cell>
          <table:table-cell office:value-type="string">
            <text:p><text:span text:style-name="T17">Salinete,</text:span><text:span text:style-name="T18"> </text:span><text:span text:style-name="T17">Fartet</text:span><text:span text:style-name="T18"> </text:span><text:span text:style-name="T26">atlántic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phanius</text:span><text:span text:style-name="T22"> </text:span><text:span text:style-name="T6">iberus</text:span></text:p>
          </table:table-cell>
          <table:table-cell office:value-type="string">
            <text:p>Fartet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Valenc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Valencia</text:span><text:span text:style-name="T37"> </text:span><text:span text:style-name="T8">hispanica</text:span></text:p>
          </table:table-cell>
          <table:table-cell office:value-type="string">
            <text:p>Samaruc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PERC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Blenn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alaria</text:span><text:span text:style-name="T10"> </text:span><text:span text:style-name="T4">fluviatilis</text:span><text:span text:style-name="T16"> </text:span><text:span text:style-name="T4">(=</text:span><text:span text:style-name="T10"> </text:span><text:span text:style-name="T4">Blennius</text:span><text:span text:style-name="T16"> </text:span><text:span text:style-name="T19">fluviatilis)</text:span></text:p>
          </table:table-cell>
          <table:table-cell office:value-type="string">
            <text:p>Fraile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SCORPAEN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ot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ttus</text:span><text:span text:style-name="T14"> </text:span><text:span text:style-name="T4">aturi</text:span><text:span text:style-name="T20"> </text:span><text:span text:style-name="T4">(=</text:span><text:span text:style-name="T20"> </text:span><text:span text:style-name="T4">C.</text:span><text:span text:style-name="T14"> </text:span><text:span text:style-name="T19">gobio)</text:span></text:p>
          </table:table-cell>
          <table:table-cell office:value-type="string">
            <text:p>Burtaina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ottus</text:span><text:span text:style-name="T16"> </text:span><text:span text:style-name="T4">hispaniolensis</text:span><text:span text:style-name="T27"> </text:span><text:span text:style-name="T4">(=</text:span><text:span text:style-name="T27"> </text:span><text:span text:style-name="T4">C.</text:span><text:span text:style-name="T27"> </text:span><text:span text:style-name="T19">gobio)</text:span></text:p>
          </table:table-cell>
          <table:table-cell office:value-type="string">
            <text:p>Cavilat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CHONDRICHTHY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0" office:value-type="string">
            <text:p>Dasya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Bathytoshia</text:span><text:span text:style-name="T10"> </text:span><text:span text:style-name="T4">lata</text:span><text:span text:style-name="T24"> </text:span><text:span text:style-name="T17">(Garman,</text:span><text:span text:style-name="T25"> </text:span><text:span text:style-name="T26">1880)</text:span></text:p>
          </table:table-cell>
          <table:table-cell office:value-type="string">
            <text:p><text:span text:style-name="T17">Raya</text:span><text:span text:style-name="T29"> </text:span><text:span text:style-name="T70">marrón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Dasyatis</text:span><text:span text:style-name="T13"> </text:span><text:span text:style-name="T4">pastinaca</text:span><text:span text:style-name="T13"> </text:span><text:span text:style-name="T17">(Linnaeus,</text:span><text:span text:style-name="T18"> </text:span><text:span text:style-name="T26">1758)</text:span></text:p>
          </table:table-cell>
          <table:table-cell office:value-type="string">
            <text:p><text:span text:style-name="T17">Pastinaca,</text:span><text:span text:style-name="T25"> </text:span><text:span text:style-name="T17">Raya</text:span><text:span text:style-name="T34"> </text:span><text:span text:style-name="T17">látigo</text:span><text:span text:style-name="T34"> </text:span><text:span text:style-name="T17">común,</text:span><text:span text:style-name="T34"> </text:span><text:span text:style-name="T26">Chuch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Mylioba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Aetomylaeus</text:span><text:span text:style-name="T38"> </text:span><text:span text:style-name="T4">bovinus</text:span><text:span text:style-name="T22"> </text:span><text:span text:style-name="T17">(É.</text:span><text:span text:style-name="T40"> </text:span><text:span text:style-name="T17">Geoffroy</text:span><text:span text:style-name="T32"> </text:span><text:span text:style-name="T17">Saint-Hilaire,</text:span><text:span text:style-name="T32"> </text:span><text:span text:style-name="T26">1817)</text:span></text:p>
          </table:table-cell>
          <table:table-cell office:value-type="string">
            <text:p><text:span text:style-name="T17">Raya</text:span><text:span text:style-name="T30"> </text:span><text:span text:style-name="T17">toro,</text:span><text:span text:style-name="T39"> </text:span><text:span text:style-name="T17">Pez</text:span><text:span text:style-name="T30"> </text:span><text:span text:style-name="T26">obisp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10" office:value-type="string">
            <text:p>Odontaspid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archarias</text:span><text:span text:style-name="T9"> </text:span><text:span text:style-name="T4">taurus</text:span><text:span text:style-name="T9"> </text:span><text:span text:style-name="T17">Rafinesque,</text:span><text:span text:style-name="T64"> </text:span><text:span text:style-name="T43">1810</text:span></text:p>
          </table:table-cell>
          <table:table-cell office:value-type="string">
            <text:p><text:span text:style-name="T17">Tiburón</text:span><text:span text:style-name="T47"> </text:span><text:span text:style-name="T17">toro,</text:span><text:span text:style-name="T52"> </text:span><text:span text:style-name="T17">Tiburón</text:span><text:span text:style-name="T47"> </text:span><text:span text:style-name="T17">toro</text:span><text:span text:style-name="T52"> </text:span><text:span text:style-name="T26">bacota</text:span></text:p>
          </table:table-cell>
          <table:table-cell table:style-name="ce6" office:value-type="string">
            <text:p>Todas</text:p>
          </table:table-cell>
          <table:table-cell/>
        </table:table-row>
        <table:table-row table:style-name="ro2">
          <table:table-cell table:style-name="ce10" office:value-type="string">
            <text:p>Rhinopter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Rhinoptera</text:span><text:span text:style-name="T11"> </text:span><text:span text:style-name="T4">marginata</text:span><text:span text:style-name="T14"> </text:span><text:span text:style-name="T17">Geoffroy,</text:span><text:span text:style-name="T52"> </text:span><text:span text:style-name="T43">1817</text:span></text:p>
          </table:table-cell>
          <table:table-cell office:value-type="string">
            <text:p><text:span text:style-name="T17">Gavilán</text:span><text:span text:style-name="T25"> </text:span><text:span text:style-name="T17">lusitánico,</text:span><text:span text:style-name="T34"> </text:span><text:span text:style-name="T17">Pez</text:span><text:span text:style-name="T34"> </text:span><text:span text:style-name="T26">arzobisp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18" office:value-type="string">
            <text:p>ANFIBIO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AUDAT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Salamand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ioglossa</text:span><text:span text:style-name="T20"> </text:span><text:span text:style-name="T8">lusitanica</text:span></text:p>
          </table:table-cell>
          <table:table-cell office:value-type="string">
            <text:p><text:span text:style-name="T17">Salamandra</text:span><text:span text:style-name="T25"> </text:span><text:span text:style-name="T70">rabilarg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alotriton</text:span><text:span text:style-name="T11"> </text:span><text:span text:style-name="T6">arnoldi</text:span></text:p>
          </table:table-cell>
          <table:table-cell office:value-type="string">
            <text:p><text:span text:style-name="T17">Tritón</text:span><text:span text:style-name="T71"> </text:span><text:span text:style-name="T17">del</text:span><text:span text:style-name="T75"> </text:span><text:span text:style-name="T26">Montseny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Calotriton</text:span><text:span text:style-name="T27"> </text:span><text:span text:style-name="T4">(Euproctus)</text:span><text:span text:style-name="T13"> </text:span><text:span text:style-name="T19">asper</text:span></text:p>
          </table:table-cell>
          <table:table-cell office:value-type="string">
            <text:p><text:span text:style-name="T17">Tritón</text:span><text:span text:style-name="T72"> </text:span><text:span text:style-name="T51">pirenaico</text:span>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office:value-type="string">
            <text:p><text:span text:style-name="T1">Nombre</text:span><text:span text:style-name="T2"> </text:span><text:span text:style-name="T3">científico</text:span></text:p>
          </table:table-cell>
          <table:table-cell table:style-name="ce8" office:value-type="string">
            <text:p><text:span text:style-name="T1">Nombre</text:span><text:span text:style-name="T2"> </text:span><text:span text:style-name="T69">común</text:span></text:p>
          </table:table-cell>
          <table:table-cell table:style-name="ce8" office:value-type="string">
            <text:p><text:span text:style-name="T1">Población</text:span><text:span text:style-name="T81"> </text:span><text:span text:style-name="T3">referida</text:span></text:p>
          </table:table-cell>
          <table:table-cell table:style-name="ce24" office:value-type="string">
            <text:p><text:span text:style-name="T1">Categoría</text:span><text:span text:style-name="T84"> </text:span><text:span text:style-name="T1">del</text:span><text:span text:style-name="T84"> </text:span><text:span text:style-name="T85">Catálogo</text:span></text:p>
          </table:table-cell>
        </table:table-row>
        <table:table-row table:style-name="ro2">
          <table:table-cell table:style-name="ce11" office:value-type="string">
            <text:p><text:span text:style-name="T4">Lissotriton</text:span><text:span text:style-name="T14"> </text:span><text:span text:style-name="T4">boscai</text:span><text:span text:style-name="T14"> </text:span><text:span text:style-name="T4">(antes</text:span><text:span text:style-name="T14"> </text:span><text:span text:style-name="T4">Triturus</text:span><text:span text:style-name="T20"> </text:span><text:span text:style-name="T19">boscai)</text:span></text:p>
          </table:table-cell>
          <table:table-cell table:style-name="ce14" office:value-type="string">
            <text:p><text:span text:style-name="T17">Tritón</text:span><text:span text:style-name="T72"> </text:span><text:span text:style-name="T51">ibérico</text:span></text:p>
          </table:table-cell>
          <table:table-cell table:style-name="ce23" table:number-columns-repeated="2"/>
        </table:table-row>
        <table:table-row table:style-name="ro2">
          <table:table-cell office:value-type="string">
            <text:p><text:span text:style-name="T4">Lissotriton</text:span><text:span text:style-name="T24"> </text:span><text:span text:style-name="T4">helveticus</text:span><text:span text:style-name="T10"> </text:span><text:span text:style-name="T4">(antes</text:span><text:span text:style-name="T24"> </text:span><text:span text:style-name="T4">Triturus</text:span><text:span text:style-name="T10"> </text:span><text:span text:style-name="T19">helveticus)</text:span></text:p>
          </table:table-cell>
          <table:table-cell office:value-type="string">
            <text:p><text:span text:style-name="T17">Tritón</text:span><text:span text:style-name="T72"> </text:span><text:span text:style-name="T70">palme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sotriton</text:span><text:span text:style-name="T24"> </text:span><text:span text:style-name="T4">alpestris</text:span><text:span text:style-name="T24"> </text:span><text:span text:style-name="T4">(antes</text:span><text:span text:style-name="T10"> </text:span><text:span text:style-name="T4">Triturus</text:span><text:span text:style-name="T24"> </text:span><text:span text:style-name="T19">alpestris)</text:span></text:p>
          </table:table-cell>
          <table:table-cell office:value-type="string">
            <text:p><text:span text:style-name="T17">Tritón</text:span><text:span text:style-name="T72"> </text:span><text:span text:style-name="T70">alpin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leurodeles</text:span><text:span text:style-name="T5"> </text:span><text:span text:style-name="T8">waltl</text:span></text:p>
          </table:table-cell>
          <table:table-cell office:value-type="string">
            <text:p>Gallipat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alamandra</text:span><text:span text:style-name="T10"> </text:span><text:span text:style-name="T8">algira</text:span></text:p>
          </table:table-cell>
          <table:table-cell office:value-type="string">
            <text:p><text:span text:style-name="T17">Salamandra</text:span><text:span text:style-name="T25"> </text:span><text:span text:style-name="T51">norteafrican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riturus</text:span><text:span text:style-name="T37"> </text:span><text:span text:style-name="T8">marmoratus</text:span></text:p>
          </table:table-cell>
          <table:table-cell office:value-type="string">
            <text:p><text:span text:style-name="T17">Tritón</text:span><text:span text:style-name="T72"> </text:span><text:span text:style-name="T70">jaspe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riturus</text:span><text:span text:style-name="T37"> </text:span><text:span text:style-name="T8">pygmaeus</text:span></text:p>
          </table:table-cell>
          <table:table-cell office:value-type="string">
            <text:p><text:span text:style-name="T17">Tritón</text:span><text:span text:style-name="T72"> </text:span><text:span text:style-name="T70">pigme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NUR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ly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lytes</text:span><text:span text:style-name="T16"> </text:span><text:span text:style-name="T8">cisternasi</text:span></text:p>
          </table:table-cell>
          <table:table-cell office:value-type="string">
            <text:p><text:span text:style-name="T17">Sapo</text:span><text:span text:style-name="T29"> </text:span><text:span text:style-name="T17">partero</text:span><text:span text:style-name="T29"> </text:span><text:span text:style-name="T26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lytes</text:span><text:span text:style-name="T16"> </text:span><text:span text:style-name="T8">dickhileni</text:span></text:p>
          </table:table-cell>
          <table:table-cell office:value-type="string">
            <text:p><text:span text:style-name="T17">Sapo</text:span><text:span text:style-name="T29"> </text:span><text:span text:style-name="T17">partero</text:span><text:span text:style-name="T29"> </text:span><text:span text:style-name="T26">bétic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Alytes</text:span><text:span text:style-name="T16"> </text:span><text:span text:style-name="T8">muletensis</text:span></text:p>
          </table:table-cell>
          <table:table-cell office:value-type="string">
            <text:p>Ferreret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lytes</text:span><text:span text:style-name="T16"> </text:span><text:span text:style-name="T8">obstetricans</text:span></text:p>
          </table:table-cell>
          <table:table-cell office:value-type="string">
            <text:p><text:span text:style-name="T17">Sapo</text:span><text:span text:style-name="T29"> </text:span><text:span text:style-name="T17">partero</text:span><text:span text:style-name="T29"> </text:span><text:span text:style-name="T26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iscoglossus</text:span><text:span text:style-name="T31"> </text:span><text:span text:style-name="T8">galganoi</text:span></text:p>
          </table:table-cell>
          <table:table-cell office:value-type="string">
            <text:p><text:span text:style-name="T17">Sapillo</text:span><text:span text:style-name="T52"> </text:span><text:span text:style-name="T17">pintojo</text:span><text:span text:style-name="T52"> </text:span><text:span text:style-name="T26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iscoglossus</text:span><text:span text:style-name="T31"> </text:span><text:span text:style-name="T6">jeanneae</text:span></text:p>
          </table:table-cell>
          <table:table-cell office:value-type="string">
            <text:p><text:span text:style-name="T17">Sapillo</text:span><text:span text:style-name="T52"> </text:span><text:span text:style-name="T17">pintojo</text:span><text:span text:style-name="T52"> </text:span><text:span text:style-name="T26">merid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iscoglossus</text:span><text:span text:style-name="T31"> </text:span><text:span text:style-name="T8">pictus</text:span></text:p>
          </table:table-cell>
          <table:table-cell office:value-type="string">
            <text:p><text:span text:style-name="T17">Sapillo</text:span><text:span text:style-name="T52"> </text:span><text:span text:style-name="T17">pintojo</text:span><text:span text:style-name="T52"> </text:span><text:span text:style-name="T26">mediterráne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a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ana</text:span><text:span text:style-name="T14"> </text:span><text:span text:style-name="T8">dalmatina</text:span></text:p>
          </table:table-cell>
          <table:table-cell office:value-type="string">
            <text:p><text:span text:style-name="T17">Rana</text:span><text:span text:style-name="T29"> </text:span><text:span text:style-name="T65">ági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ana</text:span><text:span text:style-name="T14"> </text:span><text:span text:style-name="T6">iberica</text:span></text:p>
          </table:table-cell>
          <table:table-cell office:value-type="string">
            <text:p><text:span text:style-name="T17">Rana</text:span><text:span text:style-name="T29"> </text:span><text:span text:style-name="T70">patilarg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ana</text:span><text:span text:style-name="T14"> </text:span><text:span text:style-name="T6">pyrenaica</text:span></text:p>
          </table:table-cell>
          <table:table-cell office:value-type="string">
            <text:p><text:span text:style-name="T17">Rana</text:span><text:span text:style-name="T29"> </text:span><text:span text:style-name="T70">pirenaic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ana</text:span><text:span text:style-name="T14"> </text:span><text:span text:style-name="T8">temporaria</text:span></text:p>
          </table:table-cell>
          <table:table-cell office:value-type="string">
            <text:p><text:span text:style-name="T17">Rana</text:span><text:span text:style-name="T29"> </text:span><text:span text:style-name="T70">bermej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eloba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lobates</text:span><text:span text:style-name="T9"> </text:span><text:span text:style-name="T6">cultripes</text:span></text:p>
          </table:table-cell>
          <table:table-cell office:value-type="string">
            <text:p><text:span text:style-name="T17">Sapo</text:span><text:span text:style-name="T52"> </text:span><text:span text:style-name="T17">de</text:span><text:span text:style-name="T29"> </text:span><text:span text:style-name="T26">espuelas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elody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lodytes</text:span><text:span text:style-name="T20"> </text:span><text:span text:style-name="T4">ibericus</text:span><text:span text:style-name="T20"> </text:span><text:span text:style-name="T4">(antes</text:span><text:span text:style-name="T20"> </text:span><text:span text:style-name="T4">P.</text:span><text:span text:style-name="T20"> </text:span><text:span text:style-name="T19">punctatus)</text:span></text:p>
          </table:table-cell>
          <table:table-cell office:value-type="string">
            <text:p><text:span text:style-name="T17">Sapillo</text:span><text:span text:style-name="T29"> </text:span><text:span text:style-name="T17">moteado</text:span><text:span text:style-name="T30"> </text:span><text:span text:style-name="T26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elodytes</text:span><text:span text:style-name="T9"> </text:span><text:span text:style-name="T6">punctatus</text:span></text:p>
          </table:table-cell>
          <table:table-cell office:value-type="string">
            <text:p><text:span text:style-name="T17">Sapillo</text:span><text:span text:style-name="T29"> </text:span><text:span text:style-name="T17">moteado</text:span><text:span text:style-name="T30"> </text:span><text:span text:style-name="T26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Hy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la</text:span><text:span text:style-name="T11"> </text:span><text:span text:style-name="T6">arborea</text:span></text:p>
          </table:table-cell>
          <table:table-cell office:value-type="string">
            <text:p><text:span text:style-name="T17">Ranita</text:span><text:span text:style-name="T52"> </text:span><text:span text:style-name="T17">de</text:span><text:span text:style-name="T29"> </text:span><text:span text:style-name="T17">San</text:span><text:span text:style-name="T29"> </text:span><text:span text:style-name="T43">Antó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yla</text:span><text:span text:style-name="T11"> </text:span><text:span text:style-name="T6">meridionalis</text:span></text:p>
          </table:table-cell>
          <table:table-cell office:value-type="string">
            <text:p><text:span text:style-name="T17">Ranita</text:span><text:span text:style-name="T29"> </text:span><text:span text:style-name="T51">meridional</text:span></text:p>
          </table:table-cell>
          <table:table-cell table:style-name="ce6" office:value-type="string">
            <text:p><text:span text:style-name="T17">Península</text:span><text:span text:style-name="T52"> </text:span><text:span text:style-name="T17">y</text:span><text:span text:style-name="T29"> </text:span><text:span text:style-name="T26">Baleares</text:span></text:p>
          </table:table-cell>
          <table:table-cell/>
        </table:table-row>
        <table:table-row table:style-name="ro2">
          <table:table-cell table:style-name="ce6" office:value-type="string">
            <text:p>Buf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ufo</text:span><text:span text:style-name="T33"> </text:span><text:span text:style-name="T8">calamita</text:span></text:p>
          </table:table-cell>
          <table:table-cell office:value-type="string">
            <text:p><text:span text:style-name="T17">Sapo</text:span><text:span text:style-name="T29"> </text:span><text:span text:style-name="T70">corred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ufo</text:span><text:span text:style-name="T24"> </text:span><text:span text:style-name="T4">balearicus</text:span><text:span text:style-name="T24"> </text:span><text:span text:style-name="T4">(=</text:span><text:span text:style-name="T24"> </text:span><text:span text:style-name="T4">Bufo</text:span><text:span text:style-name="T24"> </text:span><text:span text:style-name="T19">viridis)</text:span></text:p>
          </table:table-cell>
          <table:table-cell office:value-type="string">
            <text:p><text:span text:style-name="T17">Sapo</text:span><text:span text:style-name="T29"> </text:span><text:span text:style-name="T17">verde</text:span><text:span text:style-name="T29"> </text:span><text:span text:style-name="T26">balear</text:span></text:p>
          </table:table-cell>
          <table:table-cell table:number-columns-repeated="2"/>
        </table:table-row>
        <table:table-row table:style-name="ro2">
          <table:table-cell table:style-name="ce18" office:value-type="string">
            <text:p>REPTIL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HELONI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Testudi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19">Testudo</text:span><text:span text:style-name="T16"> </text:span><text:span text:style-name="T8">graeca</text:span></text:p>
          </table:table-cell>
          <table:table-cell office:value-type="string">
            <text:p><text:span text:style-name="T26">Tortuga</text:span><text:span text:style-name="T30"> </text:span><text:span text:style-name="T76">mo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19">Testudo</text:span><text:span text:style-name="T16"> </text:span><text:span text:style-name="T6">hermanni</text:span></text:p>
          </table:table-cell>
          <table:table-cell office:value-type="string">
            <text:p><text:span text:style-name="T26">Tortuga</text:span><text:span text:style-name="T30"> </text:span><text:span text:style-name="T70">mediterránea</text:span></text:p>
          </table:table-cell>
          <table:table-cell table:style-name="ce6" office:value-type="string">
            <text:p>Baleares</text:p>
          </table:table-cell>
          <table:table-cell/>
        </table:table-row>
        <table:table-row table:style-name="ro1">
          <table:table-cell office:value-type="string">
            <text:p><text:span text:style-name="T19">Testudo</text:span><text:span text:style-name="T16"> </text:span><text:span text:style-name="T6">hermanni</text:span></text:p>
          </table:table-cell>
          <table:table-cell office:value-type="string">
            <text:p><text:span text:style-name="T26">Tortuga</text:span><text:span text:style-name="T30"> </text:span><text:span text:style-name="T70">mediterránea</text:span></text:p>
          </table:table-cell>
          <table:table-cell table:style-name="ce6" office:value-type="string">
            <text:p>Península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Chelon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retta</text:span><text:span text:style-name="T14"> </text:span><text:span text:style-name="T8">caretta</text:span></text:p>
          </table:table-cell>
          <table:table-cell office:value-type="string">
            <text:p><text:span text:style-name="T26">Tortuga</text:span><text:span text:style-name="T30"> </text:span><text:span text:style-name="T76">bob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helonia</text:span><text:span text:style-name="T20"> </text:span><text:span text:style-name="T8">mydas</text:span></text:p>
          </table:table-cell>
          <table:table-cell office:value-type="string">
            <text:p><text:span text:style-name="T26">Tortuga</text:span><text:span text:style-name="T30"> </text:span><text:span text:style-name="T65">ver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retmochelys</text:span><text:span text:style-name="T31"> </text:span><text:span text:style-name="T8">imbricata</text:span></text:p>
          </table:table-cell>
          <table:table-cell office:value-type="string">
            <text:p><text:span text:style-name="T26">Tortuga</text:span><text:span text:style-name="T30"> </text:span><text:span text:style-name="T76">carey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epidochelys</text:span><text:span text:style-name="T31"> </text:span><text:span text:style-name="T8">kempii</text:span></text:p>
          </table:table-cell>
          <table:table-cell office:value-type="string">
            <text:p><text:span text:style-name="T26">Tortuga</text:span><text:span text:style-name="T30"> </text:span><text:span text:style-name="T70">golfina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Lepidochelys</text:span><text:span text:style-name="T9"> </text:span><text:span text:style-name="T4">olivacea</text:span><text:span text:style-name="T9"> </text:span><text:span text:style-name="T17">(Eschscholtz,</text:span><text:span text:style-name="T64"> </text:span><text:span text:style-name="T26">1829).</text:span></text:p>
          </table:table-cell>
          <table:table-cell office:value-type="string">
            <text:p><text:span text:style-name="T26">Tortuga</text:span><text:span text:style-name="T30"> </text:span><text:span text:style-name="T70">olivácea.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Dermochely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ermochelys</text:span><text:span text:style-name="T31"> </text:span><text:span text:style-name="T8">coriacea</text:span></text:p>
          </table:table-cell>
          <table:table-cell office:value-type="string">
            <text:p><text:span text:style-name="T26">Tortuga</text:span><text:span text:style-name="T30"> </text:span><text:span text:style-name="T65">laúd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Emyd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Emys</text:span><text:span text:style-name="T38"> </text:span><text:span text:style-name="T4">orbicularis</text:span><text:span text:style-name="T22"> </text:span><text:span text:style-name="T17">(Linnaeus,</text:span><text:span text:style-name="T32"> </text:span><text:span text:style-name="T26">1758)</text:span></text:p>
          </table:table-cell>
          <table:table-cell office:value-type="string">
            <text:p><text:span text:style-name="T17">Galápago</text:span><text:span text:style-name="T39"> </text:span><text:span text:style-name="T51">europe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Batagu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auremys</text:span><text:span text:style-name="T7"> </text:span><text:span text:style-name="T8">leprosa</text:span></text:p>
          </table:table-cell>
          <table:table-cell office:value-type="string">
            <text:p><text:span text:style-name="T17">Galápago</text:span><text:span text:style-name="T39"> </text:span><text:span text:style-name="T51">lepros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AURI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hamaele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amaeleo</text:span><text:span text:style-name="T10"> </text:span><text:span text:style-name="T8">chamaeleon</text:span></text:p>
          </table:table-cell>
          <table:table-cell office:value-type="string">
            <text:p><text:span text:style-name="T17">Camaleón</text:span><text:span text:style-name="T39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Gekk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emidactylus</text:span><text:span text:style-name="T31"> </text:span><text:span text:style-name="T8">turcicus</text:span></text:p>
          </table:table-cell>
          <table:table-cell office:value-type="string">
            <text:p><text:span text:style-name="T17">Salamanquesa</text:span><text:span text:style-name="T34"> </text:span><text:span text:style-name="T51">rosada</text:span></text:p>
          </table:table-cell>
          <table:table-cell table:style-name="ce6" office:value-type="string">
            <text:p><text:span text:style-name="T17">Península</text:span><text:span text:style-name="T52"> </text:span><text:span text:style-name="T17">y</text:span><text:span text:style-name="T29"> </text:span><text:span text:style-name="T26">Baleares</text:span></text:p>
          </table:table-cell>
          <table:table-cell/>
        </table:table-row>
        <table:table-row table:style-name="ro2">
          <table:table-cell office:value-type="string">
            <text:p><text:span text:style-name="T19">Tarentola</text:span><text:span text:style-name="T38"> </text:span><text:span text:style-name="T8">angustimentalis</text:span></text:p>
          </table:table-cell>
          <table:table-cell office:value-type="string">
            <text:p><text:span text:style-name="T17">Perenquén</text:span><text:span text:style-name="T39"> </text:span><text:span text:style-name="T70">major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arentola</text:span><text:span text:style-name="T38"> </text:span><text:span text:style-name="T8">boettgeri</text:span></text:p>
          </table:table-cell>
          <table:table-cell office:value-type="string">
            <text:p><text:span text:style-name="T17">Perenquén</text:span><text:span text:style-name="T29"> </text:span><text:span text:style-name="T17">de</text:span><text:span text:style-name="T30"> </text:span><text:span text:style-name="T17">Gran</text:span><text:span text:style-name="T30"> </text:span><text:span text:style-name="T26">Canar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arentola</text:span><text:span text:style-name="T38"> </text:span><text:span text:style-name="T8">delalandi</text:span></text:p>
          </table:table-cell>
          <table:table-cell office:value-type="string">
            <text:p><text:span text:style-name="T17">Perenquén</text:span><text:span text:style-name="T39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arentola</text:span><text:span text:style-name="T38"> </text:span><text:span text:style-name="T8">gomerensis</text:span></text:p>
          </table:table-cell>
          <table:table-cell office:value-type="string">
            <text:p><text:span text:style-name="T17">Perenquén</text:span><text:span text:style-name="T29"> </text:span><text:span text:style-name="T17">gomero</text:span><text:span text:style-name="T30"> </text:span><text:span text:style-name="T17">ó</text:span><text:span text:style-name="T30"> </text:span><text:span text:style-name="T26">Praca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arentola</text:span><text:span text:style-name="T38"> </text:span><text:span text:style-name="T8">mauritanica</text:span></text:p>
          </table:table-cell>
          <table:table-cell office:value-type="string">
            <text:p><text:span text:style-name="T17">Salamanquesa</text:span><text:span text:style-name="T34"> </text:span><text:span text:style-name="T76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cin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9"> </text:span><text:span text:style-name="T8">bedriagai</text:span></text:p>
          </table:table-cell>
          <table:table-cell office:value-type="string">
            <text:p><text:span text:style-name="T17">Eslizón</text:span><text:span text:style-name="T73"> </text:span><text:span text:style-name="T51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9"> </text:span><text:span text:style-name="T6">colosii</text:span></text:p>
          </table:table-cell>
          <table:table-cell office:value-type="string">
            <text:p><text:span text:style-name="T17">Eslizón</text:span><text:span text:style-name="T73"> </text:span><text:span text:style-name="T51">rif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9"> </text:span><text:span text:style-name="T6">pseudostriatus</text:span></text:p>
          </table:table-cell>
          <table:table-cell office:value-type="string">
            <text:p><text:span text:style-name="T17">Eslizón</text:span><text:span text:style-name="T52"> </text:span><text:span text:style-name="T17">tridáctilo</text:span><text:span text:style-name="T52"> </text:span><text:span text:style-name="T17">del</text:span><text:span text:style-name="T52"> </text:span><text:span text:style-name="T26">Atla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9"> </text:span><text:span text:style-name="T6">sexlineatus</text:span></text:p>
          </table:table-cell>
          <table:table-cell office:value-type="string">
            <text:p><text:span text:style-name="T17">Lisa</text:span><text:span text:style-name="T73"> </text:span><text:span text:style-name="T51">grancanar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9"> </text:span><text:span text:style-name="T8">simonyi</text:span></text:p>
          </table:table-cell>
          <table:table-cell office:value-type="string">
            <text:p>Lisnej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halcides</text:span><text:span text:style-name="T38"> </text:span><text:span text:style-name="T4">striatus</text:span><text:span text:style-name="T38"> </text:span><text:span text:style-name="T4">(antes</text:span><text:span text:style-name="T22"> </text:span><text:span text:style-name="T4">Chalcides</text:span><text:span text:style-name="T38"> </text:span><text:span text:style-name="T19">chalcides)</text:span></text:p>
          </table:table-cell>
          <table:table-cell office:value-type="string">
            <text:p><text:span text:style-name="T17">Eslizón</text:span><text:span text:style-name="T73"> </text:span><text:span text:style-name="T51">tridácti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9"> </text:span><text:span text:style-name="T8">viridanus</text:span></text:p>
          </table:table-cell>
          <table:table-cell office:value-type="string">
            <text:p><text:span text:style-name="T17">Lisa</text:span><text:span text:style-name="T52"> </text:span><text:span text:style-name="T70">dorad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acer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anthodactylus</text:span><text:span text:style-name="T48"> </text:span><text:span text:style-name="T8">erythrurus</text:span></text:p>
          </table:table-cell>
          <table:table-cell office:value-type="string">
            <text:p><text:span text:style-name="T17">Lagartija</text:span><text:span text:style-name="T73"> </text:span><text:span text:style-name="T51">colirroj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lgyroides</text:span><text:span text:style-name="T7"> </text:span><text:span text:style-name="T8">marchi</text:span></text:p>
          </table:table-cell>
          <table:table-cell office:value-type="string">
            <text:p><text:span text:style-name="T17">Lagartija</text:span><text:span text:style-name="T52"> </text:span><text:span text:style-name="T17">de</text:span><text:span text:style-name="T52"> </text:span><text:span text:style-name="T26">Valverd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allotia</text:span><text:span text:style-name="T33"> </text:span><text:span text:style-name="T8">atlantica</text:span></text:p>
          </table:table-cell>
          <table:table-cell office:value-type="string">
            <text:p><text:span text:style-name="T17">Lagarto</text:span><text:span text:style-name="T29"> </text:span><text:span text:style-name="T51">atlán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allotia</text:span><text:span text:style-name="T33"> </text:span><text:span text:style-name="T8">gomerana</text:span></text:p>
          </table:table-cell>
          <table:table-cell office:value-type="string">
            <text:p><text:span text:style-name="T17">Lagarto</text:span><text:span text:style-name="T52"> </text:span><text:span text:style-name="T17">gigante</text:span><text:span text:style-name="T29"> </text:span><text:span text:style-name="T17">de</text:span><text:span text:style-name="T29"> </text:span><text:span text:style-name="T17">La</text:span><text:span text:style-name="T52"> </text:span><text:span text:style-name="T26">Gomer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Gallotia</text:span><text:span text:style-name="T46"> </text:span><text:span text:style-name="T4">galloti</text:span><text:span text:style-name="T11"> </text:span><text:span text:style-name="T19">insulanagae</text:span></text:p>
          </table:table-cell>
          <table:table-cell office:value-type="string">
            <text:p><text:span text:style-name="T17">Lagarto</text:span><text:span text:style-name="T29"> </text:span><text:span text:style-name="T70">tizó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allotia</text:span><text:span text:style-name="T33"> </text:span><text:span text:style-name="T8">intermedia</text:span></text:p>
          </table:table-cell>
          <table:table-cell office:value-type="string">
            <text:p><text:span text:style-name="T17">Lagarto</text:span><text:span text:style-name="T52"> </text:span><text:span text:style-name="T17">gigante</text:span><text:span text:style-name="T29"> </text:span><text:span text:style-name="T17">de</text:span><text:span text:style-name="T29"> </text:span><text:span text:style-name="T26">Tenerif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Gallotia</text:span><text:span text:style-name="T33"> </text:span><text:span text:style-name="T8">simonyi</text:span></text:p>
          </table:table-cell>
          <table:table-cell office:value-type="string">
            <text:p><text:span text:style-name="T17">Lagarto</text:span><text:span text:style-name="T52"> </text:span><text:span text:style-name="T17">gigante</text:span><text:span text:style-name="T29"> </text:span><text:span text:style-name="T17">de</text:span><text:span text:style-name="T52"> </text:span><text:span text:style-name="T17">El</text:span><text:span text:style-name="T29"> </text:span><text:span text:style-name="T26">Hierr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Gallotia</text:span><text:span text:style-name="T33"> </text:span><text:span text:style-name="T8">stehlini</text:span></text:p>
          </table:table-cell>
          <table:table-cell office:value-type="string">
            <text:p><text:span text:style-name="T17">Lagarto</text:span><text:span text:style-name="T29"> </text:span><text:span text:style-name="T17">gigante</text:span><text:span text:style-name="T29"> </text:span><text:span text:style-name="T17">de</text:span><text:span text:style-name="T29"> </text:span><text:span text:style-name="T17">Gran</text:span><text:span text:style-name="T29"> </text:span><text:span text:style-name="T26">Canar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Iberolacerta</text:span><text:span text:style-name="T20"> </text:span><text:span text:style-name="T4">aranica</text:span><text:span text:style-name="T24"> </text:span><text:span text:style-name="T4">(antes</text:span><text:span text:style-name="T20"> </text:span><text:span text:style-name="T4">Lacerta</text:span><text:span text:style-name="T24"> </text:span><text:span text:style-name="T19">aranica)</text:span></text:p>
          </table:table-cell>
          <table:table-cell office:value-type="string">
            <text:p><text:span text:style-name="T17">Lagartija</text:span><text:span text:style-name="T73"> </text:span><text:span text:style-name="T51">aranes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Iberolacerta</text:span><text:span text:style-name="T20"> </text:span><text:span text:style-name="T4">aurelioi</text:span><text:span text:style-name="T20"> </text:span><text:span text:style-name="T4">(antes</text:span><text:span text:style-name="T20"> </text:span><text:span text:style-name="T4">Lacerta</text:span><text:span text:style-name="T20"> </text:span><text:span text:style-name="T19">aurelioi)</text:span></text:p>
          </table:table-cell>
          <table:table-cell table:style-name="ce14" office:value-type="string">
            <text:p><text:span text:style-name="T17">Lagartija</text:span><text:span text:style-name="T73"> </text:span><text:span text:style-name="T51">pallaresa</text:span></text:p>
          </table:table-cell>
          <table:table-cell table:style-name="ce23"/>
          <table:table-cell table:style-name="ce2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Iberolacerta</text:span><text:span text:style-name="T20"> </text:span><text:span text:style-name="T4">bonnali</text:span><text:span text:style-name="T20"> </text:span><text:span text:style-name="T4">(antes</text:span><text:span text:style-name="T24"> </text:span><text:span text:style-name="T4">Lacerta</text:span><text:span text:style-name="T20"> </text:span><text:span text:style-name="T19">bonnali)</text:span></text:p>
          </table:table-cell>
          <table:table-cell office:value-type="string">
            <text:p><text:span text:style-name="T17">Lagartija</text:span><text:span text:style-name="T73"> </text:span><text:span text:style-name="T51">pirenaic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Iberolacerta</text:span><text:span text:style-name="T14"> </text:span><text:span text:style-name="T8">cyreni</text:span></text:p>
          </table:table-cell>
          <table:table-cell office:value-type="string">
            <text:p><text:span text:style-name="T17">Lagartija</text:span><text:span text:style-name="T73"> </text:span><text:span text:style-name="T51">carpetana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Iberolacerta</text:span><text:span text:style-name="T10"> </text:span><text:span text:style-name="T4">martinezricai</text:span><text:span text:style-name="T10"> </text:span><text:span text:style-name="T17">(Arribas,</text:span><text:span text:style-name="T25"> </text:span><text:span text:style-name="T26">1996)</text:span></text:p>
          </table:table-cell>
          <table:table-cell office:value-type="string">
            <text:p><text:span text:style-name="T17">Lagartija</text:span><text:span text:style-name="T73"> </text:span><text:span text:style-name="T51">batuec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3">
          <table:table-cell table:style-name="ce7" office:value-type="string">
            <text:p><text:span text:style-name="T4">Iberolacerta</text:span><text:span text:style-name="T24"> </text:span><text:span text:style-name="T4">galani</text:span><text:span text:style-name="T24"> </text:span><text:span text:style-name="T17">Arribas,</text:span><text:span text:style-name="T25"> </text:span><text:span text:style-name="T17">Carranza</text:span><text:span text:style-name="T39"> </text:span><text:span text:style-name="T17">y</text:span><text:span text:style-name="T25"> </text:span><text:span text:style-name="T17">Odierna,</text:span><text:span text:style-name="T39"> </text:span><text:span text:style-name="T17">2006</text:span><text:span text:style-name="T25"> </text:span><text:span text:style-name="T17">(antes</text:span><text:span text:style-name="T39"> </text:span><text:span text:style-name="T26">incluida</text:span></text:p>
            <text:p><text:span text:style-name="T17">en</text:span><text:span text:style-name="T52"> </text:span><text:span text:style-name="T4">Iberolacerta</text:span><text:span text:style-name="T14"> </text:span><text:span text:style-name="T19">monticola)</text:span></text:p>
          </table:table-cell>
          <table:table-cell office:value-type="string">
            <text:p><text:span text:style-name="T17">Lagartija</text:span><text:span text:style-name="T73"> </text:span><text:span text:style-name="T51">leones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acerta</text:span><text:span text:style-name="T14"> </text:span><text:span text:style-name="T8">agilis</text:span></text:p>
          </table:table-cell>
          <table:table-cell office:value-type="string">
            <text:p><text:span text:style-name="T17">Lagarto</text:span><text:span text:style-name="T29"> </text:span><text:span text:style-name="T65">ágil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acerta</text:span><text:span text:style-name="T20"> </text:span><text:span text:style-name="T4">bilineata</text:span><text:span text:style-name="T20"> </text:span><text:span text:style-name="T4">(=Lacerta</text:span><text:span text:style-name="T20"> </text:span><text:span text:style-name="T4">viridis</text:span><text:span text:style-name="T20"> </text:span><text:span text:style-name="T19">bilineata)</text:span></text:p>
          </table:table-cell>
          <table:table-cell office:value-type="string">
            <text:p><text:span text:style-name="T17">Lagarto</text:span><text:span text:style-name="T29"> </text:span><text:span text:style-name="T51">ver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certa</text:span><text:span text:style-name="T14"> </text:span><text:span text:style-name="T8">schreiberi</text:span></text:p>
          </table:table-cell>
          <table:table-cell office:value-type="string">
            <text:p><text:span text:style-name="T17">Lagarto</text:span><text:span text:style-name="T29"> </text:span><text:span text:style-name="T51">verdi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27"> </text:span><text:span text:style-name="T4">vaucheri</text:span><text:span text:style-name="T27"> </text:span><text:span text:style-name="T4">(antes</text:span><text:span text:style-name="T27"> </text:span><text:span text:style-name="T4">Podarcis</text:span><text:span text:style-name="T13"> </text:span><text:span text:style-name="T19">hispanica)</text:span></text:p>
          </table:table-cell>
          <table:table-cell office:value-type="string">
            <text:p><text:span text:style-name="T17">Lagartija</text:span><text:span text:style-name="T73"> </text:span><text:span text:style-name="T51">andaluz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38"> </text:span><text:span text:style-name="T8">lilfordi</text:span></text:p>
          </table:table-cell>
          <table:table-cell office:value-type="string">
            <text:p><text:span text:style-name="T17">Lagartija</text:span><text:span text:style-name="T73"> </text:span><text:span text:style-name="T51">balea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38"> </text:span><text:span text:style-name="T8">muralis</text:span></text:p>
          </table:table-cell>
          <table:table-cell office:value-type="string">
            <text:p><text:span text:style-name="T17">Lagartija</text:span><text:span text:style-name="T73"> </text:span><text:span text:style-name="T51">roqu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38"> </text:span><text:span text:style-name="T8">pityusensis</text:span></text:p>
          </table:table-cell>
          <table:table-cell office:value-type="string">
            <text:p><text:span text:style-name="T17">Lagartija</text:span><text:span text:style-name="T52"> </text:span><text:span text:style-name="T17">de</text:span><text:span text:style-name="T29"> </text:span><text:span text:style-name="T17">las</text:span><text:span text:style-name="T29"> </text:span><text:span text:style-name="T26">Pitiusa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38"> </text:span><text:span text:style-name="T8">sicula</text:span></text:p>
          </table:table-cell>
          <table:table-cell office:value-type="string">
            <text:p><text:span text:style-name="T17">Lagartija</text:span><text:span text:style-name="T73"> </text:span><text:span text:style-name="T51">italiana</text:span></text:p>
          </table:table-cell>
          <table:table-cell table:style-name="ce6" office:value-type="string">
            <text:p>Menorca</text:p>
          </table:table-cell>
          <table:table-cell/>
        </table:table-row>
        <table:table-row table:style-name="ro2">
          <table:table-cell office:value-type="string">
            <text:p><text:span text:style-name="T4">Psammodromus</text:span><text:span text:style-name="T48"> </text:span><text:span text:style-name="T8">algirus</text:span></text:p>
          </table:table-cell>
          <table:table-cell office:value-type="string">
            <text:p><text:span text:style-name="T17">Lagartija</text:span><text:span text:style-name="T73"> </text:span><text:span text:style-name="T51">colilarg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sammodromus</text:span><text:span text:style-name="T48"> </text:span><text:span text:style-name="T6">hispanicus</text:span></text:p>
          </table:table-cell>
          <table:table-cell office:value-type="string">
            <text:p><text:span text:style-name="T17">Lagartija</text:span><text:span text:style-name="T73"> </text:span><text:span text:style-name="T51">cenicient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imon</text:span><text:span text:style-name="T24"> </text:span><text:span text:style-name="T4">lepidus</text:span><text:span text:style-name="T10"> </text:span><text:span text:style-name="T4">(antes</text:span><text:span text:style-name="T10"> </text:span><text:span text:style-name="T4">Lacerta</text:span><text:span text:style-name="T24"> </text:span><text:span text:style-name="T19">lepida)</text:span></text:p>
          </table:table-cell>
          <table:table-cell office:value-type="string">
            <text:p><text:span text:style-name="T17">Lagarto</text:span><text:span text:style-name="T29"> </text:span><text:span text:style-name="T51">ocel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imon</text:span><text:span text:style-name="T10"> </text:span><text:span text:style-name="T4">tangitanus</text:span><text:span text:style-name="T16"> </text:span><text:span text:style-name="T4">(antes</text:span><text:span text:style-name="T16"> </text:span><text:span text:style-name="T4">Lacerta</text:span><text:span text:style-name="T10"> </text:span><text:span text:style-name="T19">tangitana)</text:span></text:p>
          </table:table-cell>
          <table:table-cell office:value-type="string">
            <text:p><text:span text:style-name="T17">Lagarto</text:span><text:span text:style-name="T29"> </text:span><text:span text:style-name="T17">ocelado</text:span><text:span text:style-name="T29"> </text:span><text:span text:style-name="T17">del</text:span><text:span text:style-name="T29"> </text:span><text:span text:style-name="T26">Atla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Zootoca</text:span><text:span text:style-name="T20"> </text:span><text:span text:style-name="T8">vivipara</text:span></text:p>
          </table:table-cell>
          <table:table-cell office:value-type="string">
            <text:p><text:span text:style-name="T17">Lagartija</text:span><text:span text:style-name="T52"> </text:span><text:span text:style-name="T17">de</text:span><text:span text:style-name="T52"> </text:span><text:span text:style-name="T26">turber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mphisbae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lanus</text:span><text:span text:style-name="T27"> </text:span><text:span text:style-name="T8">cinereus</text:span></text:p>
          </table:table-cell>
          <table:table-cell office:value-type="string">
            <text:p><text:span text:style-name="T17">Culebrilla</text:span><text:span text:style-name="T73"> </text:span><text:span text:style-name="T51">cieg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lanus</text:span><text:span text:style-name="T27"> </text:span><text:span text:style-name="T8">tingitanus</text:span></text:p>
          </table:table-cell>
          <table:table-cell office:value-type="string">
            <text:p><text:span text:style-name="T17">Culebrilla</text:span><text:span text:style-name="T52"> </text:span><text:span text:style-name="T17">ciega</text:span><text:span text:style-name="T52"> </text:span><text:span text:style-name="T17">de</text:span><text:span text:style-name="T29"> </text:span><text:span text:style-name="T26">Tánger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rogonoph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rogonophis</text:span><text:span text:style-name="T24"> </text:span><text:span text:style-name="T8">wiegmanni</text:span></text:p>
          </table:table-cell>
          <table:table-cell office:value-type="string">
            <text:p><text:span text:style-name="T17">Culebrilla</text:span><text:span text:style-name="T29"> </text:span><text:span text:style-name="T17">mora</text:span><text:span text:style-name="T29"> </text:span><text:span text:style-name="T26">elegans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ngu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guis</text:span><text:span text:style-name="T27"> </text:span><text:span text:style-name="T8">fragilis</text:span></text:p>
          </table:table-cell>
          <table:table-cell office:value-type="string">
            <text:p>Lución</text:p>
          </table:table-cell>
          <table:table-cell table:number-columns-repeated="2"/>
        </table:table-row>
        <table:table-row table:style-name="ro2">
          <table:table-cell table:style-name="ce6" office:value-type="string">
            <text:p>OPHIDI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olub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ronella</text:span><text:span text:style-name="T14"> </text:span><text:span text:style-name="T8">austriaca</text:span></text:p>
          </table:table-cell>
          <table:table-cell office:value-type="string">
            <text:p><text:span text:style-name="T17">Culebra</text:span><text:span text:style-name="T52"> </text:span><text:span text:style-name="T17">lisa</text:span><text:span text:style-name="T29"> </text:span><text:span text:style-name="T26">europe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oronella</text:span><text:span text:style-name="T14"> </text:span><text:span text:style-name="T8">girondica</text:span></text:p>
          </table:table-cell>
          <table:table-cell office:value-type="string">
            <text:p><text:span text:style-name="T17">Culebra</text:span><text:span text:style-name="T52"> </text:span><text:span text:style-name="T17">lisa</text:span><text:span text:style-name="T29"> </text:span><text:span text:style-name="T26">merid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emorrhois</text:span><text:span text:style-name="T22"> </text:span><text:span text:style-name="T4">hippocrepis</text:span><text:span text:style-name="T9"> </text:span><text:span text:style-name="T4">(antes</text:span><text:span text:style-name="T22"> </text:span><text:span text:style-name="T4">Coluber</text:span><text:span text:style-name="T9"> </text:span><text:span text:style-name="T19">hippocrepis)</text:span></text:p>
          </table:table-cell>
          <table:table-cell office:value-type="string">
            <text:p><text:span text:style-name="T17">Culebra</text:span><text:span text:style-name="T52"> </text:span><text:span text:style-name="T17">de</text:span><text:span text:style-name="T29"> </text:span><text:span text:style-name="T26">herradu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erophis</text:span><text:span text:style-name="T38"> </text:span><text:span text:style-name="T4">viridiflavus</text:span><text:span text:style-name="T22"> </text:span><text:span text:style-name="T4">(antes</text:span><text:span text:style-name="T38"> </text:span><text:span text:style-name="T4">Coluber</text:span><text:span text:style-name="T22"> </text:span><text:span text:style-name="T19">viridiflavus)</text:span></text:p>
          </table:table-cell>
          <table:table-cell office:value-type="string">
            <text:p><text:span text:style-name="T17">Culebra</text:span><text:span text:style-name="T29"> </text:span><text:span text:style-name="T51">verdiamarill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acroprotodon</text:span><text:span text:style-name="T10"> </text:span><text:span text:style-name="T4">brevis</text:span><text:span text:style-name="T10"> </text:span><text:span text:style-name="T4">(antes</text:span><text:span text:style-name="T10"> </text:span><text:span text:style-name="T4">M.</text:span><text:span text:style-name="T16"> </text:span><text:span text:style-name="T19">cucullatus)</text:span></text:p>
          </table:table-cell>
          <table:table-cell office:value-type="string">
            <text:p><text:span text:style-name="T17">Culebra</text:span><text:span text:style-name="T52"> </text:span><text:span text:style-name="T17">de</text:span><text:span text:style-name="T29"> </text:span><text:span text:style-name="T17">cogulla</text:span><text:span text:style-name="T29"> </text:span><text:span text:style-name="T26">occident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acroprotodon</text:span><text:span text:style-name="T27"> </text:span><text:span text:style-name="T4">mauritanicus</text:span><text:span text:style-name="T27"> </text:span><text:span text:style-name="T4">(antes</text:span><text:span text:style-name="T13"> </text:span><text:span text:style-name="T4">M.</text:span><text:span text:style-name="T27"> </text:span><text:span text:style-name="T19">cucullatus)</text:span></text:p>
          </table:table-cell>
          <table:table-cell office:value-type="string">
            <text:p><text:span text:style-name="T17">Culebra</text:span><text:span text:style-name="T52"> </text:span><text:span text:style-name="T17">de</text:span><text:span text:style-name="T29"> </text:span><text:span text:style-name="T17">cogulla</text:span><text:span text:style-name="T29"> </text:span><text:span text:style-name="T26">orient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atrix</text:span><text:span text:style-name="T16"> </text:span><text:span text:style-name="T8">maura</text:span></text:p>
          </table:table-cell>
          <table:table-cell office:value-type="string">
            <text:p><text:span text:style-name="T17">Culebra</text:span><text:span text:style-name="T29"> </text:span><text:span text:style-name="T51">viperina</text:span></text:p>
          </table:table-cell>
          <table:table-cell table:style-name="ce6" office:value-type="string">
            <text:p><text:span text:style-name="T17">Península,</text:span><text:span text:style-name="T25"> </text:span><text:span text:style-name="T17">Ceuta</text:span><text:span text:style-name="T25"> </text:span><text:span text:style-name="T17">y</text:span><text:span text:style-name="T25"> </text:span><text:span text:style-name="T26">Melilla.</text:span></text:p>
          </table:table-cell>
          <table:table-cell/>
        </table:table-row>
        <table:table-row table:style-name="ro2">
          <table:table-cell office:value-type="string">
            <text:p><text:span text:style-name="T4">Natrix</text:span><text:span text:style-name="T16"> </text:span><text:span text:style-name="T8">natrix</text:span></text:p>
          </table:table-cell>
          <table:table-cell office:value-type="string">
            <text:p><text:span text:style-name="T17">Culebra</text:span><text:span text:style-name="T52"> </text:span><text:span text:style-name="T17">de</text:span><text:span text:style-name="T29"> </text:span><text:span text:style-name="T26">colla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hinechis</text:span><text:span text:style-name="T27"> </text:span><text:span text:style-name="T4">scalaris</text:span><text:span text:style-name="T27"> </text:span><text:span text:style-name="T4">(antes</text:span><text:span text:style-name="T27"> </text:span><text:span text:style-name="T4">Elaphe</text:span><text:span text:style-name="T13"> </text:span><text:span text:style-name="T19">scalaris)</text:span></text:p>
          </table:table-cell>
          <table:table-cell office:value-type="string">
            <text:p><text:span text:style-name="T17">Culebra</text:span><text:span text:style-name="T52"> </text:span><text:span text:style-name="T17">de</text:span><text:span text:style-name="T29"> </text:span><text:span text:style-name="T26">escal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Zamenis</text:span><text:span text:style-name="T13"> </text:span><text:span text:style-name="T4">longissimus</text:span><text:span text:style-name="T13"> </text:span><text:span text:style-name="T4">(antes</text:span><text:span text:style-name="T13"> </text:span><text:span text:style-name="T4">Elaphe</text:span><text:span text:style-name="T13"> </text:span><text:span text:style-name="T19">longissima)</text:span></text:p>
          </table:table-cell>
          <table:table-cell office:value-type="string">
            <text:p><text:span text:style-name="T17">Culebra</text:span><text:span text:style-name="T52"> </text:span><text:span text:style-name="T17">de</text:span><text:span text:style-name="T29"> </text:span><text:span text:style-name="T26">Esculapi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Vipe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Vipera</text:span><text:span text:style-name="T8"> latastei</text:span></text:p>
          </table:table-cell>
          <table:table-cell office:value-type="string">
            <text:p><text:span text:style-name="T17">Víbora</text:span><text:span text:style-name="T29"> </text:span><text:span text:style-name="T51">hocicuda</text:span></text:p>
          </table:table-cell>
          <table:table-cell table:number-columns-repeated="2"/>
        </table:table-row>
        <table:table-row table:style-name="ro2">
          <table:table-cell table:style-name="ce18" office:value-type="string">
            <text:p>AV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GAVI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Gav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avia</text:span><text:span text:style-name="T14"> </text:span><text:span text:style-name="T6">arctica</text:span></text:p>
          </table:table-cell>
          <table:table-cell office:value-type="string">
            <text:p><text:span text:style-name="T17">Colimbo</text:span><text:span text:style-name="T30"> </text:span><text:span text:style-name="T51">ár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avia</text:span><text:span text:style-name="T14"> </text:span><text:span text:style-name="T8">immer</text:span></text:p>
          </table:table-cell>
          <table:table-cell office:value-type="string">
            <text:p><text:span text:style-name="T17">Colimbo</text:span><text:span text:style-name="T30"> </text:span><text:span text:style-name="T51">gran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avia</text:span><text:span text:style-name="T14"> </text:span><text:span text:style-name="T6">stellata</text:span></text:p>
          </table:table-cell>
          <table:table-cell office:value-type="string">
            <text:p><text:span text:style-name="T17">Colimbo</text:span><text:span text:style-name="T30"> </text:span><text:span text:style-name="T51">ch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ODICIPED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odicipe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odiceps</text:span><text:span text:style-name="T22"> </text:span><text:span text:style-name="T8">auritus</text:span></text:p>
          </table:table-cell>
          <table:table-cell office:value-type="string">
            <text:p><text:span text:style-name="T17">Zampullín</text:span><text:span text:style-name="T30"> </text:span><text:span text:style-name="T70">cuellirroj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iceps</text:span><text:span text:style-name="T22"> </text:span><text:span text:style-name="T8">cristatus</text:span></text:p>
          </table:table-cell>
          <table:table-cell office:value-type="string">
            <text:p><text:span text:style-name="T17">Somormujo</text:span><text:span text:style-name="T25"> </text:span><text:span text:style-name="T51">lavan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iceps</text:span><text:span text:style-name="T22"> </text:span><text:span text:style-name="T8">nigricolis</text:span></text:p>
          </table:table-cell>
          <table:table-cell office:value-type="string">
            <text:p><text:span text:style-name="T17">Zampullín</text:span><text:span text:style-name="T30"> </text:span><text:span text:style-name="T51">cuelli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achybaptus</text:span><text:span text:style-name="T20"> </text:span><text:span text:style-name="T8">ruficollis</text:span></text:p>
          </table:table-cell>
          <table:table-cell office:value-type="string">
            <text:p><text:span text:style-name="T17">Zampullín</text:span><text:span text:style-name="T30"> </text:span><text:span text:style-name="T76">común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PROCELLARI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rocellar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ulweria</text:span><text:span text:style-name="T14"> </text:span><text:span text:style-name="T8">bulweri</text:span></text:p>
          </table:table-cell>
          <table:table-cell office:value-type="string">
            <text:p><text:span text:style-name="T17">Petrel</text:span><text:span text:style-name="T52"> </text:span><text:span text:style-name="T17">de</text:span><text:span text:style-name="T52"> </text:span><text:span text:style-name="T26">Bulwer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Calonectris</text:span><text:span text:style-name="T16"> </text:span><text:span text:style-name="T4">borealis</text:span><text:span text:style-name="T16"> </text:span><text:span text:style-name="T17">(Cory,</text:span><text:span text:style-name="T34"> </text:span><text:span text:style-name="T26">1881).</text:span></text:p>
          </table:table-cell>
          <table:table-cell office:value-type="string">
            <text:p><text:span text:style-name="T17">Pardela</text:span><text:span text:style-name="T29"> </text:span><text:span text:style-name="T17">cenicienta</text:span><text:span text:style-name="T30"> </text:span><text:span text:style-name="T26">atlántica.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onectris</text:span><text:span text:style-name="T13"> </text:span><text:span text:style-name="T4">diomedea</text:span><text:span text:style-name="T38"> </text:span><text:span text:style-name="T19">borealis</text:span></text:p>
          </table:table-cell>
          <table:table-cell office:value-type="string">
            <text:p><text:span text:style-name="T17">Pardela</text:span><text:span text:style-name="T29"> </text:span><text:span text:style-name="T51">cenicienta</text:span></text:p>
          </table:table-cell>
          <table:table-cell table:style-name="ce6" office:value-type="string">
            <text:p>Atlántico</text:p>
          </table:table-cell>
          <table:table-cell/>
        </table:table-row>
        <table:table-row table:style-name="ro2">
          <table:table-cell office:value-type="string">
            <text:p><text:span text:style-name="T4">Calonectris</text:span><text:span text:style-name="T13"> </text:span><text:span text:style-name="T4">diomedea</text:span><text:span text:style-name="T38"> </text:span><text:span text:style-name="T19">diomedea</text:span></text:p>
          </table:table-cell>
          <table:table-cell office:value-type="string">
            <text:p><text:span text:style-name="T17">Pardela</text:span><text:span text:style-name="T29"> </text:span><text:span text:style-name="T51">cenicient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Fulmarus</text:span><text:span text:style-name="T22"> </text:span><text:span text:style-name="T8">glacialis</text:span></text:p>
          </table:table-cell>
          <table:table-cell office:value-type="string">
            <text:p><text:span text:style-name="T17">Fulmar</text:span><text:span text:style-name="T28"> </text:span><text:span text:style-name="T51">bo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uffinus</text:span><text:span text:style-name="T38"> </text:span><text:span text:style-name="T6">assimilis</text:span></text:p>
          </table:table-cell>
          <table:table-cell office:value-type="string">
            <text:p><text:span text:style-name="T17">Pardela</text:span><text:span text:style-name="T29"> </text:span><text:span text:style-name="T51">chic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uffinus</text:span><text:span text:style-name="T38"> </text:span><text:span text:style-name="T6">gravis</text:span></text:p>
          </table:table-cell>
          <table:table-cell office:value-type="string">
            <text:p><text:span text:style-name="T17">Pardela</text:span><text:span text:style-name="T29"> </text:span><text:span text:style-name="T51">capirota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uffinus</text:span><text:span text:style-name="T38"> </text:span><text:span text:style-name="T8">griseus</text:span></text:p>
          </table:table-cell>
          <table:table-cell office:value-type="string">
            <text:p><text:span text:style-name="T17">Pardela</text:span><text:span text:style-name="T29"> </text:span><text:span text:style-name="T51">sombrí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uffinus</text:span><text:span text:style-name="T38"> </text:span><text:span text:style-name="T8">mauretanicus</text:span></text:p>
          </table:table-cell>
          <table:table-cell office:value-type="string">
            <text:p><text:span text:style-name="T17">Pardela</text:span><text:span text:style-name="T29"> </text:span><text:span text:style-name="T51">balear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uffinus</text:span><text:span text:style-name="T38"> </text:span><text:span text:style-name="T6">puffinus</text:span></text:p>
          </table:table-cell>
          <table:table-cell office:value-type="string">
            <text:p><text:span text:style-name="T17">Pardela</text:span><text:span text:style-name="T29"> </text:span><text:span text:style-name="T51">pichonet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uffinus</text:span><text:span text:style-name="T38"> </text:span><text:span text:style-name="T8">yelkouan</text:span></text:p>
          </table:table-cell>
          <table:table-cell office:value-type="string">
            <text:p><text:span text:style-name="T17">Pardela</text:span><text:span text:style-name="T29"> </text:span><text:span text:style-name="T51">mediterráne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Hydroba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drobates</text:span><text:span text:style-name="T5"> </text:span><text:span text:style-name="T6">pelagicus</text:span></text:p>
          </table:table-cell>
          <table:table-cell office:value-type="string">
            <text:p><text:span text:style-name="T17">Paíño</text:span><text:span text:style-name="T29"> </text:span><text:span text:style-name="T51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ceanodroma</text:span><text:span text:style-name="T16"> </text:span><text:span text:style-name="T8">castro</text:span></text:p>
          </table:table-cell>
          <table:table-cell office:value-type="string">
            <text:p><text:span text:style-name="T17">Paíño</text:span><text:span text:style-name="T52"> </text:span><text:span text:style-name="T17">de</text:span><text:span text:style-name="T29"> </text:span><text:span text:style-name="T26">Madei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Oceanodroma</text:span><text:span text:style-name="T16"> </text:span><text:span text:style-name="T8">leucorhoa</text:span></text:p>
          </table:table-cell>
          <table:table-cell office:value-type="string">
            <text:p><text:span text:style-name="T17">Paíño</text:span><text:span text:style-name="T29"> </text:span><text:span text:style-name="T51">bo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elagodroma</text:span><text:span text:style-name="T10"> </text:span><text:span text:style-name="T8">marina</text:span></text:p>
          </table:table-cell>
          <table:table-cell office:value-type="string">
            <text:p><text:span text:style-name="T17">Paíño</text:span><text:span text:style-name="T28"> </text:span><text:span text:style-name="T17">pechialbo,</text:span><text:span text:style-name="T28"> </text:span><text:span text:style-name="T26">Bailarí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PELECAN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halacroco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halacrocorax</text:span><text:span text:style-name="T15"> </text:span><text:span text:style-name="T8">aristotelis</text:span></text:p>
          </table:table-cell>
          <table:table-cell office:value-type="string">
            <text:p><text:span text:style-name="T17">Cormorán</text:span><text:span text:style-name="T39"> </text:span><text:span text:style-name="T70">moñud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Su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rus</text:span><text:span text:style-name="T16"> </text:span><text:span text:style-name="T8">bassanus</text:span></text:p>
          </table:table-cell>
          <table:table-cell office:value-type="string">
            <text:p><text:span text:style-name="T17">Alcatraz</text:span><text:span text:style-name="T40"> </text:span><text:span text:style-name="T51">atlánt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hreskiornith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eronticus</text:span><text:span text:style-name="T7"> </text:span><text:span text:style-name="T8">eremita</text:span></text:p>
          </table:table-cell>
          <table:table-cell office:value-type="string">
            <text:p><text:span text:style-name="T17">Ibis</text:span><text:span text:style-name="T30"> </text:span><text:span text:style-name="T51">eremita.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ICONIFORMES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4" office:value-type="string">
            <text:p>Ardeidae</text:p>
          </table:table-cell>
          <table:table-cell table:style-name="ce23" table:number-columns-repeated="3"/>
        </table:table-row>
        <table:table-row table:style-name="ro2">
          <table:table-cell office:value-type="string">
            <text:p><text:span text:style-name="T4">Ardea</text:span><text:span text:style-name="T14"> </text:span><text:span text:style-name="T8">cinerea</text:span></text:p>
          </table:table-cell>
          <table:table-cell office:value-type="string">
            <text:p><text:span text:style-name="T17">Garza</text:span><text:span text:style-name="T29"> </text:span><text:span text:style-name="T65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rdea</text:span><text:span text:style-name="T14"> </text:span><text:span text:style-name="T8">purpurea</text:span></text:p>
          </table:table-cell>
          <table:table-cell office:value-type="string">
            <text:p><text:span text:style-name="T17">Garza</text:span><text:span text:style-name="T29"> </text:span><text:span text:style-name="T51">imperi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rdeola</text:span><text:span text:style-name="T14"> </text:span><text:span text:style-name="T8">ralloides</text:span></text:p>
          </table:table-cell>
          <table:table-cell office:value-type="string">
            <text:p><text:span text:style-name="T17">Garcilla</text:span><text:span text:style-name="T73"> </text:span><text:span text:style-name="T51">cangreje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Bubulcus</text:span><text:span text:style-name="T22"> </text:span><text:span text:style-name="T37">ibis</text:span></text:p>
          </table:table-cell>
          <table:table-cell office:value-type="string">
            <text:p><text:span text:style-name="T17">Garcilla</text:span><text:span text:style-name="T73"> </text:span><text:span text:style-name="T51">buey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otaurus</text:span><text:span text:style-name="T22"> </text:span><text:span text:style-name="T8">stellaris</text:span></text:p>
          </table:table-cell>
          <table:table-cell office:value-type="string">
            <text:p><text:span text:style-name="T17">Avetoro</text:span><text:span text:style-name="T51"> </text:span><text:span text:style-name="T65">común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Egretta</text:span><text:span text:style-name="T33"> </text:span><text:span text:style-name="T37">alba</text:span></text:p>
          </table:table-cell>
          <table:table-cell office:value-type="string">
            <text:p><text:span text:style-name="T17">Garceta</text:span><text:span text:style-name="T29"> </text:span><text:span text:style-name="T70">gran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gretta</text:span><text:span text:style-name="T33"> </text:span><text:span text:style-name="T8">garzetta</text:span></text:p>
          </table:table-cell>
          <table:table-cell office:value-type="string">
            <text:p><text:span text:style-name="T17">Garceta</text:span><text:span text:style-name="T29"> </text:span><text:span text:style-name="T70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Ixobrychus</text:span><text:span text:style-name="T7"> </text:span><text:span text:style-name="T8">minutus</text:span></text:p>
          </table:table-cell>
          <table:table-cell office:value-type="string">
            <text:p><text:span text:style-name="T17">Avetorillo</text:span><text:span text:style-name="T50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ycticorax</text:span><text:span text:style-name="T7"> </text:span><text:span text:style-name="T8">nycticorax</text:span></text:p>
          </table:table-cell>
          <table:table-cell office:value-type="string">
            <text:p><text:span text:style-name="T17">Martinete</text:span><text:span text:style-name="T29"> </text:span><text:span text:style-name="T76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ic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iconia</text:span><text:span text:style-name="T14"> </text:span><text:span text:style-name="T8">ciconia</text:span></text:p>
          </table:table-cell>
          <table:table-cell office:value-type="string">
            <text:p><text:span text:style-name="T17">Cigüeña</text:span><text:span text:style-name="T30"> </text:span><text:span text:style-name="T51">blan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conia</text:span><text:span text:style-name="T14"> </text:span><text:span text:style-name="T6">nigra</text:span></text:p>
          </table:table-cell>
          <table:table-cell office:value-type="string">
            <text:p><text:span text:style-name="T17">Cigüeña</text:span><text:span text:style-name="T30"> </text:span><text:span text:style-name="T51">neg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Threskiornith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latalea</text:span><text:span text:style-name="T14"> </text:span><text:span text:style-name="T8">leucorodia</text:span></text:p>
          </table:table-cell>
          <table:table-cell office:value-type="string">
            <text:p><text:span text:style-name="T17">Espátula</text:span><text:span text:style-name="T29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gadis</text:span><text:span text:style-name="T38"> </text:span><text:span text:style-name="T8">falcinellus</text:span></text:p>
          </table:table-cell>
          <table:table-cell office:value-type="string">
            <text:p><text:span text:style-name="T17">Morito</text:span><text:span text:style-name="T73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PHOENICOPTER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hoenicopte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hoenicopterus</text:span><text:span text:style-name="T7"> </text:span><text:span text:style-name="T4">(ruber)</text:span><text:span text:style-name="T5"> </text:span><text:span text:style-name="T19">roseus</text:span></text:p>
          </table:table-cell>
          <table:table-cell office:value-type="string">
            <text:p><text:span text:style-name="T17">Flamenco</text:span><text:span text:style-name="T39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NSER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na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ythya</text:span><text:span text:style-name="T11"> </text:span><text:span text:style-name="T6">marila</text:span></text:p>
          </table:table-cell>
          <table:table-cell office:value-type="string">
            <text:p><text:span text:style-name="T17">Porrón</text:span><text:span text:style-name="T29"> </text:span><text:span text:style-name="T51">bastar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ythya</text:span><text:span text:style-name="T33"> </text:span><text:span text:style-name="T8">nyroca</text:span></text:p>
          </table:table-cell>
          <table:table-cell office:value-type="string">
            <text:p><text:span text:style-name="T17">Porrón</text:span><text:span text:style-name="T29"> </text:span><text:span text:style-name="T70">pard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Branta</text:span><text:span text:style-name="T14"> </text:span><text:span text:style-name="T8">bernicla</text:span></text:p>
          </table:table-cell>
          <table:table-cell office:value-type="string">
            <text:p><text:span text:style-name="T17">Barnacla</text:span><text:span text:style-name="T30"> </text:span><text:span text:style-name="T51">cari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ranta</text:span><text:span text:style-name="T14"> </text:span><text:span text:style-name="T8">leucopsis</text:span></text:p>
          </table:table-cell>
          <table:table-cell office:value-type="string">
            <text:p><text:span text:style-name="T17">Barnacla</text:span><text:span text:style-name="T30"> </text:span><text:span text:style-name="T51">cariblan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ucephala</text:span><text:span text:style-name="T24"> </text:span><text:span text:style-name="T8">clangula</text:span></text:p>
          </table:table-cell>
          <table:table-cell office:value-type="string">
            <text:p><text:span text:style-name="T17">Porrón</text:span><text:span text:style-name="T29"> </text:span><text:span text:style-name="T51">oscul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armaronetta</text:span><text:span text:style-name="T10"> </text:span><text:span text:style-name="T8">angustirostris</text:span></text:p>
          </table:table-cell>
          <table:table-cell office:value-type="string">
            <text:p><text:span text:style-name="T17">Cerceta</text:span><text:span text:style-name="T29"> </text:span><text:span text:style-name="T70">pardill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Oxyura</text:span><text:span text:style-name="T20"> </text:span><text:span text:style-name="T8">leucocephala</text:span></text:p>
          </table:table-cell>
          <table:table-cell office:value-type="string">
            <text:p><text:span text:style-name="T17">Malvasía</text:span><text:span text:style-name="T30"> </text:span><text:span text:style-name="T51">cabeciblanc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19">Tadoma</text:span><text:span text:style-name="T10"> </text:span><text:span text:style-name="T8">ferruginea</text:span></text:p>
          </table:table-cell>
          <table:table-cell office:value-type="string">
            <text:p><text:span text:style-name="T26">Tarro</text:span><text:span text:style-name="T65"> </text:span><text:span text:style-name="T51">cane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adoma</text:span><text:span text:style-name="T10"> </text:span><text:span text:style-name="T8">tadoma</text:span></text:p>
          </table:table-cell>
          <table:table-cell office:value-type="string">
            <text:p><text:span text:style-name="T26">Tarro</text:span><text:span text:style-name="T65"> </text:span><text:span text:style-name="T51">blanco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andi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andion</text:span><text:span text:style-name="T20"> </text:span><text:span text:style-name="T8">haliaetus</text:span></text:p>
          </table:table-cell>
          <table:table-cell office:value-type="string">
            <text:p><text:span text:style-name="T17">Águila</text:span><text:span text:style-name="T73"> </text:span><text:span text:style-name="T51">pescado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Accipit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cipiter</text:span><text:span text:style-name="T38"> </text:span><text:span text:style-name="T8">gentilis</text:span></text:p>
          </table:table-cell>
          <table:table-cell office:value-type="string">
            <text:p><text:span text:style-name="T17">Azor</text:span><text:span text:style-name="T39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cipiter</text:span><text:span text:style-name="T38"> </text:span><text:span text:style-name="T8">nisus</text:span></text:p>
          </table:table-cell>
          <table:table-cell office:value-type="string">
            <text:p><text:span text:style-name="T17">Gavilán</text:span><text:span text:style-name="T29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egypius</text:span><text:span text:style-name="T22"> </text:span><text:span text:style-name="T6">monachus</text:span></text:p>
          </table:table-cell>
          <table:table-cell office:value-type="string">
            <text:p><text:span text:style-name="T17">Buitre</text:span><text:span text:style-name="T73"> </text:span><text:span text:style-name="T51">negr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Aquila</text:span><text:span text:style-name="T33"> </text:span><text:span text:style-name="T8">adalberti</text:span></text:p>
          </table:table-cell>
          <table:table-cell office:value-type="string">
            <text:p><text:span text:style-name="T17">Águila</text:span><text:span text:style-name="T52"> </text:span><text:span text:style-name="T17">imperial</text:span><text:span text:style-name="T29"> </text:span><text:span text:style-name="T26">ibéric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Aquila</text:span><text:span text:style-name="T33"> </text:span><text:span text:style-name="T8">chrysaetos</text:span></text:p>
          </table:table-cell>
          <table:table-cell office:value-type="string">
            <text:p><text:span text:style-name="T17">Águila</text:span><text:span text:style-name="T73"> </text:span><text:span text:style-name="T65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uteo</text:span><text:span text:style-name="T14"> </text:span><text:span text:style-name="T8">buteo</text:span></text:p>
          </table:table-cell>
          <table:table-cell office:value-type="string">
            <text:p><text:span text:style-name="T17">Ratonero</text:span><text:span text:style-name="T30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rcaetus</text:span><text:span text:style-name="T22"> </text:span><text:span text:style-name="T8">gallicus</text:span></text:p>
          </table:table-cell>
          <table:table-cell office:value-type="string">
            <text:p><text:span text:style-name="T17">Águila</text:span><text:span text:style-name="T73"> </text:span><text:span text:style-name="T51">culebr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rcus</text:span><text:span text:style-name="T16"> </text:span><text:span text:style-name="T8">aeruginosus</text:span></text:p>
          </table:table-cell>
          <table:table-cell office:value-type="string">
            <text:p><text:span text:style-name="T17">Aguilucho</text:span><text:span text:style-name="T30"> </text:span><text:span text:style-name="T17">lagunero</text:span><text:span text:style-name="T30"> </text:span><text:span text:style-name="T26">occident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rcus</text:span><text:span text:style-name="T16"> </text:span><text:span text:style-name="T8">cyaneus</text:span></text:p>
          </table:table-cell>
          <table:table-cell office:value-type="string">
            <text:p><text:span text:style-name="T17">Aguilucho</text:span><text:span text:style-name="T30"> </text:span><text:span text:style-name="T51">páli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rcus</text:span><text:span text:style-name="T16"> </text:span><text:span text:style-name="T6">pygargus</text:span></text:p>
          </table:table-cell>
          <table:table-cell office:value-type="string">
            <text:p><text:span text:style-name="T17">Aguilucho</text:span><text:span text:style-name="T30"> </text:span><text:span text:style-name="T51">ceniz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Elanus</text:span><text:span text:style-name="T27"> </text:span><text:span text:style-name="T8">caeruleus</text:span></text:p>
          </table:table-cell>
          <table:table-cell office:value-type="string">
            <text:p><text:span text:style-name="T17">Elanio</text:span><text:span text:style-name="T52"> </text:span><text:span text:style-name="T76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ypaetus</text:span><text:span text:style-name="T22"> </text:span><text:span text:style-name="T8">barbatus</text:span></text:p>
          </table:table-cell>
          <table:table-cell office:value-type="string">
            <text:p>Quebrantahuesos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Gyps</text:span><text:span text:style-name="T10"> </text:span><text:span text:style-name="T8">fulvus</text:span></text:p>
          </table:table-cell>
          <table:table-cell office:value-type="string">
            <text:p><text:span text:style-name="T17">Buitre</text:span><text:span text:style-name="T73"> </text:span><text:span text:style-name="T51">leon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eraaetus</text:span><text:span text:style-name="T7"> </text:span><text:span text:style-name="T8">fasciatus</text:span></text:p>
          </table:table-cell>
          <table:table-cell office:value-type="string">
            <text:p><text:span text:style-name="T17">Águila</text:span><text:span text:style-name="T73"> </text:span><text:span text:style-name="T51">perdice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Hieraaetus</text:span><text:span text:style-name="T7"> </text:span><text:span text:style-name="T8">pennatus</text:span></text:p>
          </table:table-cell>
          <table:table-cell office:value-type="string">
            <text:p><text:span text:style-name="T17">Águila</text:span><text:span text:style-name="T73"> </text:span><text:span text:style-name="T51">calza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ilvus</text:span><text:span text:style-name="T16"> </text:span><text:span text:style-name="T8">migrans</text:span></text:p>
          </table:table-cell>
          <table:table-cell office:value-type="string">
            <text:p><text:span text:style-name="T17">Milano</text:span><text:span text:style-name="T29"> </text:span><text:span text:style-name="T51">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ilvus</text:span><text:span text:style-name="T16"> </text:span><text:span text:style-name="T8">milvus</text:span></text:p>
          </table:table-cell>
          <table:table-cell office:value-type="string">
            <text:p><text:span text:style-name="T17">Milano</text:span><text:span text:style-name="T29"> </text:span><text:span text:style-name="T65">real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1">
          <table:table-cell office:value-type="string">
            <text:p><text:span text:style-name="T4">Neophron</text:span><text:span text:style-name="T24"> </text:span><text:span text:style-name="T6">percnopterus</text:span></text:p>
          </table:table-cell>
          <table:table-cell office:value-type="string">
            <text:p><text:span text:style-name="T17">Alimoche</text:span><text:span text:style-name="T30"> </text:span><text:span text:style-name="T65">común</text:span></text:p>
          </table:table-cell>
          <table:table-cell table:style-name="ce6" office:value-type="string">
            <text:p><text:span text:style-name="T17">Península</text:span><text:span text:style-name="T52"> </text:span><text:span text:style-name="T17">y</text:span><text:span text:style-name="T29"> </text:span><text:span text:style-name="T26">Baleares</text:span></text:p>
          </table:table-cell>
          <table:table-cell table:style-name="ce15" office:value-type="string">
            <text:p>Vulnerable</text:p>
          </table:table-cell>
        </table:table-row>
        <table:table-row table:style-name="ro1">
          <table:table-cell office:value-type="string">
            <text:p><text:span text:style-name="T4">Neophron</text:span><text:span text:style-name="T38"> </text:span><text:span text:style-name="T4">percnopterus</text:span><text:span text:style-name="T22"> </text:span><text:span text:style-name="T19">majorensis</text:span></text:p>
          </table:table-cell>
          <table:table-cell office:value-type="string">
            <text:p><text:span text:style-name="T17">Alimoche</text:span><text:span text:style-name="T30"> </text:span><text:span text:style-name="T70">canari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ernis</text:span><text:span text:style-name="T16"> </text:span><text:span text:style-name="T8">apivorus</text:span></text:p>
          </table:table-cell>
          <table:table-cell office:value-type="string">
            <text:p><text:span text:style-name="T17">Halcón</text:span><text:span text:style-name="T29"> </text:span><text:span text:style-name="T51">abejer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Falc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11"> </text:span><text:span text:style-name="T6">columbarius</text:span></text:p>
          </table:table-cell>
          <table:table-cell office:value-type="string">
            <text:p>Esmerejón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11"> </text:span><text:span text:style-name="T6">eleonorae</text:span></text:p>
          </table:table-cell>
          <table:table-cell office:value-type="string">
            <text:p><text:span text:style-name="T17">Halcón</text:span><text:span text:style-name="T52"> </text:span><text:span text:style-name="T17">de</text:span><text:span text:style-name="T29"> </text:span><text:span text:style-name="T26">Eleono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11"> </text:span><text:span text:style-name="T6">naumanni</text:span></text:p>
          </table:table-cell>
          <table:table-cell office:value-type="string">
            <text:p><text:span text:style-name="T17">Cernícalo</text:span><text:span text:style-name="T29"> </text:span><text:span text:style-name="T51">primilla</text:span></text:p>
          </table:table-cell>
          <table:table-cell table:number-columns-repeated="2"/>
        </table:table-row>
        <table:table-row table:style-name="ro3">
          <table:table-cell table:style-name="ce21" office:value-type="string">
            <text:p><text:span text:style-name="T4">Falco</text:span><text:span text:style-name="T27"> </text:span><text:span text:style-name="T4">peregrinus</text:span><text:span text:style-name="T27"> </text:span><text:span text:style-name="T19">pelegrinoides.</text:span></text:p>
            <text:p><text:span text:style-name="T17">Temminck,</text:span><text:span text:style-name="T65"> </text:span><text:span text:style-name="T51">1829.</text:span></text:p>
          </table:table-cell>
          <table:table-cell office:value-type="string">
            <text:p><text:span text:style-name="T17">Halcón</text:span><text:span text:style-name="T29"> </text:span><text:span text:style-name="T51">tagarot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Falco</text:span><text:span text:style-name="T11"> </text:span><text:span text:style-name="T6">peregrinus</text:span></text:p>
          </table:table-cell>
          <table:table-cell office:value-type="string">
            <text:p><text:span text:style-name="T17">Halcón</text:span><text:span text:style-name="T29"> </text:span><text:span text:style-name="T51">peregr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11"> </text:span><text:span text:style-name="T6">subbuteo</text:span></text:p>
          </table:table-cell>
          <table:table-cell office:value-type="string">
            <text:p><text:span text:style-name="T17">Alcotán</text:span><text:span text:style-name="T29"> </text:span><text:span text:style-name="T70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33"> </text:span><text:span text:style-name="T8">tinnunculus</text:span></text:p>
          </table:table-cell>
          <table:table-cell office:value-type="string">
            <text:p><text:span text:style-name="T17">Cernícalo</text:span><text:span text:style-name="T29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11"> </text:span><text:span text:style-name="T6">vespertinus</text:span></text:p>
          </table:table-cell>
          <table:table-cell office:value-type="string">
            <text:p><text:span text:style-name="T17">Cernícalo</text:span><text:span text:style-name="T29"> </text:span><text:span text:style-name="T51">patirroj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GALL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hasia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onasa</text:span><text:span text:style-name="T20"> </text:span><text:span text:style-name="T8">bonasia</text:span></text:p>
          </table:table-cell>
          <table:table-cell office:value-type="string">
            <text:p>Grévol</text:p>
          </table:table-cell>
          <table:table-cell table:number-columns-repeated="2"/>
        </table:table-row>
        <table:table-row table:style-name="ro1">
          <table:table-cell table:style-name="ce7" office:value-type="string">
            <text:p><text:span text:style-name="T4">Perdix</text:span><text:span text:style-name="T16"> </text:span><text:span text:style-name="T4">perdix</text:span><text:span text:style-name="T27"> </text:span><text:span text:style-name="T4">hispaniensis</text:span><text:span text:style-name="T16"> </text:span><text:span text:style-name="T17">Reichenow,</text:span><text:span text:style-name="T28"> </text:span><text:span text:style-name="T26">1892.</text:span></text:p>
          </table:table-cell>
          <table:table-cell office:value-type="string">
            <text:p><text:span text:style-name="T17">Perdiz</text:span><text:span text:style-name="T34"> </text:span><text:span text:style-name="T51">pardilla.</text:span></text:p>
          </table:table-cell>
          <table:table-cell table:style-name="ce6" office:value-type="string">
            <text:p><text:span text:style-name="T17">Sistema</text:span><text:span text:style-name="T30"> </text:span><text:span text:style-name="T51">Ibérico</text:span>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Tetra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agopus</text:span><text:span text:style-name="T38"> </text:span><text:span text:style-name="T37">muta</text:span></text:p>
          </table:table-cell>
          <table:table-cell office:value-type="string">
            <text:p><text:span text:style-name="T17">Lagópodo</text:span><text:span text:style-name="T39"> </text:span><text:span text:style-name="T70">alpin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3">
          <table:table-cell table:style-name="ce7" office:value-type="string">
            <text:p><text:span text:style-name="T4">Tetrao</text:span><text:span text:style-name="T24"> </text:span><text:span text:style-name="T4">urogallus</text:span><text:span text:style-name="T24"> </text:span><text:span text:style-name="T4">(</text:span><text:span text:style-name="T17">Linnaeus</text:span><text:span text:style-name="T39"> </text:span><text:span text:style-name="T26">1758)</text:span></text:p>
          </table:table-cell>
          <table:table-cell office:value-type="string">
            <text:p><text:span text:style-name="T17">Urogallo</text:span><text:span text:style-name="T30"> </text:span><text:span text:style-name="T17">común</text:span><text:span text:style-name="T30"> </text:span><text:span text:style-name="T17">u</text:span><text:span text:style-name="T30"> </text:span><text:span text:style-name="T17">occidental</text:span><text:span text:style-name="T30"> </text:span><text:span text:style-name="T17">(antes</text:span><text:span text:style-name="T30"> </text:span><text:span text:style-name="T26">Urogallo</text:span></text:p>
            <text:p><text:span text:style-name="T17">pirenaico</text:span><text:span text:style-name="T52"> </text:span><text:span text:style-name="T17">y</text:span><text:span text:style-name="T29"> </text:span><text:span text:style-name="T17">Urogallo</text:span><text:span text:style-name="T29"> </text:span><text:span text:style-name="T26">cantábrico).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GRU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Turni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urnix</text:span><text:span text:style-name="T19"> </text:span><text:span text:style-name="T8">sylvatica</text:span></text:p>
          </table:table-cell>
          <table:table-cell office:value-type="string">
            <text:p>Torillo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Gru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rus</text:span><text:span text:style-name="T10"> </text:span><text:span text:style-name="T37">grus</text:span></text:p>
          </table:table-cell>
          <table:table-cell office:value-type="string">
            <text:p><text:span text:style-name="T17">Grulla</text:span><text:span text:style-name="T73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allidae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Crex</text:span><text:span text:style-name="T24"> </text:span><text:span text:style-name="T37">crex</text:span></text:p>
          </table:table-cell>
          <table:table-cell table:style-name="ce14" office:value-type="string">
            <text:p><text:span text:style-name="T17">Guión</text:span><text:span text:style-name="T52"> </text:span><text:span text:style-name="T17">de</text:span><text:span text:style-name="T29"> </text:span><text:span text:style-name="T26">codornices</text:span></text:p>
          </table:table-cell>
          <table:table-cell table:style-name="ce23" table:number-columns-repeated="2"/>
        </table:table-row>
        <table:table-row table:style-name="ro2">
          <table:table-cell office:value-type="string">
            <text:p><text:span text:style-name="T4">Fulica</text:span><text:span text:style-name="T33"> </text:span><text:span text:style-name="T8">cristata</text:span></text:p>
          </table:table-cell>
          <table:table-cell office:value-type="string">
            <text:p><text:span text:style-name="T17">Focha</text:span><text:span text:style-name="T29"> </text:span><text:span text:style-name="T17">cornuda</text:span><text:span text:style-name="T29"> </text:span><text:span text:style-name="T17">o</text:span><text:span text:style-name="T29"> </text:span><text:span text:style-name="T26">morun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orphyrio</text:span><text:span text:style-name="T14"> </text:span><text:span text:style-name="T6">porphyrio</text:span></text:p>
          </table:table-cell>
          <table:table-cell office:value-type="string">
            <text:p><text:span text:style-name="T17">Calamón</text:span><text:span text:style-name="T39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rzana</text:span><text:span text:style-name="T20"> </text:span><text:span text:style-name="T8">parva</text:span></text:p>
          </table:table-cell>
          <table:table-cell office:value-type="string">
            <text:p><text:span text:style-name="T17">Polluela</text:span><text:span text:style-name="T73"> </text:span><text:span text:style-name="T51">bastar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rzana</text:span><text:span text:style-name="T20"> </text:span><text:span text:style-name="T6">porzana</text:span></text:p>
          </table:table-cell>
          <table:table-cell office:value-type="string">
            <text:p><text:span text:style-name="T17">Polluela</text:span><text:span text:style-name="T73"> </text:span><text:span text:style-name="T51">pintoj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rzana</text:span><text:span text:style-name="T20"> </text:span><text:span text:style-name="T8">pusilla</text:span></text:p>
          </table:table-cell>
          <table:table-cell office:value-type="string">
            <text:p><text:span text:style-name="T17">Polluela</text:span><text:span text:style-name="T52"> </text:span><text:span text:style-name="T70">chic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Oti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lamydotis</text:span><text:span text:style-name="T41"> </text:span><text:span text:style-name="T8">undulata</text:span></text:p>
          </table:table-cell>
          <table:table-cell office:value-type="string">
            <text:p><text:span text:style-name="T17">Avutarda</text:span><text:span text:style-name="T52"> </text:span><text:span text:style-name="T70">hubar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Otis</text:span><text:span text:style-name="T20"> </text:span><text:span text:style-name="T6">tarda</text:span></text:p>
          </table:table-cell>
          <table:table-cell office:value-type="string">
            <text:p><text:span text:style-name="T17">Avutarda</text:span><text:span text:style-name="T52"> </text:span><text:span text:style-name="T70">común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Tetrax</text:span><text:span text:style-name="T24"> </text:span><text:span text:style-name="T4">tetrax</text:span><text:span text:style-name="T24"> </text:span><text:span text:style-name="T17">(Linnaeus,</text:span><text:span text:style-name="T25"> </text:span><text:span text:style-name="T26">1758)</text:span></text:p>
          </table:table-cell>
          <table:table-cell office:value-type="string">
            <text:p><text:span text:style-name="T17">Sisón</text:span><text:span text:style-name="T73"> </text:span><text:span text:style-name="T51">común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 office:value-type="string">
            <text:p>CHARADRI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Hematopo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aematopus</text:span><text:span text:style-name="T41"> </text:span><text:span text:style-name="T8">ostralegus</text:span></text:p>
          </table:table-cell>
          <table:table-cell office:value-type="string">
            <text:p><text:span text:style-name="T17">Ostrero</text:span><text:span text:style-name="T29"> </text:span><text:span text:style-name="T51">euroasiát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ecurvirost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imantopus</text:span><text:span text:style-name="T5"> </text:span><text:span text:style-name="T8">himantopus</text:span></text:p>
          </table:table-cell>
          <table:table-cell office:value-type="string">
            <text:p><text:span text:style-name="T17">Cigüeñuela</text:span><text:span text:style-name="T39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ecurvirostra</text:span><text:span text:style-name="T20"> </text:span><text:span text:style-name="T6">avosetta</text:span></text:p>
          </table:table-cell>
          <table:table-cell office:value-type="string">
            <text:p><text:span text:style-name="T17">Avoceta</text:span><text:span text:style-name="T73"> </text:span><text:span text:style-name="T65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urhinidae</text:p>
          </table:table-cell>
          <table:table-cell table:style-name="ce20"/>
          <table:table-cell table:number-columns-repeated="2"/>
        </table:table-row>
        <table:table-row table:style-name="ro3">
          <table:table-cell office:value-type="string">
            <text:p><text:span text:style-name="T4">Burhinus</text:span><text:span text:style-name="T7"> </text:span><text:span text:style-name="T4">oedicnemus</text:span><text:span text:style-name="T7"> </text:span><text:span text:style-name="T19">oedicnemus/insularum</text:span></text:p>
          </table:table-cell>
          <table:table-cell office:value-type="string">
            <text:p><text:span text:style-name="T17">Alcaraván</text:span><text:span text:style-name="T25"> </text:span><text:span text:style-name="T17">común,</text:span><text:span text:style-name="T25"> </text:span><text:span text:style-name="T17">Alcaraván</text:span><text:span text:style-name="T25"> </text:span><text:span text:style-name="T26">majorero</text:span></text:p>
          </table:table-cell>
          <table:table-cell table:style-name="ce15" office:value-type="string">
            <text:p><text:span text:style-name="T17">Península,</text:span><text:span text:style-name="T77"> </text:span><text:span text:style-name="T51">Baleares</text:span></text:p>
            <text:p><text:span text:style-name="T17">y</text:span><text:span text:style-name="T25"> </text:span><text:span text:style-name="T17">Canarias</text:span><text:span text:style-name="T25"> </text:span><text:span text:style-name="T26">Orientales</text:span></text:p>
          </table:table-cell>
          <table:table-cell/>
        </table:table-row>
        <table:table-row table:style-name="ro3">
          <table:table-cell office:value-type="string">
            <text:p><text:span text:style-name="T4">Burhinus</text:span><text:span text:style-name="T7"> </text:span><text:span text:style-name="T4">oedicnemus</text:span><text:span text:style-name="T7"> </text:span><text:span text:style-name="T19">distinctus</text:span></text:p>
          </table:table-cell>
          <table:table-cell office:value-type="string">
            <text:p><text:span text:style-name="T17">Alcaraván</text:span><text:span text:style-name="T30"> </text:span><text:span text:style-name="T51">común</text:span></text:p>
          </table:table-cell>
          <table:table-cell table:style-name="ce6" office:value-type="string">
            <text:p><text:span text:style-name="T17">Canarias</text:span><text:span text:style-name="T32"> </text:span><text:span text:style-name="T70">Centrales</text:span></text:p>
            <text:p><text:span text:style-name="T82">y</text:span><text:span text:style-name="T76"> </text:span><text:span text:style-name="T51">Occidentales</text:span>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Glareo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ursorius</text:span><text:span text:style-name="T22"> </text:span><text:span text:style-name="T8">cursor</text:span></text:p>
          </table:table-cell>
          <table:table-cell office:value-type="string">
            <text:p><text:span text:style-name="T17">Corredor</text:span><text:span text:style-name="T32"> </text:span><text:span text:style-name="T70">sahariano</text:span></text:p>
          </table:table-cell>
          <table:table-cell table:style-name="ce6" office:value-type="string">
            <text:p>Península</text:p>
          </table:table-cell>
          <table:table-cell/>
        </table:table-row>
        <table:table-row table:style-name="ro1">
          <table:table-cell office:value-type="string">
            <text:p><text:span text:style-name="T4">Cursorius</text:span><text:span text:style-name="T22"> </text:span><text:span text:style-name="T8">cursor</text:span></text:p>
          </table:table-cell>
          <table:table-cell office:value-type="string">
            <text:p>Engaña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lareola</text:span><text:span text:style-name="T14"> </text:span><text:span text:style-name="T8">pratincola</text:span></text:p>
          </table:table-cell>
          <table:table-cell office:value-type="string">
            <text:p><text:span text:style-name="T17">Canastera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haradr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aradrius</text:span><text:span text:style-name="T7"> </text:span><text:span text:style-name="T6">alexandrinus</text:span></text:p>
          </table:table-cell>
          <table:table-cell office:value-type="string">
            <text:p><text:span text:style-name="T17">Chorlitejo</text:span><text:span text:style-name="T73"> </text:span><text:span text:style-name="T51">patinegro</text:span></text:p>
          </table:table-cell>
          <table:table-cell table:style-name="ce6" office:value-type="string">
            <text:p><text:span text:style-name="T17">Península</text:span><text:span text:style-name="T52"> </text:span><text:span text:style-name="T17">y</text:span><text:span text:style-name="T29"> </text:span><text:span text:style-name="T26">Baleares</text:span></text:p>
          </table:table-cell>
          <table:table-cell/>
        </table:table-row>
        <table:table-row table:style-name="ro1">
          <table:table-cell office:value-type="string">
            <text:p><text:span text:style-name="T4">Charadrius</text:span><text:span text:style-name="T7"> </text:span><text:span text:style-name="T6">alexandrinus</text:span></text:p>
          </table:table-cell>
          <table:table-cell office:value-type="string">
            <text:p><text:span text:style-name="T17">Chorlitejo</text:span><text:span text:style-name="T73"> </text:span><text:span text:style-name="T51">patinegr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haradrius</text:span><text:span text:style-name="T7"> </text:span><text:span text:style-name="T8">dubius</text:span></text:p>
          </table:table-cell>
          <table:table-cell office:value-type="string">
            <text:p><text:span text:style-name="T17">Chorlitejo</text:span><text:span text:style-name="T73"> </text:span><text:span text:style-name="T51">ch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radrius</text:span><text:span text:style-name="T7"> </text:span><text:span text:style-name="T8">hiaticula</text:span></text:p>
          </table:table-cell>
          <table:table-cell office:value-type="string">
            <text:p><text:span text:style-name="T17">Chorlitejo</text:span><text:span text:style-name="T73"> </text:span><text:span text:style-name="T51">gran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radrius</text:span><text:span text:style-name="T5"> </text:span><text:span text:style-name="T4">(Eudromias)</text:span><text:span text:style-name="T5"> </text:span><text:span text:style-name="T19">morinellus</text:span></text:p>
          </table:table-cell>
          <table:table-cell office:value-type="string">
            <text:p><text:span text:style-name="T17">Chorlito</text:span><text:span text:style-name="T73"> </text:span><text:span text:style-name="T51">carambol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luvialis</text:span><text:span text:style-name="T38"> </text:span><text:span text:style-name="T8">apricaria</text:span></text:p>
          </table:table-cell>
          <table:table-cell office:value-type="string">
            <text:p><text:span text:style-name="T17">Chorlito</text:span><text:span text:style-name="T29"> </text:span><text:span text:style-name="T17">dorado</text:span><text:span text:style-name="T29"> </text:span><text:span text:style-name="T26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uvialis</text:span><text:span text:style-name="T38"> </text:span><text:span text:style-name="T8">squatarola</text:span></text:p>
          </table:table-cell>
          <table:table-cell office:value-type="string">
            <text:p><text:span text:style-name="T17">Chorlito</text:span><text:span text:style-name="T52"> </text:span><text:span text:style-name="T76">gris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colopa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titis</text:span><text:span text:style-name="T16"> </text:span><text:span text:style-name="T6">hypoleucos</text:span></text:p>
          </table:table-cell>
          <table:table-cell office:value-type="string">
            <text:p><text:span text:style-name="T17">Andarríos</text:span><text:span text:style-name="T64"> </text:span><text:span text:style-name="T70">ch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renaria</text:span><text:span text:style-name="T14"> </text:span><text:span text:style-name="T8">interpres</text:span></text:p>
          </table:table-cell>
          <table:table-cell office:value-type="string">
            <text:p><text:span text:style-name="T17">Vuelvepiedras</text:span><text:span text:style-name="T64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13"> </text:span><text:span text:style-name="T37">alba</text:span></text:p>
          </table:table-cell>
          <table:table-cell office:value-type="string">
            <text:p><text:span text:style-name="T17">Correlimos</text:span><text:span text:style-name="T77"> </text:span><text:span text:style-name="T51">tridácti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13"> </text:span><text:span text:style-name="T8">alpina</text:span></text:p>
          </table:table-cell>
          <table:table-cell office:value-type="string">
            <text:p><text:span text:style-name="T17">Correlimos</text:span><text:span text:style-name="T77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13"> </text:span><text:span text:style-name="T8">canutus</text:span></text:p>
          </table:table-cell>
          <table:table-cell office:value-type="string">
            <text:p><text:span text:style-name="T17">Correlimos</text:span><text:span text:style-name="T77"> </text:span><text:span text:style-name="T51">gor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13"> </text:span><text:span text:style-name="T8">ferruginea</text:span></text:p>
          </table:table-cell>
          <table:table-cell office:value-type="string">
            <text:p><text:span text:style-name="T17">Correlimos</text:span><text:span text:style-name="T77"> </text:span><text:span text:style-name="T51">zarapití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13"> </text:span><text:span text:style-name="T8">maritima</text:span></text:p>
          </table:table-cell>
          <table:table-cell office:value-type="string">
            <text:p><text:span text:style-name="T17">Correlimos</text:span><text:span text:style-name="T77"> </text:span><text:span text:style-name="T51">oscu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13"> </text:span><text:span text:style-name="T8">minuta</text:span></text:p>
          </table:table-cell>
          <table:table-cell office:value-type="string">
            <text:p><text:span text:style-name="T17">Correlimos</text:span><text:span text:style-name="T77"> </text:span><text:span text:style-name="T51">menu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13"> </text:span><text:span text:style-name="T8">temmincki</text:span></text:p>
          </table:table-cell>
          <table:table-cell office:value-type="string">
            <text:p><text:span text:style-name="T17">Correlimos</text:span><text:span text:style-name="T34"> </text:span><text:span text:style-name="T17">de</text:span><text:span text:style-name="T28"> </text:span><text:span text:style-name="T26">Temminck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sa</text:span><text:span text:style-name="T20"> </text:span><text:span text:style-name="T8">lapponica</text:span></text:p>
          </table:table-cell>
          <table:table-cell office:value-type="string">
            <text:p><text:span text:style-name="T17">Aguja</text:span><text:span text:style-name="T29"> </text:span><text:span text:style-name="T51">colipint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sa</text:span><text:span text:style-name="T20"> </text:span><text:span text:style-name="T8">limosa</text:span></text:p>
          </table:table-cell>
          <table:table-cell office:value-type="string">
            <text:p><text:span text:style-name="T17">Aguja</text:span><text:span text:style-name="T29"> </text:span><text:span text:style-name="T51">coli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umenius</text:span><text:span text:style-name="T9"> </text:span><text:span text:style-name="T8">arquata</text:span></text:p>
          </table:table-cell>
          <table:table-cell office:value-type="string">
            <text:p><text:span text:style-name="T17">Zarapito</text:span><text:span text:style-name="T29"> </text:span><text:span text:style-name="T76">real</text:span></text:p>
          </table:table-cell>
          <table:table-cell table:style-name="ce6" office:value-type="string">
            <text:p><text:span text:style-name="T17">Excepto</text:span><text:span text:style-name="T30"> </text:span><text:span text:style-name="T51">Galicia</text:span></text:p>
          </table:table-cell>
          <table:table-cell/>
        </table:table-row>
        <table:table-row table:style-name="ro1">
          <table:table-cell office:value-type="string">
            <text:p><text:span text:style-name="T4">Numenius</text:span><text:span text:style-name="T9"> </text:span><text:span text:style-name="T8">arquata</text:span></text:p>
          </table:table-cell>
          <table:table-cell office:value-type="string">
            <text:p><text:span text:style-name="T17">Zarapito</text:span><text:span text:style-name="T29"> </text:span><text:span text:style-name="T76">real</text:span></text:p>
          </table:table-cell>
          <table:table-cell table:style-name="ce6" office:value-type="string">
            <text:p>Galicia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Numenius</text:span><text:span text:style-name="T9"> </text:span><text:span text:style-name="T6">phaeopus</text:span></text:p>
          </table:table-cell>
          <table:table-cell office:value-type="string">
            <text:p><text:span text:style-name="T17">Zarapito</text:span><text:span text:style-name="T29"> </text:span><text:span text:style-name="T51">trinad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umenius</text:span><text:span text:style-name="T9"> </text:span><text:span text:style-name="T8">tenuirrostris</text:span></text:p>
          </table:table-cell>
          <table:table-cell office:value-type="string">
            <text:p><text:span text:style-name="T17">Zarapito</text:span><text:span text:style-name="T29"> </text:span><text:span text:style-name="T65">f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alaropus</text:span><text:span text:style-name="T5"> </text:span><text:span text:style-name="T8">fulicarius</text:span></text:p>
          </table:table-cell>
          <table:table-cell office:value-type="string">
            <text:p><text:span text:style-name="T17">Faloropo</text:span><text:span text:style-name="T30"> </text:span><text:span text:style-name="T51">picogrues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alaropus</text:span><text:span text:style-name="T5"> </text:span><text:span text:style-name="T8">lobatus</text:span></text:p>
          </table:table-cell>
          <table:table-cell office:value-type="string">
            <text:p><text:span text:style-name="T17">Faloropo</text:span><text:span text:style-name="T30"> </text:span><text:span text:style-name="T51">picof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ilomachus</text:span><text:span text:style-name="T31"> </text:span><text:span text:style-name="T8">pugnax</text:span></text:p>
          </table:table-cell>
          <table:table-cell office:value-type="string">
            <text:p>Combatiente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ringa</text:span><text:span text:style-name="T24"> </text:span><text:span text:style-name="T6">erythropus</text:span></text:p>
          </table:table-cell>
          <table:table-cell office:value-type="string">
            <text:p><text:span text:style-name="T17">Archibebe</text:span><text:span text:style-name="T30"> </text:span><text:span text:style-name="T51">oscu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ringa</text:span><text:span text:style-name="T24"> </text:span><text:span text:style-name="T6">glareola</text:span></text:p>
          </table:table-cell>
          <table:table-cell office:value-type="string">
            <text:p><text:span text:style-name="T17">Andarríos</text:span><text:span text:style-name="T64"> </text:span><text:span text:style-name="T51">bastar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ringa</text:span><text:span text:style-name="T24"> </text:span><text:span text:style-name="T8">nebularia</text:span></text:p>
          </table:table-cell>
          <table:table-cell office:value-type="string">
            <text:p><text:span text:style-name="T17">Archibebe</text:span><text:span text:style-name="T30"> </text:span><text:span text:style-name="T51">cla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ringa</text:span><text:span text:style-name="T24"> </text:span><text:span text:style-name="T6">ochropus</text:span></text:p>
          </table:table-cell>
          <table:table-cell office:value-type="string">
            <text:p><text:span text:style-name="T17">Andarríos</text:span><text:span text:style-name="T64"> </text:span><text:span text:style-name="T51">gran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ringa</text:span><text:span text:style-name="T24"> </text:span><text:span text:style-name="T8">stagnatilis</text:span></text:p>
          </table:table-cell>
          <table:table-cell office:value-type="string">
            <text:p><text:span text:style-name="T17">Archibebe</text:span><text:span text:style-name="T30"> </text:span><text:span text:style-name="T65">f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9">Tringa</text:span><text:span text:style-name="T24"> </text:span><text:span text:style-name="T8">totanus</text:span></text:p>
          </table:table-cell>
          <table:table-cell office:value-type="string">
            <text:p><text:span text:style-name="T17">Archibebe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tercorar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tercorarius</text:span><text:span text:style-name="T41"> </text:span><text:span text:style-name="T8">parasiticus</text:span></text:p>
          </table:table-cell>
          <table:table-cell office:value-type="string">
            <text:p><text:span text:style-name="T17">Págalo</text:span><text:span text:style-name="T29"> </text:span><text:span text:style-name="T51">parásit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corarius</text:span><text:span text:style-name="T41"> </text:span><text:span text:style-name="T8">pomarinus</text:span></text:p>
          </table:table-cell>
          <table:table-cell office:value-type="string">
            <text:p><text:span text:style-name="T17">Págalo</text:span><text:span text:style-name="T29"> </text:span><text:span text:style-name="T51">pomar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corarius</text:span><text:span text:style-name="T41"> </text:span><text:span text:style-name="T37">skua</text:span></text:p>
          </table:table-cell>
          <table:table-cell office:value-type="string">
            <text:p><text:span text:style-name="T17">Págalo</text:span><text:span text:style-name="T29"> </text:span><text:span text:style-name="T51">grande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a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16"> </text:span><text:span text:style-name="T8">audouini</text:span></text:p>
          </table:table-cell>
          <table:table-cell office:value-type="string">
            <text:p><text:span text:style-name="T17">Gaviota</text:span><text:span text:style-name="T52"> </text:span><text:span text:style-name="T17">de</text:span><text:span text:style-name="T29"> </text:span><text:span text:style-name="T26">Audoui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arus</text:span><text:span text:style-name="T16"> </text:span><text:span text:style-name="T8">canus</text:span></text:p>
          </table:table-cell>
          <table:table-cell office:value-type="string">
            <text:p><text:span text:style-name="T17">Gaviota</text:span><text:span text:style-name="T29"> </text:span><text:span text:style-name="T65">ca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16"> </text:span><text:span text:style-name="T8">genei</text:span></text:p>
          </table:table-cell>
          <table:table-cell office:value-type="string">
            <text:p><text:span text:style-name="T17">Gaviota</text:span><text:span text:style-name="T29"> </text:span><text:span text:style-name="T51">picofi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16"> </text:span><text:span text:style-name="T6">marinus</text:span></text:p>
          </table:table-cell>
          <table:table-cell office:value-type="string">
            <text:p><text:span text:style-name="T17">Gavión</text:span><text:span text:style-name="T29"> </text:span><text:span text:style-name="T51">atlán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16"> </text:span><text:span text:style-name="T8">melanocephalus</text:span></text:p>
          </table:table-cell>
          <table:table-cell office:value-type="string">
            <text:p><text:span text:style-name="T17">Gaviota</text:span><text:span text:style-name="T29"> </text:span><text:span text:style-name="T51">cabeci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16"> </text:span><text:span text:style-name="T8">minutus</text:span></text:p>
          </table:table-cell>
          <table:table-cell office:value-type="string">
            <text:p><text:span text:style-name="T17">Gaviota</text:span><text:span text:style-name="T29"> </text:span><text:span text:style-name="T51">ena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issa</text:span><text:span text:style-name="T33"> </text:span><text:span text:style-name="T8">tridactyla</text:span></text:p>
          </table:table-cell>
          <table:table-cell office:value-type="string">
            <text:p><text:span text:style-name="T17">Gaviota</text:span><text:span text:style-name="T29"> </text:span><text:span text:style-name="T51">tridáctil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ter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lidonias</text:span><text:span text:style-name="T7"> </text:span><text:span text:style-name="T8">hybridus</text:span></text:p>
          </table:table-cell>
          <table:table-cell office:value-type="string">
            <text:p><text:span text:style-name="T17">Fumarel</text:span><text:span text:style-name="T30"> </text:span><text:span text:style-name="T51">cariblan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lidonias</text:span><text:span text:style-name="T7"> </text:span><text:span text:style-name="T8">leucopterus</text:span></text:p>
          </table:table-cell>
          <table:table-cell office:value-type="string">
            <text:p><text:span text:style-name="T17">Fumarel</text:span><text:span text:style-name="T30"> </text:span><text:span text:style-name="T51">aliblan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lidonias</text:span><text:span text:style-name="T7"> </text:span><text:span text:style-name="T8">niger</text:span></text:p>
          </table:table-cell>
          <table:table-cell office:value-type="string">
            <text:p><text:span text:style-name="T17">Fumarel</text:span><text:span text:style-name="T30"> </text:span><text:span text:style-name="T51">común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Gelochelidon</text:span><text:span text:style-name="T24"> </text:span><text:span text:style-name="T8">nilotica</text:span></text:p>
          </table:table-cell>
          <table:table-cell office:value-type="string">
            <text:p><text:span text:style-name="T17">Pagaza</text:span><text:span text:style-name="T30"> </text:span><text:span text:style-name="T51">pico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na</text:span><text:span text:style-name="T13"> </text:span><text:span text:style-name="T4">(Thalasseus)</text:span><text:span text:style-name="T38"> </text:span><text:span text:style-name="T19">sandvicensis</text:span></text:p>
          </table:table-cell>
          <table:table-cell office:value-type="string">
            <text:p><text:span text:style-name="T17">Charrán</text:span><text:span text:style-name="T30"> </text:span><text:span text:style-name="T51">pati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na</text:span><text:span text:style-name="T14"> </text:span><text:span text:style-name="T8">albifrons</text:span></text:p>
          </table:table-cell>
          <table:table-cell office:value-type="string">
            <text:p><text:span text:style-name="T17">Charrancito</text:span><text:span text:style-name="T30"> </text:span><text:span text:style-name="T65">común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Sterna</text:span><text:span text:style-name="T13"> </text:span><text:span text:style-name="T4">bengalensis</text:span><text:span text:style-name="T13"> </text:span><text:span text:style-name="T17">Lesson,</text:span><text:span text:style-name="T40"> </text:span><text:span text:style-name="T26">1831.</text:span></text:p>
          </table:table-cell>
          <table:table-cell office:value-type="string">
            <text:p><text:span text:style-name="T17">Charrán</text:span><text:span text:style-name="T30"> </text:span><text:span text:style-name="T51">bengalí.</text:span></text:p>
          </table:table-cell>
          <table:table-cell table:style-name="ce6" office:value-type="string">
            <text:p>Mediterráneo.</text:p>
          </table:table-cell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Sterna</text:span><text:span text:style-name="T14"> </text:span><text:span text:style-name="T8">caspia</text:span></text:p>
          </table:table-cell>
          <table:table-cell table:style-name="ce14" office:value-type="string">
            <text:p><text:span text:style-name="T17">Pagaza</text:span><text:span text:style-name="T30"> </text:span><text:span text:style-name="T70">piquirroja</text:span></text:p>
          </table:table-cell>
          <table:table-cell table:style-name="ce23" table:number-columns-repeated="2"/>
        </table:table-row>
        <table:table-row table:style-name="ro2">
          <table:table-cell office:value-type="string">
            <text:p><text:span text:style-name="T4">Sterna</text:span><text:span text:style-name="T14"> </text:span><text:span text:style-name="T8">dougallii</text:span></text:p>
          </table:table-cell>
          <table:table-cell office:value-type="string">
            <text:p><text:span text:style-name="T17">Charrán</text:span><text:span text:style-name="T30"> </text:span><text:span text:style-name="T51">ros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na</text:span><text:span text:style-name="T14"> </text:span><text:span text:style-name="T8">hirundo</text:span></text:p>
          </table:table-cell>
          <table:table-cell office:value-type="string">
            <text:p><text:span text:style-name="T17">Charrán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na</text:span><text:span text:style-name="T14"> </text:span><text:span text:style-name="T6">paradisaea</text:span></text:p>
          </table:table-cell>
          <table:table-cell office:value-type="string">
            <text:p><text:span text:style-name="T17">Charrán</text:span><text:span text:style-name="T30"> </text:span><text:span text:style-name="T51">árt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lca</text:span><text:span text:style-name="T11"> </text:span><text:span text:style-name="T6">torda</text:span></text:p>
          </table:table-cell>
          <table:table-cell office:value-type="string">
            <text:p><text:span text:style-name="T17">Alca</text:span><text:span text:style-name="T73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ratercula</text:span><text:span text:style-name="T14"> </text:span><text:span text:style-name="T8">arctica</text:span></text:p>
          </table:table-cell>
          <table:table-cell office:value-type="string">
            <text:p><text:span text:style-name="T17">Frailecillo</text:span><text:span text:style-name="T51"> atlán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Uria</text:span><text:span text:style-name="T33"> </text:span><text:span text:style-name="T8">aalge</text:span></text:p>
          </table:table-cell>
          <table:table-cell office:value-type="string">
            <text:p><text:span text:style-name="T17">Arao</text:span><text:span text:style-name="T73"> </text:span><text:span text:style-name="T51">común</text:span></text:p>
          </table:table-cell>
          <table:table-cell table:style-name="ce6" office:value-type="string">
            <text:p><text:span text:style-name="T17">No</text:span><text:span text:style-name="T52"> </text:span><text:span text:style-name="T70">reproductora</text:span></text:p>
          </table:table-cell>
          <table:table-cell/>
        </table:table-row>
        <table:table-row table:style-name="ro1">
          <table:table-cell office:value-type="string">
            <text:p><text:span text:style-name="T4">Uria</text:span><text:span text:style-name="T33"> </text:span><text:span text:style-name="T8">aalge</text:span></text:p>
          </table:table-cell>
          <table:table-cell office:value-type="string">
            <text:p><text:span text:style-name="T17">Arao</text:span><text:span text:style-name="T73"> </text:span><text:span text:style-name="T51">común</text:span></text:p>
          </table:table-cell>
          <table:table-cell table:style-name="ce6" office:value-type="string">
            <text:p>Reproductora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teroc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terocles</text:span><text:span text:style-name="T22"> </text:span><text:span text:style-name="T8">alchata</text:span></text:p>
          </table:table-cell>
          <table:table-cell office:value-type="string">
            <text:p><text:span text:style-name="T17">Ganga</text:span><text:span text:style-name="T30"> </text:span><text:span text:style-name="T51">comú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terocles</text:span><text:span text:style-name="T22"> </text:span><text:span text:style-name="T6">orientalis</text:span></text:p>
          </table:table-cell>
          <table:table-cell office:value-type="string">
            <text:p>Orteg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COLUMB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olumb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lumba</text:span><text:span text:style-name="T24"> </text:span><text:span text:style-name="T8">bolli</text:span></text:p>
          </table:table-cell>
          <table:table-cell office:value-type="string">
            <text:p><text:span text:style-name="T17">Paloma</text:span><text:span text:style-name="T30"> </text:span><text:span text:style-name="T51">turqué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olumba</text:span><text:span text:style-name="T24"> </text:span><text:span text:style-name="T8">junoniae</text:span></text:p>
          </table:table-cell>
          <table:table-cell office:value-type="string">
            <text:p><text:span text:style-name="T17">Paloma</text:span><text:span text:style-name="T30"> </text:span><text:span text:style-name="T51">rabich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CUCUL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ucu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lamator</text:span><text:span text:style-name="T22"> </text:span><text:span text:style-name="T8">glandarius</text:span></text:p>
          </table:table-cell>
          <table:table-cell office:value-type="string">
            <text:p><text:span text:style-name="T17">Críalo</text:span><text:span text:style-name="T73"> </text:span><text:span text:style-name="T51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uculus</text:span><text:span text:style-name="T38"> </text:span><text:span text:style-name="T6">canorus</text:span></text:p>
          </table:table-cell>
          <table:table-cell office:value-type="string">
            <text:p>Cuco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TRIG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Tyt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yto</text:span><text:span text:style-name="T19"> </text:span><text:span text:style-name="T4">alba</text:span><text:span text:style-name="T66"> </text:span><text:span text:style-name="T42">alba</text:span></text:p>
          </table:table-cell>
          <table:table-cell office:value-type="string">
            <text:p><text:span text:style-name="T17">Lechuza</text:span><text:span text:style-name="T30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yto</text:span><text:span text:style-name="T19"> </text:span><text:span text:style-name="T4">alba</text:span><text:span text:style-name="T66"> </text:span><text:span text:style-name="T19">gracilirostris</text:span></text:p>
          </table:table-cell>
          <table:table-cell office:value-type="string">
            <text:p><text:span text:style-name="T17">Lechuza</text:span><text:span text:style-name="T30"> </text:span><text:span text:style-name="T70">majore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Strig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egolius</text:span><text:span text:style-name="T38"> </text:span><text:span text:style-name="T8">funereus</text:span></text:p>
          </table:table-cell>
          <table:table-cell office:value-type="string">
            <text:p><text:span text:style-name="T17">Mochuelo</text:span><text:span text:style-name="T39"> </text:span><text:span text:style-name="T51">bore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Asio</text:span><text:span text:style-name="T33"> </text:span><text:span text:style-name="T8">flammeus</text:span></text:p>
          </table:table-cell>
          <table:table-cell office:value-type="string">
            <text:p><text:span text:style-name="T17">Búho</text:span><text:span text:style-name="T29"> </text:span><text:span text:style-name="T51">campest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sio</text:span><text:span text:style-name="T11"> </text:span><text:span text:style-name="T67">otus</text:span></text:p>
          </table:table-cell>
          <table:table-cell office:value-type="string">
            <text:p><text:span text:style-name="T17">Búho</text:span><text:span text:style-name="T29"> </text:span><text:span text:style-name="T70">ch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thene</text:span><text:span text:style-name="T14"> </text:span><text:span text:style-name="T8">noctua</text:span></text:p>
          </table:table-cell>
          <table:table-cell office:value-type="string">
            <text:p><text:span text:style-name="T17">Mochuelo</text:span><text:span text:style-name="T39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ubo</text:span><text:span text:style-name="T14"> </text:span><text:span text:style-name="T37">bubo</text:span></text:p>
          </table:table-cell>
          <table:table-cell office:value-type="string">
            <text:p><text:span text:style-name="T17">Búho</text:span><text:span text:style-name="T29"> </text:span><text:span text:style-name="T76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tus</text:span><text:span text:style-name="T24"> </text:span><text:span text:style-name="T8">scops</text:span></text:p>
          </table:table-cell>
          <table:table-cell office:value-type="string">
            <text:p><text:span text:style-name="T17">Autillo</text:span><text:span text:style-name="T51"> 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rix</text:span><text:span text:style-name="T24"> </text:span><text:span text:style-name="T8">aluco</text:span></text:p>
          </table:table-cell>
          <table:table-cell office:value-type="string">
            <text:p><text:span text:style-name="T17">Cárabo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aprimulag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primulgus</text:span><text:span text:style-name="T41"> </text:span><text:span text:style-name="T8">europaeus</text:span></text:p>
          </table:table-cell>
          <table:table-cell office:value-type="string">
            <text:p><text:span text:style-name="T17">Chotacabras</text:span><text:span text:style-name="T78"> </text:span><text:span text:style-name="T51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primulgus</text:span><text:span text:style-name="T41"> </text:span><text:span text:style-name="T8">ruficollis</text:span></text:p>
          </table:table-cell>
          <table:table-cell office:value-type="string">
            <text:p><text:span text:style-name="T17">Chotacabras</text:span><text:span text:style-name="T78"> </text:span><text:span text:style-name="T51">pard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POD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po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10"> </text:span><text:span text:style-name="T37">apus</text:span></text:p>
          </table:table-cell>
          <table:table-cell office:value-type="string">
            <text:p><text:span text:style-name="T17">Vencejo</text:span><text:span text:style-name="T26"> </text:span><text:span text:style-name="T70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10"> </text:span><text:span text:style-name="T8">caffer</text:span></text:p>
          </table:table-cell>
          <table:table-cell office:value-type="string">
            <text:p><text:span text:style-name="T17">Vencejo</text:span><text:span text:style-name="T26"> </text:span><text:span text:style-name="T65">caf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10"> </text:span><text:span text:style-name="T37">melba</text:span></text:p>
          </table:table-cell>
          <table:table-cell office:value-type="string">
            <text:p><text:span text:style-name="T17">Vencejo</text:span><text:span text:style-name="T26"> </text:span><text:span text:style-name="T65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10"> </text:span><text:span text:style-name="T6">palidus</text:span></text:p>
          </table:table-cell>
          <table:table-cell office:value-type="string">
            <text:p><text:span text:style-name="T17">Vencejo</text:span><text:span text:style-name="T26"> </text:span><text:span text:style-name="T51">páli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10"> </text:span><text:span text:style-name="T8">unicolor</text:span></text:p>
          </table:table-cell>
          <table:table-cell office:value-type="string">
            <text:p><text:span text:style-name="T17">Vencejo</text:span><text:span text:style-name="T26"> </text:span><text:span text:style-name="T70">unicolor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ORAC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lcedi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lcedo</text:span><text:span text:style-name="T14"> </text:span><text:span text:style-name="T8">atthis</text:span></text:p>
          </table:table-cell>
          <table:table-cell office:value-type="string">
            <text:p><text:span text:style-name="T17">Martín</text:span><text:span text:style-name="T73"> </text:span><text:span text:style-name="T51">pescador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orac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racias</text:span><text:span text:style-name="T22"> </text:span><text:span text:style-name="T8">garrulus</text:span></text:p>
          </table:table-cell>
          <table:table-cell office:value-type="string">
            <text:p>Carraca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erop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erops</text:span><text:span text:style-name="T13"> </text:span><text:span text:style-name="T8">apiaster</text:span></text:p>
          </table:table-cell>
          <table:table-cell office:value-type="string">
            <text:p><text:span text:style-name="T17">Abejaruco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Upup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Upupa</text:span><text:span text:style-name="T20"> </text:span><text:span text:style-name="T6">epops</text:span></text:p>
          </table:table-cell>
          <table:table-cell office:value-type="string">
            <text:p>Abubilla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i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endrocopos</text:span><text:span text:style-name="T31"> </text:span><text:span text:style-name="T6">leucotos</text:span></text:p>
          </table:table-cell>
          <table:table-cell office:value-type="string">
            <text:p><text:span text:style-name="T17">Pico</text:span><text:span text:style-name="T73"> </text:span><text:span text:style-name="T51">dorsiblanc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Dendrocopos</text:span><text:span text:style-name="T31"> </text:span><text:span text:style-name="T6">major</text:span></text:p>
          </table:table-cell>
          <table:table-cell office:value-type="string">
            <text:p><text:span text:style-name="T17">Pico</text:span><text:span text:style-name="T73"> </text:span><text:span text:style-name="T51">picapino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endrocopos</text:span><text:span text:style-name="T31"> </text:span><text:span text:style-name="T6">medius</text:span></text:p>
          </table:table-cell>
          <table:table-cell office:value-type="string">
            <text:p><text:span text:style-name="T17">Pico</text:span><text:span text:style-name="T73"> </text:span><text:span text:style-name="T51">media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endrocopos</text:span><text:span text:style-name="T31"> </text:span><text:span text:style-name="T6">minor</text:span></text:p>
          </table:table-cell>
          <table:table-cell office:value-type="string">
            <text:p><text:span text:style-name="T17">Pico</text:span><text:span text:style-name="T52"> </text:span><text:span text:style-name="T70">men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ryocopus</text:span><text:span text:style-name="T7"> </text:span><text:span text:style-name="T6">martius</text:span></text:p>
          </table:table-cell>
          <table:table-cell office:value-type="string">
            <text:p><text:span text:style-name="T17">Pito</text:span><text:span text:style-name="T47"> </text:span><text:span text:style-name="T70">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Jynx</text:span><text:span text:style-name="T24"> </text:span><text:span text:style-name="T8">torquila</text:span></text:p>
          </table:table-cell>
          <table:table-cell office:value-type="string">
            <text:p>Torcecuell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icus</text:span><text:span text:style-name="T10"> </text:span><text:span text:style-name="T6">viridis</text:span></text:p>
          </table:table-cell>
          <table:table-cell office:value-type="string">
            <text:p><text:span text:style-name="T17">Pito</text:span><text:span text:style-name="T47"> </text:span><text:span text:style-name="T76">real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lau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landrella</text:span><text:span text:style-name="T20"> </text:span><text:span text:style-name="T8">brachydactyla</text:span></text:p>
          </table:table-cell>
          <table:table-cell office:value-type="string">
            <text:p><text:span text:style-name="T26">Terrera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andrela</text:span><text:span text:style-name="T20"> </text:span><text:span text:style-name="T8">rufescens</text:span></text:p>
          </table:table-cell>
          <table:table-cell office:value-type="string">
            <text:p><text:span text:style-name="T26">Terrera</text:span><text:span text:style-name="T30"> </text:span><text:span text:style-name="T51">marismeña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Chersophilus</text:span><text:span text:style-name="T27"> </text:span><text:span text:style-name="T4">duponti</text:span><text:span text:style-name="T13"> </text:span><text:span text:style-name="T17">(Vieillot,</text:span><text:span text:style-name="T18"> </text:span><text:span text:style-name="T26">1820)</text:span></text:p>
          </table:table-cell>
          <table:table-cell office:value-type="string">
            <text:p><text:span text:style-name="T17">Alondra</text:span><text:span text:style-name="T30"> </text:span><text:span text:style-name="T17">de</text:span><text:span text:style-name="T30"> </text:span><text:span text:style-name="T17">Dupont</text:span><text:span text:style-name="T30"> </text:span><text:span text:style-name="T17">o</text:span><text:span text:style-name="T30"> </text:span><text:span text:style-name="T26">ricotí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Galerida</text:span><text:span text:style-name="T14"> </text:span><text:span text:style-name="T8">cristata</text:span></text:p>
          </table:table-cell>
          <table:table-cell office:value-type="string">
            <text:p><text:span text:style-name="T17">Cogujada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alerida</text:span><text:span text:style-name="T14"> </text:span><text:span text:style-name="T8">theklae</text:span></text:p>
          </table:table-cell>
          <table:table-cell office:value-type="string">
            <text:p><text:span text:style-name="T17">Cogujada</text:span><text:span text:style-name="T30"> </text:span><text:span text:style-name="T70">montesi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ullula</text:span><text:span text:style-name="T33"> </text:span><text:span text:style-name="T8">arborea</text:span></text:p>
          </table:table-cell>
          <table:table-cell office:value-type="string">
            <text:p>Totoví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lanocorypha</text:span><text:span text:style-name="T16"> </text:span><text:span text:style-name="T8">calandra</text:span></text:p>
          </table:table-cell>
          <table:table-cell office:value-type="string">
            <text:p><text:span text:style-name="T17">Calandria</text:span><text:span text:style-name="T29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Hirundi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elichon</text:span><text:span text:style-name="T14"> </text:span><text:span text:style-name="T8">urbicum</text:span></text:p>
          </table:table-cell>
          <table:table-cell office:value-type="string">
            <text:p><text:span text:style-name="T17">Avión</text:span><text:span text:style-name="T50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rundo</text:span><text:span text:style-name="T14"> </text:span><text:span text:style-name="T8">daurica</text:span></text:p>
          </table:table-cell>
          <table:table-cell office:value-type="string">
            <text:p><text:span text:style-name="T17">Golondrina</text:span><text:span text:style-name="T30"> </text:span><text:span text:style-name="T51">daúri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rundo</text:span><text:span text:style-name="T14"> </text:span><text:span text:style-name="T8">rustica</text:span></text:p>
          </table:table-cell>
          <table:table-cell office:value-type="string">
            <text:p><text:span text:style-name="T17">Golondrina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tyonoprogne</text:span><text:span text:style-name="T10"> </text:span><text:span text:style-name="T8">rupestris</text:span></text:p>
          </table:table-cell>
          <table:table-cell office:value-type="string">
            <text:p><text:span text:style-name="T17">Avión</text:span><text:span text:style-name="T50"> </text:span><text:span text:style-name="T51">roqu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iparia</text:span><text:span text:style-name="T11"> </text:span><text:span text:style-name="T6">riparia</text:span></text:p>
          </table:table-cell>
          <table:table-cell office:value-type="string">
            <text:p><text:span text:style-name="T17">Avión</text:span><text:span text:style-name="T50"> </text:span><text:span text:style-name="T51">zapador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2"/>
          <table:table-cell table:style-name="ce24" table:number-columns-repeated="2"/>
        </table:table-row>
        <table:table-row table:style-name="ro2">
          <table:table-cell table:style-name="ce11" office:value-type="string">
            <text:p><text:span text:style-name="T4">Anthus</text:span><text:span text:style-name="T27"> </text:span><text:span text:style-name="T6">bertheloti</text:span></text:p>
          </table:table-cell>
          <table:table-cell table:style-name="ce14" office:value-type="string">
            <text:p><text:span text:style-name="T17">Bisbita</text:span><text:span text:style-name="T52"> </text:span><text:span text:style-name="T70">caminero</text:span></text:p>
          </table:table-cell>
          <table:table-cell table:style-name="ce23" table:number-columns-repeated="2"/>
        </table:table-row>
        <table:table-row table:style-name="ro2">
          <table:table-cell office:value-type="string">
            <text:p><text:span text:style-name="T4">Anthus</text:span><text:span text:style-name="T27"> </text:span><text:span text:style-name="T8">campestris</text:span></text:p>
          </table:table-cell>
          <table:table-cell office:value-type="string">
            <text:p><text:span text:style-name="T17">Bisbita</text:span><text:span text:style-name="T73"> </text:span><text:span text:style-name="T51">campest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7"> </text:span><text:span text:style-name="T8">cervinus</text:span></text:p>
          </table:table-cell>
          <table:table-cell office:value-type="string">
            <text:p><text:span text:style-name="T17">Bisbita</text:span><text:span text:style-name="T73"> </text:span><text:span text:style-name="T51">gorgirroj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7"> </text:span><text:span text:style-name="T8">petrosus</text:span></text:p>
          </table:table-cell>
          <table:table-cell office:value-type="string">
            <text:p><text:span text:style-name="T17">Bisbita</text:span><text:span text:style-name="T52"> </text:span><text:span text:style-name="T70">cost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7"> </text:span><text:span text:style-name="T8">pratensis</text:span></text:p>
          </table:table-cell>
          <table:table-cell office:value-type="string">
            <text:p><text:span text:style-name="T17">Bisbita</text:span><text:span text:style-name="T73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7"> </text:span><text:span text:style-name="T8">spinoletta</text:span></text:p>
          </table:table-cell>
          <table:table-cell office:value-type="string">
            <text:p><text:span text:style-name="T17">Bisbita</text:span><text:span text:style-name="T52"> </text:span><text:span text:style-name="T70">alp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7"> </text:span><text:span text:style-name="T8">trivialis</text:span></text:p>
          </table:table-cell>
          <table:table-cell office:value-type="string">
            <text:p><text:span text:style-name="T17">Bisbita</text:span><text:span text:style-name="T73"> </text:span><text:span text:style-name="T51">arbór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tacilla</text:span><text:span text:style-name="T8"> </text:span><text:span text:style-name="T37">alba</text:span></text:p>
          </table:table-cell>
          <table:table-cell office:value-type="string">
            <text:p><text:span text:style-name="T17">Lavandera</text:span><text:span text:style-name="T39"> </text:span><text:span text:style-name="T51">blan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tacilla</text:span><text:span text:style-name="T14"> </text:span><text:span text:style-name="T6">cinerea</text:span></text:p>
          </table:table-cell>
          <table:table-cell office:value-type="string">
            <text:p><text:span text:style-name="T17">Lavandera</text:span><text:span text:style-name="T39"> </text:span><text:span text:style-name="T51">cascadeñ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tacilla</text:span><text:span text:style-name="T8"> flava</text:span></text:p>
          </table:table-cell>
          <table:table-cell office:value-type="string">
            <text:p><text:span text:style-name="T17">Lavandera</text:span><text:span text:style-name="T39"> </text:span><text:span text:style-name="T51">boyer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inc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inclus</text:span><text:span text:style-name="T13"> </text:span><text:span text:style-name="T8">cinclus</text:span></text:p>
          </table:table-cell>
          <table:table-cell office:value-type="string">
            <text:p><text:span text:style-name="T17">Mirlo</text:span><text:span text:style-name="T73"> </text:span><text:span text:style-name="T51">acuát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roglody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roglodytes</text:span><text:span text:style-name="T20"> </text:span><text:span text:style-name="T8">troglodytes</text:span></text:p>
          </table:table-cell>
          <table:table-cell office:value-type="string">
            <text:p>Chochín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runel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runella</text:span><text:span text:style-name="T14"> </text:span><text:span text:style-name="T6">colaris</text:span></text:p>
          </table:table-cell>
          <table:table-cell office:value-type="string">
            <text:p><text:span text:style-name="T17">Acentor</text:span><text:span text:style-name="T18"> </text:span><text:span text:style-name="T51">alp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runella</text:span><text:span text:style-name="T14"> </text:span><text:span text:style-name="T8">modularis</text:span></text:p>
          </table:table-cell>
          <table:table-cell office:value-type="string">
            <text:p><text:span text:style-name="T17">Acentor</text:span><text:span text:style-name="T18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ur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rcotrichas</text:span><text:span text:style-name="T41"> </text:span><text:span text:style-name="T8">galactotes</text:span></text:p>
          </table:table-cell>
          <table:table-cell office:value-type="string">
            <text:p>Alzacol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Erithacus</text:span><text:span text:style-name="T22"> </text:span><text:span text:style-name="T6">rubecula</text:span></text:p>
          </table:table-cell>
          <table:table-cell office:value-type="string">
            <text:p>Petirroj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uscinia</text:span><text:span text:style-name="T14"> </text:span><text:span text:style-name="T6">megarhynchos</text:span></text:p>
          </table:table-cell>
          <table:table-cell office:value-type="string">
            <text:p><text:span text:style-name="T17">Ruiseñor</text:span><text:span text:style-name="T32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uscinia</text:span><text:span text:style-name="T14"> </text:span><text:span text:style-name="T8">svecica</text:span></text:p>
          </table:table-cell>
          <table:table-cell office:value-type="string">
            <text:p>Pechiazul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nticola</text:span><text:span text:style-name="T14"> </text:span><text:span text:style-name="T6">saxatilis</text:span></text:p>
          </table:table-cell>
          <table:table-cell office:value-type="string">
            <text:p><text:span text:style-name="T17">Roquero</text:span><text:span text:style-name="T30"> </text:span><text:span text:style-name="T65">roj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nticola</text:span><text:span text:style-name="T14"> </text:span><text:span text:style-name="T8">solitarius</text:span></text:p>
          </table:table-cell>
          <table:table-cell office:value-type="string">
            <text:p><text:span text:style-name="T17">Roquero</text:span><text:span text:style-name="T30"> </text:span><text:span text:style-name="T51">solitari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enanthe</text:span><text:span text:style-name="T24"> </text:span><text:span text:style-name="T8">hispanica</text:span></text:p>
          </table:table-cell>
          <table:table-cell office:value-type="string">
            <text:p><text:span text:style-name="T17">Collalba</text:span><text:span text:style-name="T29"> </text:span><text:span text:style-name="T70">rub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enanthe</text:span><text:span text:style-name="T24"> </text:span><text:span text:style-name="T8">leucura</text:span></text:p>
          </table:table-cell>
          <table:table-cell office:value-type="string">
            <text:p><text:span text:style-name="T17">Collalba</text:span><text:span text:style-name="T29"> </text:span><text:span text:style-name="T51">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enanthe</text:span><text:span text:style-name="T24"> </text:span><text:span text:style-name="T8">oenanthe</text:span></text:p>
          </table:table-cell>
          <table:table-cell office:value-type="string">
            <text:p><text:span text:style-name="T17">Collalba</text:span><text:span text:style-name="T29"> </text:span><text:span text:style-name="T65">gri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oenicurus</text:span><text:span text:style-name="T41"> </text:span><text:span text:style-name="T8">ochruros</text:span></text:p>
          </table:table-cell>
          <table:table-cell office:value-type="string">
            <text:p><text:span text:style-name="T17">Colirrojo</text:span><text:span text:style-name="T73"> </text:span><text:span text:style-name="T51">tizó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oenicurus</text:span><text:span text:style-name="T41"> </text:span><text:span text:style-name="T8">phoenicurus</text:span></text:p>
          </table:table-cell>
          <table:table-cell office:value-type="string">
            <text:p><text:span text:style-name="T17">Colirrojo</text:span><text:span text:style-name="T73"> </text:span><text:span text:style-name="T65">re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axicola</text:span><text:span text:style-name="T14"> </text:span><text:span text:style-name="T8">dacotiae</text:span></text:p>
          </table:table-cell>
          <table:table-cell office:value-type="string">
            <text:p><text:span text:style-name="T26">Tarabilla</text:span><text:span text:style-name="T34"> </text:span><text:span text:style-name="T51">canari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axicola</text:span><text:span text:style-name="T14"> </text:span><text:span text:style-name="T8">rubetra</text:span></text:p>
          </table:table-cell>
          <table:table-cell office:value-type="string">
            <text:p><text:span text:style-name="T26">Tarabilla</text:span><text:span text:style-name="T34"> </text:span><text:span text:style-name="T51">norteñ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axicola</text:span><text:span text:style-name="T14"> </text:span><text:span text:style-name="T8">torquata</text:span></text:p>
          </table:table-cell>
          <table:table-cell office:value-type="string">
            <text:p><text:span text:style-name="T26">Tarabilla</text:span><text:span text:style-name="T34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urdus</text:span><text:span text:style-name="T66"> </text:span><text:span text:style-name="T6">torquatus</text:span></text:p>
          </table:table-cell>
          <table:table-cell office:value-type="string">
            <text:p><text:span text:style-name="T17">Mirlo</text:span><text:span text:style-name="T73"> </text:span><text:span text:style-name="T51">capiblan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ylv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31"> </text:span><text:span text:style-name="T8">arundinaceus</text:span></text:p>
          </table:table-cell>
          <table:table-cell office:value-type="string">
            <text:p><text:span text:style-name="T17">Carricero</text:span><text:span text:style-name="T29"> </text:span><text:span text:style-name="T51">tord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31"> </text:span><text:span text:style-name="T8">melanopogon</text:span></text:p>
          </table:table-cell>
          <table:table-cell office:value-type="string">
            <text:p><text:span text:style-name="T17">Carricerín</text:span><text:span text:style-name="T29"> </text:span><text:span text:style-name="T76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31"> </text:span><text:span text:style-name="T8">paludicola</text:span></text:p>
          </table:table-cell>
          <table:table-cell office:value-type="string">
            <text:p><text:span text:style-name="T17">Carricerín</text:span><text:span text:style-name="T29"> </text:span><text:span text:style-name="T51">ceju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31"> </text:span><text:span text:style-name="T8">schoenobaenus</text:span></text:p>
          </table:table-cell>
          <table:table-cell office:value-type="string">
            <text:p><text:span text:style-name="T17">Carricerín</text:span><text:span text:style-name="T29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31"> </text:span><text:span text:style-name="T8">scirpaceus</text:span></text:p>
          </table:table-cell>
          <table:table-cell office:value-type="string">
            <text:p><text:span text:style-name="T17">Carricero</text:span><text:span text:style-name="T29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ettia</text:span><text:span text:style-name="T11"> </text:span><text:span text:style-name="T6">cetti</text:span></text:p>
          </table:table-cell>
          <table:table-cell office:value-type="string">
            <text:p><text:span text:style-name="T17">Ruiseñor</text:span><text:span text:style-name="T32"> </text:span><text:span text:style-name="T51">bastar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sticola</text:span><text:span text:style-name="T33"> </text:span><text:span text:style-name="T8">juncidis</text:span></text:p>
          </table:table-cell>
          <table:table-cell office:value-type="string">
            <text:p>Buitrón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ppolais</text:span><text:span text:style-name="T22"> </text:span><text:span text:style-name="T8">icterina</text:span></text:p>
          </table:table-cell>
          <table:table-cell office:value-type="string">
            <text:p><text:span text:style-name="T17">Zarcero</text:span><text:span text:style-name="T29"> </text:span><text:span text:style-name="T51">icter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ppolais</text:span><text:span text:style-name="T22"> </text:span><text:span text:style-name="T8">pallida</text:span></text:p>
          </table:table-cell>
          <table:table-cell office:value-type="string">
            <text:p><text:span text:style-name="T17">Zarcero</text:span><text:span text:style-name="T29"> </text:span><text:span text:style-name="T51">páli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ppolais</text:span><text:span text:style-name="T22"> </text:span><text:span text:style-name="T8">polyglotta</text:span></text:p>
          </table:table-cell>
          <table:table-cell office:value-type="string">
            <text:p><text:span text:style-name="T17">Zarcero</text:span><text:span text:style-name="T29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ocustela</text:span><text:span text:style-name="T14"> </text:span><text:span text:style-name="T6">luscinioides</text:span></text:p>
          </table:table-cell>
          <table:table-cell office:value-type="string">
            <text:p><text:span text:style-name="T17">Buscarla</text:span><text:span text:style-name="T29"> </text:span><text:span text:style-name="T51">unicol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ocustela</text:span><text:span text:style-name="T14"> </text:span><text:span text:style-name="T8">naevia</text:span></text:p>
          </table:table-cell>
          <table:table-cell office:value-type="string">
            <text:p><text:span text:style-name="T17">Buscarla</text:span><text:span text:style-name="T29"> </text:span><text:span text:style-name="T51">pintoj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31"> </text:span><text:span text:style-name="T8">bonelli</text:span></text:p>
          </table:table-cell>
          <table:table-cell office:value-type="string">
            <text:p><text:span text:style-name="T17">Mosquitero</text:span><text:span text:style-name="T30"> </text:span><text:span text:style-name="T51">papialb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31"> </text:span><text:span text:style-name="T8">canariensis</text:span></text:p>
          </table:table-cell>
          <table:table-cell office:value-type="string">
            <text:p><text:span text:style-name="T17">Mosquitero</text:span><text:span text:style-name="T30"> </text:span><text:span text:style-name="T51">canari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31"> </text:span><text:span text:style-name="T6">collybita</text:span></text:p>
          </table:table-cell>
          <table:table-cell office:value-type="string">
            <text:p><text:span text:style-name="T17">Mosquitero</text:span><text:span text:style-name="T30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31"> </text:span><text:span text:style-name="T8">ibericus</text:span></text:p>
          </table:table-cell>
          <table:table-cell office:value-type="string">
            <text:p><text:span text:style-name="T17">Mosquitero</text:span><text:span text:style-name="T30"> </text:span><text:span text:style-name="T51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31"> </text:span><text:span text:style-name="T8">sibilatrix</text:span></text:p>
          </table:table-cell>
          <table:table-cell office:value-type="string">
            <text:p><text:span text:style-name="T17">Mosquitero</text:span><text:span text:style-name="T30"> </text:span><text:span text:style-name="T51">silbad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31"> </text:span><text:span text:style-name="T8">trochilus</text:span></text:p>
          </table:table-cell>
          <table:table-cell office:value-type="string">
            <text:p><text:span text:style-name="T17">Mosquitero</text:span><text:span text:style-name="T30"> </text:span><text:span text:style-name="T51">music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egulus</text:span><text:span text:style-name="T38"> </text:span><text:span text:style-name="T8">ignicapillus</text:span></text:p>
          </table:table-cell>
          <table:table-cell office:value-type="string">
            <text:p><text:span text:style-name="T17">Reyezuelo</text:span><text:span text:style-name="T39"> </text:span><text:span text:style-name="T51">list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egulus</text:span><text:span text:style-name="T38"> </text:span><text:span text:style-name="T8">regulus</text:span></text:p>
          </table:table-cell>
          <table:table-cell office:value-type="string">
            <text:p><text:span text:style-name="T17">Reyezuelo</text:span><text:span text:style-name="T39"> </text:span><text:span text:style-name="T51">sencil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3"> </text:span><text:span text:style-name="T8">atricapila</text:span></text:p>
          </table:table-cell>
          <table:table-cell office:value-type="string">
            <text:p><text:span text:style-name="T17">Curruca</text:span><text:span text:style-name="T29"> </text:span><text:span text:style-name="T70">capirota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3"> </text:span><text:span text:style-name="T37">borin</text:span></text:p>
          </table:table-cell>
          <table:table-cell office:value-type="string">
            <text:p><text:span text:style-name="T17">Curruca</text:span><text:span text:style-name="T29"> </text:span><text:span text:style-name="T70">mosquit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3"> </text:span><text:span text:style-name="T8">cantilans</text:span></text:p>
          </table:table-cell>
          <table:table-cell office:value-type="string">
            <text:p><text:span text:style-name="T17">Curruca</text:span><text:span text:style-name="T29"> </text:span><text:span text:style-name="T70">carrasqueñ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3"> </text:span><text:span text:style-name="T8">communis</text:span></text:p>
          </table:table-cell>
          <table:table-cell office:value-type="string">
            <text:p><text:span text:style-name="T17">Curruca</text:span><text:span text:style-name="T29"> </text:span><text:span text:style-name="T70">zarc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3"> </text:span><text:span text:style-name="T8">conspicillata</text:span></text:p>
          </table:table-cell>
          <table:table-cell office:value-type="string">
            <text:p><text:span text:style-name="T17">Curruca</text:span><text:span text:style-name="T29"> </text:span><text:span text:style-name="T51">tomill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3"> </text:span><text:span text:style-name="T8">curruca</text:span></text:p>
          </table:table-cell>
          <table:table-cell office:value-type="string">
            <text:p><text:span text:style-name="T17">Curruca</text:span><text:span text:style-name="T29"> </text:span><text:span text:style-name="T51">zarcerill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3"> </text:span><text:span text:style-name="T8">hortensis</text:span></text:p>
          </table:table-cell>
          <table:table-cell office:value-type="string">
            <text:p><text:span text:style-name="T17">Curruca</text:span><text:span text:style-name="T29"> </text:span><text:span text:style-name="T70">mirlo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11"> </text:span><text:span text:style-name="T6">melanocephala</text:span></text:p>
          </table:table-cell>
          <table:table-cell office:value-type="string">
            <text:p><text:span text:style-name="T17">Curruca</text:span><text:span text:style-name="T29"> </text:span><text:span text:style-name="T51">cabeci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11"> </text:span><text:span text:style-name="T4">balearica</text:span><text:span text:style-name="T14"> </text:span><text:span text:style-name="T4">(=</text:span><text:span text:style-name="T14"> </text:span><text:span text:style-name="T4">S.</text:span><text:span text:style-name="T14"> </text:span><text:span text:style-name="T19">sarda)</text:span></text:p>
          </table:table-cell>
          <table:table-cell office:value-type="string">
            <text:p><text:span text:style-name="T17">Curruca</text:span><text:span text:style-name="T52"> </text:span><text:span text:style-name="T17">sarda</text:span><text:span text:style-name="T29"> </text:span><text:span text:style-name="T17">o</text:span><text:span text:style-name="T29"> </text:span><text:span text:style-name="T26">balea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3"> </text:span><text:span text:style-name="T8">undata</text:span></text:p>
          </table:table-cell>
          <table:table-cell office:value-type="string">
            <text:p><text:span text:style-name="T17">Curruca</text:span><text:span text:style-name="T29"> </text:span><text:span text:style-name="T51">rabilarg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uscicap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icedula</text:span><text:span text:style-name="T14"> </text:span><text:span text:style-name="T8">hypoleuca</text:span></text:p>
          </table:table-cell>
          <table:table-cell office:value-type="string">
            <text:p><text:span text:style-name="T17">Papamoscas</text:span><text:span text:style-name="T79"> </text:span><text:span text:style-name="T51">cerrojil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uscicapa</text:span><text:span text:style-name="T24"> </text:span><text:span text:style-name="T8">striata</text:span></text:p>
          </table:table-cell>
          <table:table-cell office:value-type="string">
            <text:p><text:span text:style-name="T17">Papamoscas</text:span><text:span text:style-name="T79"> </text:span><text:span text:style-name="T65">gris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Timal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anurus</text:span><text:span text:style-name="T38"> </text:span><text:span text:style-name="T8">biarmicus</text:span></text:p>
          </table:table-cell>
          <table:table-cell office:value-type="string">
            <text:p>Bigotudo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Aegitha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egithalos</text:span><text:span text:style-name="T7"> </text:span><text:span text:style-name="T8">caudatus</text:span></text:p>
          </table:table-cell>
          <table:table-cell office:value-type="string">
            <text:p>Mito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Pa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riparus</text:span><text:span text:style-name="T22"> </text:span><text:span text:style-name="T37">ater</text:span></text:p>
          </table:table-cell>
          <table:table-cell office:value-type="string">
            <text:p><text:span text:style-name="T17">Carbonero</text:span><text:span text:style-name="T39"> </text:span><text:span text:style-name="T70">garrapino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yanistes</text:span><text:span text:style-name="T9"> </text:span><text:span text:style-name="T8">caeruleus</text:span></text:p>
          </table:table-cell>
          <table:table-cell office:value-type="string">
            <text:p><text:span text:style-name="T17">Herrerillo</text:span><text:span text:style-name="T73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ophophanes</text:span><text:span text:style-name="T31"> </text:span><text:span text:style-name="T8">cristatus</text:span></text:p>
          </table:table-cell>
          <table:table-cell office:value-type="string">
            <text:p><text:span text:style-name="T17">Herrerillo</text:span><text:span text:style-name="T73"> </text:span><text:span text:style-name="T51">capuch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arus</text:span><text:span text:style-name="T16"> </text:span><text:span text:style-name="T8">major</text:span></text:p>
          </table:table-cell>
          <table:table-cell office:value-type="string">
            <text:p><text:span text:style-name="T17">Carbonero</text:span><text:span text:style-name="T39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ecile</text:span><text:span text:style-name="T14"> </text:span><text:span text:style-name="T8">palustris</text:span></text:p>
          </table:table-cell>
          <table:table-cell office:value-type="string">
            <text:p><text:span text:style-name="T17">Carbonero</text:span><text:span text:style-name="T39"> </text:span><text:span text:style-name="T51">palustre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ittidae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Sitta</text:span><text:span text:style-name="T46"> </text:span><text:span text:style-name="T6">europaea</text:span></text:p>
          </table:table-cell>
          <table:table-cell table:style-name="ce14" office:value-type="string">
            <text:p><text:span text:style-name="T17">Trepador</text:span><text:span text:style-name="T25"> </text:span><text:span text:style-name="T65">azul</text:span></text:p>
          </table:table-cell>
          <table:table-cell table:style-name="ce23" table:number-columns-repeated="2"/>
        </table:table-row>
        <table:table-row table:style-name="ro2">
          <table:table-cell table:style-name="ce6" office:value-type="string">
            <text:p>Tichodroma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ichodroma</text:span><text:span text:style-name="T20"> </text:span><text:span text:style-name="T8">muraria</text:span></text:p>
          </table:table-cell>
          <table:table-cell office:value-type="string">
            <text:p>Treparriscos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erth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rthia</text:span><text:span text:style-name="T33"> </text:span><text:span text:style-name="T8">brachydactyla</text:span></text:p>
          </table:table-cell>
          <table:table-cell office:value-type="string">
            <text:p><text:span text:style-name="T17">Agateador</text:span><text:span text:style-name="T64"> </text:span><text:span text:style-name="T51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erthia</text:span><text:span text:style-name="T33"> </text:span><text:span text:style-name="T8">familiaris</text:span></text:p>
          </table:table-cell>
          <table:table-cell office:value-type="string">
            <text:p><text:span text:style-name="T17">Agateador</text:span><text:span text:style-name="T64"> </text:span><text:span text:style-name="T70">norteñ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emiz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emiz</text:span><text:span text:style-name="T16"> </text:span><text:span text:style-name="T8">pendulinus</text:span></text:p>
          </table:table-cell>
          <table:table-cell office:value-type="string">
            <text:p><text:span text:style-name="T17">Pájaro</text:span><text:span text:style-name="T29"> </text:span><text:span text:style-name="T70">moscó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Orio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riolus</text:span><text:span text:style-name="T27"> </text:span><text:span text:style-name="T8">oriolus</text:span></text:p>
          </table:table-cell>
          <table:table-cell office:value-type="string">
            <text:p>Oropéndola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an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anius</text:span><text:span text:style-name="T27"> </text:span><text:span text:style-name="T8">collurio</text:span></text:p>
          </table:table-cell>
          <table:table-cell office:value-type="string">
            <text:p><text:span text:style-name="T17">Alcaudón</text:span><text:span text:style-name="T30"> </text:span><text:span text:style-name="T51">dorsirroj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nius</text:span><text:span text:style-name="T27"> </text:span><text:span text:style-name="T8">meridionalis</text:span></text:p>
          </table:table-cell>
          <table:table-cell office:value-type="string">
            <text:p><text:span text:style-name="T17">Alcaudón</text:span><text:span text:style-name="T29"> </text:span><text:span text:style-name="T17">real</text:span><text:span text:style-name="T29"> </text:span><text:span text:style-name="T26">merid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nius</text:span><text:span text:style-name="T27"> </text:span><text:span text:style-name="T8">minor</text:span></text:p>
          </table:table-cell>
          <table:table-cell office:value-type="string">
            <text:p><text:span text:style-name="T17">Alcaudón</text:span><text:span text:style-name="T30"> </text:span><text:span text:style-name="T51">chic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Lanius</text:span><text:span text:style-name="T27"> </text:span><text:span text:style-name="T8">senator</text:span></text:p>
          </table:table-cell>
          <table:table-cell office:value-type="string">
            <text:p><text:span text:style-name="T17">Alcaudón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orv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orvus</text:span><text:span text:style-name="T22"> </text:span><text:span text:style-name="T4">frugilegus</text:span><text:span text:style-name="T22"> </text:span><text:span text:style-name="T17">Linnaeus,</text:span><text:span text:style-name="T32"> </text:span><text:span text:style-name="T43">1758</text:span></text:p>
          </table:table-cell>
          <table:table-cell office:value-type="string">
            <text:p>Graj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yanopica</text:span><text:span text:style-name="T24"> </text:span><text:span text:style-name="T8">cyanus</text:span></text:p>
          </table:table-cell>
          <table:table-cell office:value-type="string">
            <text:p>Rabilarg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yrrhocorax</text:span><text:span text:style-name="T41"> </text:span><text:span text:style-name="T8">graculus</text:span></text:p>
          </table:table-cell>
          <table:table-cell office:value-type="string">
            <text:p><text:span text:style-name="T17">Chova</text:span><text:span text:style-name="T30"> </text:span><text:span text:style-name="T70">piquigual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yrrhocorax</text:span><text:span text:style-name="T41"> </text:span><text:span text:style-name="T8">pyrrhocorax</text:span></text:p>
          </table:table-cell>
          <table:table-cell office:value-type="string">
            <text:p><text:span text:style-name="T17">Chova</text:span><text:span text:style-name="T30"> </text:span><text:span text:style-name="T70">piquirroj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asse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ntifringila</text:span><text:span text:style-name="T14"> </text:span><text:span text:style-name="T6">nivalis</text:span></text:p>
          </table:table-cell>
          <table:table-cell office:value-type="string">
            <text:p><text:span text:style-name="T17">Gorrión</text:span><text:span text:style-name="T29"> </text:span><text:span text:style-name="T51">alp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etronia</text:span><text:span text:style-name="T14"> </text:span><text:span text:style-name="T8">petronia</text:span></text:p>
          </table:table-cell>
          <table:table-cell office:value-type="string">
            <text:p><text:span text:style-name="T17">Gorrión</text:span><text:span text:style-name="T29"> </text:span><text:span text:style-name="T51">chilló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Fringil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ucanetes</text:span><text:span text:style-name="T7"> </text:span><text:span text:style-name="T8">githagineus</text:span></text:p>
          </table:table-cell>
          <table:table-cell office:value-type="string">
            <text:p><text:span text:style-name="T17">Camachuelo</text:span><text:span text:style-name="T25"> </text:span><text:span text:style-name="T70">trompet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rduelis</text:span><text:span text:style-name="T22"> </text:span><text:span text:style-name="T8">spinus</text:span></text:p>
          </table:table-cell>
          <table:table-cell office:value-type="string">
            <text:p>Lúgan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occothraustes</text:span><text:span text:style-name="T12"> </text:span><text:span text:style-name="T8">coccothraustes</text:span></text:p>
          </table:table-cell>
          <table:table-cell office:value-type="string">
            <text:p>Picogord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ringilla</text:span><text:span text:style-name="T46"> </text:span><text:span text:style-name="T6">coelebs</text:span></text:p>
          </table:table-cell>
          <table:table-cell office:value-type="string">
            <text:p><text:span text:style-name="T17">Pinzón</text:span><text:span text:style-name="T29"> </text:span><text:span text:style-name="T70">vulgar</text:span></text:p>
          </table:table-cell>
          <table:table-cell table:style-name="ce6" office:value-type="string">
            <text:p>Canarias</text:p>
          </table:table-cell>
          <table:table-cell/>
        </table:table-row>
        <table:table-row table:style-name="ro2">
          <table:table-cell office:value-type="string">
            <text:p><text:span text:style-name="T4">Fringilla</text:span><text:span text:style-name="T8"> montifringila</text:span></text:p>
          </table:table-cell>
          <table:table-cell office:value-type="string">
            <text:p><text:span text:style-name="T17">Pinzón</text:span><text:span text:style-name="T29"> </text:span><text:span text:style-name="T65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ringilla</text:span><text:span text:style-name="T11"> </text:span><text:span text:style-name="T4">teydea</text:span><text:span text:style-name="T14"> </text:span><text:span text:style-name="T19">polatzeki</text:span></text:p>
          </table:table-cell>
          <table:table-cell office:value-type="string">
            <text:p><text:span text:style-name="T17">Pinzón</text:span><text:span text:style-name="T52"> </text:span><text:span text:style-name="T17">azul</text:span><text:span text:style-name="T29"> </text:span><text:span text:style-name="T17">de</text:span><text:span text:style-name="T29"> </text:span><text:span text:style-name="T17">Gran</text:span><text:span text:style-name="T29"> </text:span><text:span text:style-name="T26">Canari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Fringilla</text:span><text:span text:style-name="T11"> </text:span><text:span text:style-name="T4">teydea</text:span><text:span text:style-name="T14"> </text:span><text:span text:style-name="T19">teydea</text:span></text:p>
          </table:table-cell>
          <table:table-cell office:value-type="string">
            <text:p><text:span text:style-name="T17">Pinzón</text:span><text:span text:style-name="T52"> </text:span><text:span text:style-name="T17">azul</text:span><text:span text:style-name="T29"> </text:span><text:span text:style-name="T17">de</text:span><text:span text:style-name="T52"> </text:span><text:span text:style-name="T26">Tenerif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oxia</text:span><text:span text:style-name="T33"> </text:span><text:span text:style-name="T8">curvirostra</text:span></text:p>
          </table:table-cell>
          <table:table-cell office:value-type="string">
            <text:p><text:span text:style-name="T17">Piquituerto</text:span><text:span text:style-name="T29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yrrhula</text:span><text:span text:style-name="T14"> </text:span><text:span text:style-name="T8">pyrrhula</text:span></text:p>
          </table:table-cell>
          <table:table-cell office:value-type="string">
            <text:p><text:span text:style-name="T17">Camachuelo</text:span><text:span text:style-name="T25"> </text:span><text:span text:style-name="T65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erinus</text:span><text:span text:style-name="T13"> </text:span><text:span text:style-name="T8">citrinela</text:span></text:p>
          </table:table-cell>
          <table:table-cell office:value-type="string">
            <text:p><text:span text:style-name="T17">Verderón</text:span><text:span text:style-name="T74"> </text:span><text:span text:style-name="T51">serrano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Emberiz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20"> </text:span><text:span text:style-name="T68">cia</text:span></text:p>
          </table:table-cell>
          <table:table-cell office:value-type="string">
            <text:p><text:span text:style-name="T17">Escribano</text:span><text:span text:style-name="T30"> </text:span><text:span text:style-name="T51">montes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20"> </text:span><text:span text:style-name="T8">cirlus</text:span></text:p>
          </table:table-cell>
          <table:table-cell office:value-type="string">
            <text:p><text:span text:style-name="T17">Escribano</text:span><text:span text:style-name="T30"> </text:span><text:span text:style-name="T51">sot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20"> </text:span><text:span text:style-name="T8">citrinella</text:span></text:p>
          </table:table-cell>
          <table:table-cell office:value-type="string">
            <text:p><text:span text:style-name="T17">Escribano</text:span><text:span text:style-name="T30"> </text:span><text:span text:style-name="T51">ceril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20"> </text:span><text:span text:style-name="T8">hortulana</text:span></text:p>
          </table:table-cell>
          <table:table-cell office:value-type="string">
            <text:p><text:span text:style-name="T17">Escribano</text:span><text:span text:style-name="T30"> </text:span><text:span text:style-name="T51">hortela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13"> </text:span><text:span text:style-name="T4">schoeniclus</text:span><text:span text:style-name="T38"> </text:span><text:span text:style-name="T19">schoeniclus</text:span></text:p>
          </table:table-cell>
          <table:table-cell office:value-type="string">
            <text:p><text:span text:style-name="T17">Escribano</text:span><text:span text:style-name="T30"> </text:span><text:span text:style-name="T51">palust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13"> </text:span><text:span text:style-name="T4">schoeniclus</text:span><text:span text:style-name="T38"> </text:span><text:span text:style-name="T19">whiterby/lusitanica</text:span></text:p>
          </table:table-cell>
          <table:table-cell office:value-type="string">
            <text:p><text:span text:style-name="T17">Escribano</text:span><text:span text:style-name="T30"> </text:span><text:span text:style-name="T51">palustre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Plectrophenax</text:span><text:span text:style-name="T15"> </text:span><text:span text:style-name="T6">nivalis</text:span></text:p>
          </table:table-cell>
          <table:table-cell office:value-type="string">
            <text:p><text:span text:style-name="T17">Escribano</text:span><text:span text:style-name="T30"> </text:span><text:span text:style-name="T51">nival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Phaeton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Phaethon</text:span><text:span text:style-name="T27"> </text:span><text:span text:style-name="T4">aethereus</text:span><text:span text:style-name="T27"> </text:span><text:span text:style-name="T4">mesonauta</text:span><text:span text:style-name="T27"> </text:span><text:span text:style-name="T17">Peters,</text:span><text:span text:style-name="T28"> </text:span><text:span text:style-name="T26">J.L.,1930</text:span></text:p>
          </table:table-cell>
          <table:table-cell office:value-type="string">
            <text:p><text:span text:style-name="T17">Rabijunco</text:span><text:span text:style-name="T30"> </text:span><text:span text:style-name="T51">etéreo</text:span></text:p>
          </table:table-cell>
          <table:table-cell table:number-columns-repeated="2"/>
        </table:table-row>
        <table:table-row table:style-name="ro2">
          <table:table-cell table:style-name="ce18"/>
          <table:table-cell table:style-name="ce20"/>
          <table:table-cell table:number-columns-repeated="2"/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telerix</text:span><text:span text:style-name="T13"> </text:span><text:span text:style-name="T8">algirus</text:span></text:p>
          </table:table-cell>
          <table:table-cell office:value-type="string">
            <text:p><text:span text:style-name="T17">Erizo</text:span><text:span text:style-name="T73"> </text:span><text:span text:style-name="T51">moruno</text:span></text:p>
          </table:table-cell>
          <table:table-cell table:style-name="ce6" office:value-type="string">
            <text:p><text:span text:style-name="T17">Península</text:span><text:span text:style-name="T52"> </text:span><text:span text:style-name="T17">y</text:span><text:span text:style-name="T29"> </text:span><text:span text:style-name="T26">Baleares</text:span></text:p>
          </table:table-cell>
          <table:table-cell/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rocidura</text:span><text:span text:style-name="T20"> </text:span><text:span text:style-name="T8">canariensis</text:span></text:p>
          </table:table-cell>
          <table:table-cell office:value-type="string">
            <text:p><text:span text:style-name="T17">Musaraña</text:span><text:span text:style-name="T39"> </text:span><text:span text:style-name="T51">canari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style-name="ce7" office:value-type="string">
            <text:p><text:span text:style-name="T4">Galemys</text:span><text:span text:style-name="T38"> </text:span><text:span text:style-name="T4">pyrenaicus</text:span><text:span text:style-name="T38"> </text:span><text:span text:style-name="T17">(É.</text:span><text:span text:style-name="T32"> </text:span><text:span text:style-name="T17">Geoffroy</text:span><text:span text:style-name="T40"> </text:span><text:span text:style-name="T17">Saint-Hilaire,</text:span><text:span text:style-name="T40"> </text:span><text:span text:style-name="T26">1811)</text:span></text:p>
          </table:table-cell>
          <table:table-cell office:value-type="string">
            <text:p><text:span text:style-name="T17">Desmán</text:span><text:span text:style-name="T39"> </text:span><text:span text:style-name="T51">ibérico</text:span></text:p>
          </table:table-cell>
          <table:table-cell table:style-name="ce6" office:value-type="string">
            <text:p>Todas</text:p>
          </table:table-cell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hinolophus</text:span><text:span text:style-name="T41"> </text:span><text:span text:style-name="T8">euryale</text:span></text:p>
          </table:table-cell>
          <table:table-cell office:value-type="string">
            <text:p><text:span text:style-name="T17">Murciélago</text:span><text:span text:style-name="T30"> </text:span><text:span text:style-name="T17">mediterrráneo</text:span><text:span text:style-name="T30"> </text:span><text:span text:style-name="T17">de</text:span><text:span text:style-name="T30"> </text:span><text:span text:style-name="T26">herradu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hinolophus</text:span><text:span text:style-name="T41"> </text:span><text:span text:style-name="T8">ferrumequinum</text:span></text:p>
          </table:table-cell>
          <table:table-cell office:value-type="string">
            <text:p><text:span text:style-name="T17">Murciélago</text:span><text:span text:style-name="T29"> </text:span><text:span text:style-name="T17">grande</text:span><text:span text:style-name="T30"> </text:span><text:span text:style-name="T17">de</text:span><text:span text:style-name="T29"> </text:span><text:span text:style-name="T26">herradu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hinolophus</text:span><text:span text:style-name="T41"> </text:span><text:span text:style-name="T8">hipposideros</text:span></text:p>
          </table:table-cell>
          <table:table-cell office:value-type="string">
            <text:p><text:span text:style-name="T17">Murciélago</text:span><text:span text:style-name="T29"> </text:span><text:span text:style-name="T17">pequeño</text:span><text:span text:style-name="T30"> </text:span><text:span text:style-name="T17">de</text:span><text:span text:style-name="T30"> </text:span><text:span text:style-name="T26">herradu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hinolophus</text:span><text:span text:style-name="T41"> </text:span><text:span text:style-name="T8">mehelyi</text:span></text:p>
          </table:table-cell>
          <table:table-cell office:value-type="string">
            <text:p><text:span text:style-name="T17">Murciélago</text:span><text:span text:style-name="T29"> </text:span><text:span text:style-name="T17">mediano</text:span><text:span text:style-name="T30"> </text:span><text:span text:style-name="T17">de</text:span><text:span text:style-name="T30"> </text:span><text:span text:style-name="T26">herradu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arbastela</text:span><text:span text:style-name="T20"> </text:span><text:span text:style-name="T8">barbastellus</text:span></text:p>
          </table:table-cell>
          <table:table-cell office:value-type="string">
            <text:p><text:span text:style-name="T17">Murciélago</text:span><text:span text:style-name="T29"> </text:span><text:span text:style-name="T17">de</text:span><text:span text:style-name="T29"> </text:span><text:span text:style-name="T26">bosqu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ptesicus</text:span><text:span text:style-name="T27"> </text:span><text:span text:style-name="T4">isabelinus</text:span><text:span text:style-name="T13"> </text:span><text:span text:style-name="T4">(antes</text:span><text:span text:style-name="T13"> </text:span><text:span text:style-name="T4">E.</text:span><text:span text:style-name="T13"> </text:span><text:span text:style-name="T19">serotinus)</text:span></text:p>
          </table:table-cell>
          <table:table-cell office:value-type="string">
            <text:p><text:span text:style-name="T17">Murciélago</text:span><text:span text:style-name="T30"> </text:span><text:span text:style-name="T17">hortelano</text:span><text:span text:style-name="T30"> </text:span><text:span text:style-name="T26">mediterrán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ptesicus</text:span><text:span text:style-name="T9"> </text:span><text:span text:style-name="T8">serotinus</text:span></text:p>
          </table:table-cell>
          <table:table-cell office:value-type="string">
            <text:p><text:span text:style-name="T17">Murciélago</text:span><text:span text:style-name="T30"> </text:span><text:span text:style-name="T51">hortela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ypsugo</text:span><text:span text:style-name="T24"> </text:span><text:span text:style-name="T37">savi</text:span></text:p>
          </table:table-cell>
          <table:table-cell office:value-type="string">
            <text:p><text:span text:style-name="T17">Murciélago</text:span><text:span text:style-name="T30"> </text:span><text:span text:style-name="T70">montañ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iniopterus</text:span><text:span text:style-name="T5"> </text:span><text:span text:style-name="T8">schreibersi</text:span></text:p>
          </table:table-cell>
          <table:table-cell office:value-type="string">
            <text:p><text:span text:style-name="T17">Murciélago</text:span><text:span text:style-name="T29"> </text:span><text:span text:style-name="T17">de</text:span><text:span text:style-name="T29"> </text:span><text:span text:style-name="T26">cuev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0"> </text:span><text:span text:style-name="T4">alcathoe</text:span><text:span text:style-name="T20"> </text:span><text:span text:style-name="T4">(=</text:span><text:span text:style-name="T24"> </text:span><text:span text:style-name="T4">M.</text:span><text:span text:style-name="T20"> </text:span><text:span text:style-name="T19">mystacinus)</text:span></text:p>
          </table:table-cell>
          <table:table-cell office:value-type="string">
            <text:p><text:span text:style-name="T17">Murciélago</text:span><text:span text:style-name="T29"> </text:span><text:span text:style-name="T17">ratonero</text:span><text:span text:style-name="T30"> </text:span><text:span text:style-name="T17">bigotudo</text:span><text:span text:style-name="T30"> </text:span><text:span text:style-name="T26">pequ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yotis</text:span><text:span text:style-name="T27"> </text:span><text:span text:style-name="T8">bechsteinii</text:span></text:p>
          </table:table-cell>
          <table:table-cell office:value-type="string">
            <text:p><text:span text:style-name="T17">Murciélago</text:span><text:span text:style-name="T30"> </text:span><text:span text:style-name="T17">ratonero</text:span><text:span text:style-name="T30"> </text:span><text:span text:style-name="T26">forest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7"> </text:span><text:span text:style-name="T8">blythi</text:span></text:p>
          </table:table-cell>
          <table:table-cell office:value-type="string">
            <text:p><text:span text:style-name="T17">Murciélago</text:span><text:span text:style-name="T30"> </text:span><text:span text:style-name="T17">ratonero</text:span><text:span text:style-name="T30"> </text:span><text:span text:style-name="T26">median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7"> </text:span><text:span text:style-name="T8">capaccini</text:span></text:p>
          </table:table-cell>
          <table:table-cell office:value-type="string">
            <text:p><text:span text:style-name="T17">Murciélago</text:span><text:span text:style-name="T30"> </text:span><text:span text:style-name="T51">patud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office:value-type="string">
            <text:p><text:span text:style-name="T4">Myotis</text:span><text:span text:style-name="T27"> </text:span><text:span text:style-name="T8">daubentoni</text:span></text:p>
          </table:table-cell>
          <table:table-cell office:value-type="string">
            <text:p><text:span text:style-name="T17">Murciélago</text:span><text:span text:style-name="T30"> </text:span><text:span text:style-name="T51">riber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yotis</text:span><text:span text:style-name="T27"> </text:span><text:span text:style-name="T8">emarginatus</text:span></text:p>
          </table:table-cell>
          <table:table-cell office:value-type="string">
            <text:p><text:span text:style-name="T17">Murciélago</text:span><text:span text:style-name="T29"> </text:span><text:span text:style-name="T17">de</text:span><text:span text:style-name="T29"> </text:span><text:span text:style-name="T17">Geoffroy</text:span><text:span text:style-name="T30"> </text:span><text:span text:style-name="T17">o</text:span><text:span text:style-name="T29"> </text:span><text:span text:style-name="T17">de</text:span><text:span text:style-name="T30"> </text:span><text:span text:style-name="T17">oreja</text:span><text:span text:style-name="T29"> </text:span><text:span text:style-name="T26">partid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7"> </text:span><text:span text:style-name="T8">myotis</text:span></text:p>
          </table:table-cell>
          <table:table-cell office:value-type="string">
            <text:p><text:span text:style-name="T17">Murciélago</text:span><text:span text:style-name="T30"> </text:span><text:span text:style-name="T17">ratonero</text:span><text:span text:style-name="T30"> </text:span><text:span text:style-name="T26">grand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7"> </text:span><text:span text:style-name="T8">mystacinus</text:span></text:p>
          </table:table-cell>
          <table:table-cell office:value-type="string">
            <text:p><text:span text:style-name="T17">Murciélago</text:span><text:span text:style-name="T30"> </text:span><text:span text:style-name="T51">bigotud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4"> </text:span><text:span text:style-name="T4">nattereri</text:span><text:span text:style-name="T24"> </text:span><text:span text:style-name="T4">(=M.</text:span><text:span text:style-name="T10"> </text:span><text:span text:style-name="T19">escalerai)</text:span></text:p>
          </table:table-cell>
          <table:table-cell office:value-type="string">
            <text:p><text:span text:style-name="T17">Murciélago</text:span><text:span text:style-name="T29"> </text:span><text:span text:style-name="T17">de</text:span><text:span text:style-name="T29"> </text:span><text:span text:style-name="T26">Nattere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yotis</text:span><text:span text:style-name="T27"> </text:span><text:span text:style-name="T8">punicus</text:span></text:p>
          </table:table-cell>
          <table:table-cell office:value-type="string">
            <text:p><text:span text:style-name="T17">Murciélago</text:span><text:span text:style-name="T30"> </text:span><text:span text:style-name="T17">ratonero</text:span><text:span text:style-name="T30"> </text:span><text:span text:style-name="T26">moru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yctalus</text:span><text:span text:style-name="T38"> </text:span><text:span text:style-name="T8">lasiopterus</text:span></text:p>
          </table:table-cell>
          <table:table-cell office:value-type="string">
            <text:p><text:span text:style-name="T17">Nóctulo</text:span><text:span text:style-name="T29"> </text:span><text:span text:style-name="T51">grand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Nyctalus</text:span><text:span text:style-name="T38"> </text:span><text:span text:style-name="T8">leisleri</text:span></text:p>
          </table:table-cell>
          <table:table-cell office:value-type="string">
            <text:p><text:span text:style-name="T17">Nóctulo</text:span><text:span text:style-name="T29"> </text:span><text:span text:style-name="T51">pequeño</text:span>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Nyctalus</text:span><text:span text:style-name="T38"> </text:span><text:span text:style-name="T8">noctula</text:span></text:p>
          </table:table-cell>
          <table:table-cell table:style-name="ce14" office:value-type="string">
            <text:p><text:span text:style-name="T17">Nóctulo</text:span><text:span text:style-name="T29"> </text:span><text:span text:style-name="T51">mediano</text:span></text:p>
          </table:table-cell>
          <table:table-cell table:style-name="ce23"/>
          <table:table-cell table:style-name="ce2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ipistrellus</text:span><text:span text:style-name="T7"> </text:span><text:span text:style-name="T8">kuhli</text:span></text:p>
          </table:table-cell>
          <table:table-cell office:value-type="string">
            <text:p><text:span text:style-name="T17">Murciélago</text:span><text:span text:style-name="T29"> </text:span><text:span text:style-name="T17">de</text:span><text:span text:style-name="T29"> </text:span><text:span text:style-name="T17">borde</text:span><text:span text:style-name="T29"> </text:span><text:span text:style-name="T26">cla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ipistrellus</text:span><text:span text:style-name="T7"> </text:span><text:span text:style-name="T8">maderensis</text:span></text:p>
          </table:table-cell>
          <table:table-cell office:value-type="string">
            <text:p><text:span text:style-name="T17">Murciálago</text:span><text:span text:style-name="T29"> </text:span><text:span text:style-name="T17">de</text:span><text:span text:style-name="T29"> </text:span><text:span text:style-name="T26">Madei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ipistrellus</text:span><text:span text:style-name="T7"> </text:span><text:span text:style-name="T8">nathusi</text:span></text:p>
          </table:table-cell>
          <table:table-cell office:value-type="string">
            <text:p><text:span text:style-name="T17">Murciélago</text:span><text:span text:style-name="T29"> </text:span><text:span text:style-name="T17">de</text:span><text:span text:style-name="T29"> </text:span><text:span text:style-name="T26">Nathusiu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ipistrellus</text:span><text:span text:style-name="T7"> </text:span><text:span text:style-name="T6">pipistrelus</text:span></text:p>
          </table:table-cell>
          <table:table-cell office:value-type="string">
            <text:p><text:span text:style-name="T17">Murciélago</text:span><text:span text:style-name="T30"> </text:span><text:span text:style-name="T51">común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Pipistrelus</text:span><text:span text:style-name="T24"> </text:span><text:span text:style-name="T4">pygmaeus</text:span><text:span text:style-name="T24"> </text:span><text:span text:style-name="T17">(antes</text:span><text:span text:style-name="T39"> </text:span><text:span text:style-name="T4">P.</text:span><text:span text:style-name="T24"> </text:span><text:span text:style-name="T19">pipistrellus)</text:span></text:p>
          </table:table-cell>
          <table:table-cell office:value-type="string">
            <text:p><text:span text:style-name="T17">Murciélago</text:span><text:span text:style-name="T29"> </text:span><text:span text:style-name="T17">de</text:span><text:span text:style-name="T29"> </text:span><text:span text:style-name="T26">Cabr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cotus</text:span><text:span text:style-name="T38"> </text:span><text:span text:style-name="T8">auritus</text:span></text:p>
          </table:table-cell>
          <table:table-cell office:value-type="string">
            <text:p><text:span text:style-name="T17">Murciélago</text:span><text:span text:style-name="T30"> </text:span><text:span text:style-name="T17">orejudo</text:span><text:span text:style-name="T30"> </text:span><text:span text:style-name="T26">septentr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cotus</text:span><text:span text:style-name="T38"> </text:span><text:span text:style-name="T8">austriacus</text:span></text:p>
          </table:table-cell>
          <table:table-cell office:value-type="string">
            <text:p><text:span text:style-name="T17">Murciélago</text:span><text:span text:style-name="T30"> </text:span><text:span text:style-name="T17">orejudo</text:span><text:span text:style-name="T30"> </text:span><text:span text:style-name="T26">merid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cotus</text:span><text:span text:style-name="T38"> </text:span><text:span text:style-name="T8">macrobularis</text:span></text:p>
          </table:table-cell>
          <table:table-cell office:value-type="string">
            <text:p><text:span text:style-name="T17">Murciélago</text:span><text:span text:style-name="T30"> </text:span><text:span text:style-name="T17">orejudo</text:span><text:span text:style-name="T30"> </text:span><text:span text:style-name="T26">alp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cotus</text:span><text:span text:style-name="T38"> </text:span><text:span text:style-name="T8">teneriffae</text:span></text:p>
          </table:table-cell>
          <table:table-cell office:value-type="string">
            <text:p><text:span text:style-name="T17">Orejudo</text:span><text:span text:style-name="T29"> </text:span><text:span text:style-name="T51">canari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19">Tadarida</text:span><text:span text:style-name="T13"> </text:span><text:span text:style-name="T8">teniotis</text:span></text:p>
          </table:table-cell>
          <table:table-cell office:value-type="string">
            <text:p><text:span text:style-name="T17">Murciélago</text:span><text:span text:style-name="T30"> </text:span><text:span text:style-name="T51">rabudo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astor</text:span><text:span text:style-name="T27"> </text:span><text:span text:style-name="T4">fiber</text:span><text:span text:style-name="T13"> </text:span><text:span text:style-name="T17">Linnaeus,</text:span><text:span text:style-name="T28"> </text:span><text:span text:style-name="T43">1758</text:span></text:p>
          </table:table-cell>
          <table:table-cell office:value-type="string">
            <text:p><text:span text:style-name="T17">Castor</text:span><text:span text:style-name="T28"> </text:span><text:span text:style-name="T51">europeo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liomys</text:span><text:span text:style-name="T13"> </text:span><text:span text:style-name="T8">munbyanus</text:span></text:p>
          </table:table-cell>
          <table:table-cell office:value-type="string">
            <text:p><text:span text:style-name="T17">Lirón</text:span><text:span text:style-name="T52"> </text:span><text:span text:style-name="T17">careto</text:span><text:span text:style-name="T29"> </text:span><text:span text:style-name="T26">magrebí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Iberomys</text:span><text:span text:style-name="T13"> </text:span><text:span text:style-name="T17">(</text:span><text:span text:style-name="T4">Microtus</text:span><text:span text:style-name="T17">)</text:span><text:span text:style-name="T40"> </text:span><text:span text:style-name="T4">cabrerae</text:span><text:span text:style-name="T38"> </text:span><text:span text:style-name="T17">(Thomas,</text:span><text:span text:style-name="T40"> </text:span><text:span text:style-name="T26">1906)</text:span></text:p>
          </table:table-cell>
          <table:table-cell office:value-type="string">
            <text:p><text:span text:style-name="T17">Iberón,</text:span><text:span text:style-name="T75"> </text:span><text:span text:style-name="T17">Topillo</text:span><text:span text:style-name="T75"> </text:span><text:span text:style-name="T17">de</text:span><text:span text:style-name="T75"> </text:span><text:span text:style-name="T26">Cabre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anis</text:span><text:span text:style-name="T10"> </text:span><text:span text:style-name="T4">lupus</text:span><text:span text:style-name="T13"> </text:span><text:span text:style-name="T17">Linnaeus,</text:span><text:span text:style-name="T18"> </text:span><text:span text:style-name="T26">1758.</text:span></text:p>
          </table:table-cell>
          <table:table-cell office:value-type="string">
            <text:p>Lobo</text:p>
          </table:table-cell>
          <table:table-cell table:style-name="ce6" office:value-type="string">
            <text:p><text:span text:style-name="T17">Sur</text:span><text:span text:style-name="T29"> </text:span><text:span text:style-name="T17">del</text:span><text:span text:style-name="T29"> </text:span><text:span text:style-name="T26">Duero</text:span></text:p>
          </table:table-cell>
          <table:table-cell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Ursus</text:span><text:span text:style-name="T16"> </text:span><text:span text:style-name="T8">arctos</text:span></text:p>
          </table:table-cell>
          <table:table-cell office:value-type="string">
            <text:p><text:span text:style-name="T17">Oso</text:span><text:span text:style-name="T29"> </text:span><text:span text:style-name="T51">pard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utra</text:span><text:span text:style-name="T33"> </text:span><text:span text:style-name="T8">lutra</text:span></text:p>
          </table:table-cell>
          <table:table-cell office:value-type="string">
            <text:p>Nutri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ustela</text:span><text:span text:style-name="T14"> </text:span><text:span text:style-name="T8">erminea</text:span></text:p>
          </table:table-cell>
          <table:table-cell office:value-type="string">
            <text:p>Armiñ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ustela</text:span><text:span text:style-name="T14"> </text:span><text:span text:style-name="T8">lutreola</text:span></text:p>
          </table:table-cell>
          <table:table-cell office:value-type="string">
            <text:p><text:span text:style-name="T17">Visón</text:span><text:span text:style-name="T80"> </text:span><text:span text:style-name="T70">europe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elis</text:span><text:span text:style-name="T24"> </text:span><text:span text:style-name="T8">silvestris</text:span></text:p>
          </table:table-cell>
          <table:table-cell office:value-type="string">
            <text:p><text:span text:style-name="T17">Gato</text:span><text:span text:style-name="T29"> </text:span><text:span text:style-name="T70">monté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ynx</text:span><text:span text:style-name="T33"> </text:span><text:span text:style-name="T8">pardinus</text:span></text:p>
          </table:table-cell>
          <table:table-cell office:value-type="string">
            <text:p><text:span text:style-name="T17">Lince</text:span><text:span text:style-name="T73"> </text:span><text:span text:style-name="T51">ibéric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nachus</text:span><text:span text:style-name="T9"> </text:span><text:span text:style-name="T8">monachus</text:span></text:p>
          </table:table-cell>
          <table:table-cell office:value-type="string">
            <text:p><text:span text:style-name="T17">Foca</text:span><text:span text:style-name="T52"> </text:span><text:span text:style-name="T17">monje</text:span><text:span text:style-name="T29"> </text:span><text:span text:style-name="T17">del</text:span><text:span text:style-name="T29"> </text:span><text:span text:style-name="T26">Mediterráneo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alaenoptera</text:span><text:span text:style-name="T24"> </text:span><text:span text:style-name="T8">acutorostrata</text:span></text:p>
          </table:table-cell>
          <table:table-cell office:value-type="string">
            <text:p><text:span text:style-name="T17">Rorcual</text:span><text:span text:style-name="T29"> </text:span><text:span text:style-name="T51">aliblanc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Balaenoptera</text:span><text:span text:style-name="T24"> </text:span><text:span text:style-name="T6">borealis</text:span></text:p>
          </table:table-cell>
          <table:table-cell office:value-type="string">
            <text:p><text:span text:style-name="T17">Rorcual</text:span><text:span text:style-name="T29"> </text:span><text:span text:style-name="T51">norteñ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Balaenoptera</text:span><text:span text:style-name="T24"> </text:span><text:span text:style-name="T8">edeni/brydei</text:span></text:p>
          </table:table-cell>
          <table:table-cell office:value-type="string">
            <text:p><text:span text:style-name="T17">Rorcual</text:span><text:span text:style-name="T29"> </text:span><text:span text:style-name="T70">tropic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alaenoptera</text:span><text:span text:style-name="T24"> </text:span><text:span text:style-name="T8">musculus</text:span></text:p>
          </table:table-cell>
          <table:table-cell office:value-type="string">
            <text:p><text:span text:style-name="T17">Rorcual</text:span><text:span text:style-name="T29"> </text:span><text:span text:style-name="T76">azu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Balaenoptera</text:span><text:span text:style-name="T24"> </text:span><text:span text:style-name="T6">physalus</text:span></text:p>
          </table:table-cell>
          <table:table-cell office:value-type="string">
            <text:p><text:span text:style-name="T17">Rorcual</text:span><text:span text:style-name="T29"> </text:span><text:span text:style-name="T70">comú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egaptera</text:span><text:span text:style-name="T24"> </text:span><text:span text:style-name="T6">novaeangliae</text:span></text:p>
          </table:table-cell>
          <table:table-cell office:value-type="string">
            <text:p>Yubart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Kogia</text:span><text:span text:style-name="T14"> </text:span><text:span text:style-name="T8">breviceps</text:span></text:p>
          </table:table-cell>
          <table:table-cell office:value-type="string">
            <text:p><text:span text:style-name="T17">Cachalote</text:span><text:span text:style-name="T30"> </text:span><text:span text:style-name="T51">pigm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Kogia</text:span><text:span text:style-name="T14"> </text:span><text:span text:style-name="T37">sima</text:span></text:p>
          </table:table-cell>
          <table:table-cell office:value-type="string">
            <text:p><text:span text:style-name="T17">Cachalote</text:span><text:span text:style-name="T30"> </text:span><text:span text:style-name="T51">enano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ubalaena</text:span><text:span text:style-name="T24"> </text:span><text:span text:style-name="T8">glacialis</text:span></text:p>
          </table:table-cell>
          <table:table-cell office:value-type="string">
            <text:p><text:span text:style-name="T17">Ballena</text:span><text:span text:style-name="T29"> </text:span><text:span text:style-name="T70">vasca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hyseter</text:span><text:span text:style-name="T22"> </text:span><text:span text:style-name="T8">macrocephalus</text:span></text:p>
          </table:table-cell>
          <table:table-cell office:value-type="string">
            <text:p>Cachalote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elphinus</text:span><text:span text:style-name="T9"> </text:span><text:span text:style-name="T8">delphis</text:span></text:p>
          </table:table-cell>
          <table:table-cell office:value-type="string">
            <text:p><text:span text:style-name="T17">Delfín</text:span><text:span text:style-name="T73"> </text:span><text:span text:style-name="T65">común</text:span></text:p>
          </table:table-cell>
          <table:table-cell table:style-name="ce6" office:value-type="string">
            <text:p>Atlántico</text:p>
          </table:table-cell>
          <table:table-cell/>
        </table:table-row>
        <table:table-row table:style-name="ro1">
          <table:table-cell office:value-type="string">
            <text:p><text:span text:style-name="T4">Delphinus</text:span><text:span text:style-name="T9"> </text:span><text:span text:style-name="T8">delphis</text:span></text:p>
          </table:table-cell>
          <table:table-cell office:value-type="string">
            <text:p><text:span text:style-name="T17">Delfín</text:span><text:span text:style-name="T73"> </text:span><text:span text:style-name="T65">común</text:span></text:p>
          </table:table-cell>
          <table:table-cell table:style-name="ce6" office:value-type="string">
            <text:p>Mediterráneo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lobicephala</text:span><text:span text:style-name="T24"> </text:span><text:span text:style-name="T8">macrorhynchus</text:span></text:p>
          </table:table-cell>
          <table:table-cell office:value-type="string">
            <text:p><text:span text:style-name="T17">Calderón</text:span><text:span text:style-name="T30"> </text:span><text:span text:style-name="T51">tropic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1">
          <table:table-cell office:value-type="string">
            <text:p><text:span text:style-name="T4">Globicephala</text:span><text:span text:style-name="T24"> </text:span><text:span text:style-name="T8">melas</text:span></text:p>
          </table:table-cell>
          <table:table-cell office:value-type="string">
            <text:p><text:span text:style-name="T17">Calderón</text:span><text:span text:style-name="T30"> </text:span><text:span text:style-name="T76">común</text:span></text:p>
          </table:table-cell>
          <table:table-cell table:style-name="ce6" office:value-type="string">
            <text:p>Mediterráneo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lobicephala</text:span><text:span text:style-name="T24"> </text:span><text:span text:style-name="T8">melas</text:span></text:p>
          </table:table-cell>
          <table:table-cell office:value-type="string">
            <text:p><text:span text:style-name="T17">Calderón</text:span><text:span text:style-name="T30"> </text:span><text:span text:style-name="T76">común</text:span></text:p>
          </table:table-cell>
          <table:table-cell table:style-name="ce6" office:value-type="string">
            <text:p>Atlántico</text:p>
          </table:table-cell>
          <table:table-cell/>
        </table:table-row>
        <table:table-row table:style-name="ro2">
          <table:table-cell office:value-type="string">
            <text:p><text:span text:style-name="T4">Grampus</text:span><text:span text:style-name="T22"> </text:span><text:span text:style-name="T6">griseus</text:span></text:p>
          </table:table-cell>
          <table:table-cell office:value-type="string">
            <text:p><text:span text:style-name="T17">Calderón</text:span><text:span text:style-name="T30"> </text:span><text:span text:style-name="T65">gri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genodelphis</text:span><text:span text:style-name="T35"> </text:span><text:span text:style-name="T8">hosei</text:span></text:p>
          </table:table-cell>
          <table:table-cell office:value-type="string">
            <text:p><text:span text:style-name="T17">Delfín</text:span><text:span text:style-name="T52"> </text:span><text:span text:style-name="T17">de</text:span><text:span text:style-name="T52"> </text:span><text:span text:style-name="T26">Fraser</text:span></text:p>
          </table:table-cell>
          <table:table-cell table:number-columns-repeated="2"/>
        </table:table-row>
        <table:table-row table:style-name="ro3">
          <table:table-cell office:value-type="string">
            <text:p><text:span text:style-name="T4">Orcinus</text:span><text:span text:style-name="T13"> </text:span><text:span text:style-name="T37">orca</text:span></text:p>
          </table:table-cell>
          <table:table-cell office:value-type="string">
            <text:p>Orca</text:p>
          </table:table-cell>
          <table:table-cell table:style-name="ce6" office:value-type="string">
            <text:p><text:span text:style-name="T17">Excepto</text:span><text:span text:style-name="T39"> </text:span><text:span text:style-name="T17">Estrecho</text:span><text:span text:style-name="T39"> </text:span><text:span text:style-name="T17">de</text:span><text:span text:style-name="T39"> </text:span><text:span text:style-name="T17">Gibraltar</text:span><text:span text:style-name="T25"> </text:span><text:span text:style-name="T83">y</text:span></text:p>
            <text:p><text:span text:style-name="T17">Golfo</text:span><text:span text:style-name="T52"> </text:span><text:span text:style-name="T17">de</text:span><text:span text:style-name="T52"> </text:span><text:span text:style-name="T26">Cádiz</text:span></text:p>
          </table:table-cell>
          <table:table-cell/>
        </table:table-row>
        <table:table-row table:style-name="ro3">
          <table:table-cell office:value-type="string">
            <text:p><text:span text:style-name="T4">Orcinus</text:span><text:span text:style-name="T13"> </text:span><text:span text:style-name="T37">orca</text:span></text:p>
          </table:table-cell>
          <table:table-cell office:value-type="string">
            <text:p>Orca</text:p>
          </table:table-cell>
          <table:table-cell table:style-name="ce6" office:value-type="string">
            <text:p><text:span text:style-name="T17">Estrecho</text:span><text:span text:style-name="T52"> </text:span><text:span text:style-name="T17">de</text:span><text:span text:style-name="T30"> </text:span><text:span text:style-name="T17">Gibraltar</text:span><text:span text:style-name="T30"> </text:span><text:span text:style-name="T17">y</text:span><text:span text:style-name="T30"> </text:span><text:span text:style-name="T17">Golfo</text:span><text:span text:style-name="T39"> </text:span><text:span text:style-name="T53">de</text:span></text:p>
            <text:p>Cádiz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seudorca</text:span><text:span text:style-name="T24"> </text:span><text:span text:style-name="T8">crassidens</text:span></text:p>
          </table:table-cell>
          <table:table-cell office:value-type="string">
            <text:p><text:span text:style-name="T17">Falsa</text:span><text:span text:style-name="T73"> </text:span><text:span text:style-name="T65">or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nella</text:span><text:span text:style-name="T14"> </text:span><text:span text:style-name="T8">coeruleoalba</text:span></text:p>
          </table:table-cell>
          <table:table-cell office:value-type="string">
            <text:p><text:span text:style-name="T17">Delfín</text:span><text:span text:style-name="T73"> </text:span><text:span text:style-name="T51">list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nella</text:span><text:span text:style-name="T14"> </text:span><text:span text:style-name="T8">frontalis</text:span></text:p>
          </table:table-cell>
          <table:table-cell office:value-type="string">
            <text:p><text:span text:style-name="T17">Delfín</text:span><text:span text:style-name="T52"> </text:span><text:span text:style-name="T17">moteado</text:span><text:span text:style-name="T29"> </text:span><text:span text:style-name="T17">del</text:span><text:span text:style-name="T29"> </text:span><text:span text:style-name="T26">Atlán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no</text:span><text:span text:style-name="T14"> </text:span><text:span text:style-name="T8">bredanensis</text:span></text:p>
          </table:table-cell>
          <table:table-cell office:value-type="string">
            <text:p><text:span text:style-name="T17">Delfín</text:span><text:span text:style-name="T30"> </text:span><text:span text:style-name="T17">de</text:span><text:span text:style-name="T30"> </text:span><text:span text:style-name="T17">dientes</text:span><text:span text:style-name="T39"> </text:span><text:span text:style-name="T26">rugoso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ursiops</text:span><text:span text:style-name="T21"> </text:span><text:span text:style-name="T8">truncatus</text:span></text:p>
          </table:table-cell>
          <table:table-cell office:value-type="string">
            <text:p><text:span text:style-name="T17">Delfín</text:span><text:span text:style-name="T52"> </text:span><text:span text:style-name="T70">mular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Phocoena</text:span><text:span text:style-name="T27"> </text:span><text:span text:style-name="T4">phocoena</text:span><text:span text:style-name="T27"> </text:span><text:span text:style-name="T17">(Linnaeus,</text:span><text:span text:style-name="T34"> </text:span><text:span text:style-name="T26">1758)</text:span></text:p>
          </table:table-cell>
          <table:table-cell office:value-type="string">
            <text:p><text:span text:style-name="T17">Marsopa</text:span><text:span text:style-name="T30"> </text:span><text:span text:style-name="T65">común</text:span></text:p>
          </table:table-cell>
          <table:table-cell/>
          <table:table-cell table:style-name="ce15" office:value-type="string">
            <text:p><text:span text:style-name="T17">En</text:span><text:span text:style-name="T52"> </text:span><text:span text:style-name="T17">peligro</text:span><text:span text:style-name="T52"> </text:span><text:span text:style-name="T17">de</text:span><text:span text:style-name="T52"> </text:span><text:span text:style-name="T26">extinción</text:span></text:p>
          </table:table-cell>
        </table:table-row>
        <table:table-row table:style-name="ro5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peroodon</text:span><text:span text:style-name="T10"> </text:span><text:span text:style-name="T8">ampulatus</text:span></text:p>
          </table:table-cell>
          <table:table-cell office:value-type="string">
            <text:p><text:span text:style-name="T17">Zifio</text:span><text:span text:style-name="T52"> </text:span><text:span text:style-name="T17">calderón</text:span><text:span text:style-name="T29"> </text:span><text:span text:style-name="T26">septentr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soplodon</text:span><text:span text:style-name="T10"> </text:span><text:span text:style-name="T8">densirostris</text:span></text:p>
          </table:table-cell>
          <table:table-cell office:value-type="string">
            <text:p><text:span text:style-name="T17">Zifio</text:span><text:span text:style-name="T47"> </text:span><text:span text:style-name="T17">de</text:span><text:span text:style-name="T52"> </text:span><text:span text:style-name="T26">Blainvill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soplodon</text:span><text:span text:style-name="T10"> </text:span><text:span text:style-name="T8">europaeus</text:span></text:p>
          </table:table-cell>
          <table:table-cell office:value-type="string">
            <text:p><text:span text:style-name="T17">Zifio</text:span><text:span text:style-name="T47"> </text:span><text:span text:style-name="T17">de</text:span><text:span text:style-name="T52"> </text:span><text:span text:style-name="T26">Gervai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soplodon</text:span><text:span text:style-name="T10"> </text:span><text:span text:style-name="T8">mirus</text:span></text:p>
          </table:table-cell>
          <table:table-cell office:value-type="string">
            <text:p><text:span text:style-name="T17">Zifio</text:span><text:span text:style-name="T47"> </text:span><text:span text:style-name="T17">de</text:span><text:span text:style-name="T52"> </text:span><text:span text:style-name="T43">True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Ziphius</text:span><text:span text:style-name="T16"> </text:span><text:span text:style-name="T4">cavirostris</text:span><text:span text:style-name="T27"> </text:span><text:span text:style-name="T17">Cuvier,</text:span><text:span text:style-name="T28"> </text:span><text:span text:style-name="T26">1823.</text:span></text:p>
          </table:table-cell>
          <table:table-cell office:value-type="string">
            <text:p><text:span text:style-name="T17">Zifio</text:span><text:span text:style-name="T47"> </text:span><text:span text:style-name="T17">de</text:span><text:span text:style-name="T52"> </text:span><text:span text:style-name="T17">Cuvier,</text:span><text:span text:style-name="T47"> </text:span><text:span text:style-name="T17">Zifio</text:span><text:span text:style-name="T52"> </text:span><text:span text:style-name="T26">común.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1"/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"/>
          <table:table-cell table:style-name="Default" table:number-columns-repeated="3"/>
        </table:table-row>
        <table:table-row table:style-name="ro2">
          <table:table-cell table:style-name="ce16"/>
          <table:table-cell table:style-name="Default" table:number-columns-repeated="3"/>
        </table:table-row>
        <table:table-row table:style-name="ro2">
          <table:table-cell table:style-name="ce22"/>
          <table:table-cell table:style-name="Default" table:number-columns-repeated="3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2">22/10/2025</text:date>, <text:time>10:44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2T10:21:44.30</meta:creation-date>
    <dc:date>2025-10-22T10:44:32.80</dc:date>
    <meta:editing-duration>PT7M35S</meta:editing-duration>
    <meta:editing-cycles>1</meta:editing-cycles>
    <meta:document-statistic meta:table-count="3" meta:cell-count="2197" meta:object-count="0"/>
    <meta:generator>OpenOffice/4.1.5$Win32 OpenOffice.org_project/415m1$Build-9789</meta:generator>
  </office:meta>
</office:document-meta>
</file>